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Source Serif Pro" svg:font-family="'Source Serif Pro'"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204048"/>
    </style:style>
    <style:style style:name="P2" style:family="paragraph" style:parent-style-name="Heading_20_1">
      <style:text-properties fo:color="#c9211e" style:text-underline-style="solid" style:text-underline-width="auto" style:text-underline-color="font-color" officeooo:paragraph-rsid="00242e8f"/>
    </style:style>
    <style:style style:name="P3" style:family="paragraph" style:parent-style-name="Heading_20_1">
      <style:text-properties fo:color="#c9211e" style:text-underline-style="solid" style:text-underline-width="auto" style:text-underline-color="font-color" officeooo:rsid="00204048" officeooo:paragraph-rsid="00204048"/>
    </style:style>
    <style:style style:name="P4" style:family="paragraph" style:parent-style-name="Heading_20_1">
      <style:text-properties fo:color="#c9211e" style:text-underline-style="solid" style:text-underline-width="auto" style:text-underline-color="font-color" officeooo:rsid="002681a2" officeooo:paragraph-rsid="002681a2"/>
    </style:style>
    <style:style style:name="P5" style:family="paragraph" style:parent-style-name="Footer">
      <style:paragraph-properties fo:text-align="end" style:justify-single-word="false"/>
    </style:style>
    <style:style style:name="P6" style:family="paragraph" style:parent-style-name="Heading_20_2">
      <style:text-properties officeooo:paragraph-rsid="00242e8f"/>
    </style:style>
    <style:style style:name="P7" style:family="paragraph" style:parent-style-name="Heading_20_2">
      <style:text-properties officeooo:paragraph-rsid="0024ac9f"/>
    </style:style>
    <style:style style:name="P8" style:family="paragraph" style:parent-style-name="Heading_20_2">
      <style:text-properties officeooo:rsid="002681a2" officeooo:paragraph-rsid="002681a2"/>
    </style:style>
    <style:style style:name="P9" style:family="paragraph" style:parent-style-name="Title" style:list-style-name="L1">
      <style:text-properties fo:color="#c9211e" style:text-underline-style="solid" style:text-underline-width="auto" style:text-underline-color="font-color" fo:font-weight="bold" officeooo:rsid="001ed13e" officeooo:paragraph-rsid="001ed13e" style:font-weight-asian="bold" style:font-weight-complex="bold"/>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Standard" style:list-style-name="L20"/>
    <style:style style:name="P13" style:family="paragraph" style:parent-style-name="Text_20_body" style:list-style-name="L1">
      <style:text-properties fo:color="#c9211e" style:text-underline-style="solid" style:text-underline-width="auto" style:text-underline-color="font-color" fo:font-weight="bold" officeooo:rsid="001ed13e" officeooo:paragraph-rsid="001ed13e" style:font-weight-asian="bold" style:font-weight-complex="bold"/>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3">
      <style:text-properties officeooo:paragraph-rsid="00242e8f"/>
    </style:style>
    <style:style style:name="P17" style:family="paragraph" style:parent-style-name="Text_20_body" style:list-style-name="L13">
      <style:text-properties officeooo:paragraph-rsid="00242e8f"/>
    </style:style>
    <style:style style:name="P18" style:family="paragraph" style:parent-style-name="Text_20_body" style:list-style-name="L15"/>
    <style:style style:name="P19" style:family="paragraph" style:parent-style-name="Text_20_body" style:list-style-name="L16">
      <style:text-properties officeooo:paragraph-rsid="00242e8f"/>
    </style:style>
    <style:style style:name="P20" style:family="paragraph" style:parent-style-name="Text_20_body" style:list-style-name="L17">
      <style:text-properties officeooo:paragraph-rsid="00242e8f"/>
    </style:style>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31">
      <style:text-properties officeooo:paragraph-rsid="002681a2"/>
    </style:style>
    <style:style style:name="P30" style:family="paragraph" style:parent-style-name="Text_20_body" style:list-style-name="L32"/>
    <style:style style:name="T1" style:family="text">
      <style:text-properties officeooo:rsid="00204048"/>
    </style:style>
    <style:style style:name="T2" style:family="text">
      <style:text-properties officeooo:rsid="00242e8f"/>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8">
      <text:list-level-style-number text:level="1" text:style-name="Bullet_20_Symbols"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238182124" text:style-name="L1">
        <text:list-header>
          <text:p text:style-name="P9">HERVE LOUIS</text:p>
          <text:p text:style-name="P13"/>
        </text:list-header>
      </text:list>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text:a xlink:type="simple" xlink:href="#__RefHeading___Toc111_1019078651" text:style-name="Index_20_Link" text:visited-style-name="Index_20_Link">Arduino :<text:tab/>1</text:a></text:p>
          <text:p text:style-name="P11"><text:a xlink:type="simple" xlink:href="#__RefHeading___Toc545_1805304459" text:style-name="Index_20_Link" text:visited-style-name="Index_20_Link">Main.ino :<text:tab/>1</text:a></text:p>
          <text:p text:style-name="P11"><text:a xlink:type="simple" xlink:href="#__RefHeading___Toc113_1019078651" text:style-name="Index_20_Link" text:visited-style-name="Index_20_Link">C_Recorder.h<text:tab/>5</text:a></text:p>
          <text:p text:style-name="P11"><text:a xlink:type="simple" xlink:href="#__RefHeading___Toc115_1019078651" text:style-name="Index_20_Link" text:visited-style-name="Index_20_Link">C_Recorder.cpp<text:tab/>5</text:a></text:p>
          <text:p text:style-name="P10"><text:a xlink:type="simple" xlink:href="#__RefHeading___Toc549_1805304459" text:style-name="Index_20_Link" text:visited-style-name="Index_20_Link">Application Technicien :<text:tab/>7</text:a></text:p>
          <text:p text:style-name="P11"><text:a xlink:type="simple" xlink:href="#__RefHeading___Toc551_1805304459" text:style-name="Index_20_Link" text:visited-style-name="Index_20_Link">C_BDD.cs<text:tab/>7</text:a></text:p>
          <text:p text:style-name="P11"><text:a xlink:type="simple" xlink:href="#__RefHeading___Toc553_1805304459" text:style-name="Index_20_Link" text:visited-style-name="Index_20_Link">C_Config.cs<text:tab/>14</text:a></text:p>
          <text:p text:style-name="P11"><text:a xlink:type="simple" xlink:href="#__RefHeading___Toc555_1805304459" text:style-name="Index_20_Link" text:visited-style-name="Index_20_Link">C_EDL_Recorder.cs<text:tab/>20</text:a></text:p>
          <text:p text:style-name="P11"><text:a xlink:type="simple" xlink:href="#__RefHeading___Toc557_1805304459" text:style-name="Index_20_Link" text:visited-style-name="Index_20_Link">C_Entree.cs<text:tab/>23</text:a></text:p>
          <text:p text:style-name="P11"><text:a xlink:type="simple" xlink:href="#__RefHeading___Toc559_1805304459" text:style-name="Index_20_Link" text:visited-style-name="Index_20_Link">C_Capteur.cs<text:tab/>24</text:a></text:p>
          <text:p text:style-name="P11"><text:a xlink:type="simple" xlink:href="#__RefHeading___Toc611_1805304459" text:style-name="Index_20_Link" text:visited-style-name="Index_20_Link">FormAccueil.cs<text:tab/>25</text:a></text:p>
          <text:p text:style-name="P11"><text:a xlink:type="simple" xlink:href="#__RefHeading___Toc613_1805304459" text:style-name="Index_20_Link" text:visited-style-name="Index_20_Link">FormAjoutCapteur.cs<text:tab/>35</text:a></text:p>
          <text:p text:style-name="P11"><text:a xlink:type="simple" xlink:href="#__RefHeading___Toc615_1805304459" text:style-name="Index_20_Link" text:visited-style-name="Index_20_Link">FormAjoutEntrees.cs<text:tab/>39</text:a></text:p>
          <text:p text:style-name="P11"><text:a xlink:type="simple" xlink:href="#__RefHeading___Toc617_1805304459" text:style-name="Index_20_Link" text:visited-style-name="Index_20_Link">FormConfigEnregistreur.cs<text:tab/>43</text:a></text:p>
          <text:p text:style-name="P11"><text:a xlink:type="simple" xlink:href="#__RefHeading___Toc619_1805304459" text:style-name="Index_20_Link" text:visited-style-name="Index_20_Link">FormConfigReseau.cs<text:tab/>51</text:a></text:p>
          <text:p text:style-name="P11"><text:a xlink:type="simple" xlink:href="#__RefHeading___Toc621_1805304459" text:style-name="Index_20_Link" text:visited-style-name="Index_20_Link">FormConnexion.cs<text:tab/>55</text:a></text:p>
          <text:p text:style-name="P11"><text:a xlink:type="simple" xlink:href="#__RefHeading___Toc623_1805304459" text:style-name="Index_20_Link" text:visited-style-name="Index_20_Link">FormGestionCapteurs.cs<text:tab/>57</text:a></text:p>
          <text:p text:style-name="P11"><text:a xlink:type="simple" xlink:href="#__RefHeading___Toc625_1805304459" text:style-name="Index_20_Link" text:visited-style-name="Index_20_Link">FormMesures.cs<text:tab/>63</text:a></text:p>
          <text:p text:style-name="P10"><text:a xlink:type="simple" xlink:href="#__RefHeading___Toc627_1805304459" text:style-name="Index_20_Link" text:visited-style-name="Index_20_Link">Passerelle Démon<text:tab/>66</text:a></text:p>
          <text:p text:style-name="P11"><text:a xlink:type="simple" xlink:href="#__RefHeading___Toc629_1805304459" text:style-name="Index_20_Link" text:visited-style-name="Index_20_Link">Program.cs<text:tab/>66</text:a></text:p>
          <text:p text:style-name="P11"><text:a xlink:type="simple" xlink:href="#__RefHeading___Toc631_1805304459" text:style-name="Index_20_Link" text:visited-style-name="Index_20_Link">C_Daemon_BDD.cs<text:tab/>71</text:a></text:p>
        </text:index-body>
      </text:table-of-content>
      <text:p text:style-name="P1"/>
      <text:h text:style-name="P3" text:outline-level="1"><text:bookmark-start text:name="__RefHeading___Toc111_1019078651"/>Arduino :<text:bookmark-end text:name="__RefHeading___Toc111_1019078651"/></text:h>
      <text:h text:style-name="P6" text:outline-level="2"><text:bookmark-start text:name="__RefHeading___Toc545_1805304459"/><text:span text:style-name="T1">Main.ino :</text:span><text:bookmark-end text:name="__RefHeading___Toc545_1805304459"/></text:h>
      <text:p text:style-name="Standard"><text:bookmark-start text:name="__RefHeading___Toc547_1805304459"/>#include "C_Recorder.h"<text:line-break/><text:line-break/>#include &lt;SPI.h&gt;<text:line-break/>#include &lt;Ethernet.h&gt;<text:line-break/><text:line-break/>C_Recorder Enregistreur;<text:line-break/><text:line-break/>byte mac[] = { 0x90, 0xA2, 0xDA, 0x11, 0x1B, 0xE3 };<text:line-break/>IPAddress ip(10,73,8,62);<text:line-break/>//IPAddress ip(192,168,1,42);<text:line-break/>//IPAddress gateway(10,73,8,112);<text:line-break/>//IPAddress subnet(255,255,255,128);<text:line-break/>//byte serv[] = {10,73,8,63};<text:line-break/><text:line-break/><text:soft-page-break/>EthernetServer server(2000);<text:line-break/><text:line-break/>int led1 = 2; //led droite<text:line-break/>int led2 = 3; //led gauche<text:line-break/>int bouton1 = 4; //bouton droite<text:line-break/>int bouton2 = 5; //bouton gauche<text:line-break/><text:line-break/>String msg = "";<text:line-break/><text:line-break/>bool flag = false;<text:line-break/><text:line-break/>void ConnexionApplication()<text:line-break/>{<text:line-break/> <text:s/>if(msg == "EDL_TEST?")<text:line-break/> <text:s/>{<text:line-break/> <text:s text:c="3"/>server.write("EDL_TEST!");<text:line-break/> <text:s/>}<text:line-break/>}<text:line-break/><text:line-break/>void GetConfiguration()<text:line-break/>{<text:line-break/> <text:s/>//"EDL_TECH_SET_CONF_EDL_L1_A_2_B_3_ID_12?"<text:line-break/> <text:s/>if(msg[0] == 'E' &amp;&amp; msg[9] == 'S' &amp;&amp; msg[18] == 'E')<text:line-break/> <text:s/>{<text:line-break/> <text:s text:c="3"/>byte countMsg = msg.length() - 1;<text:line-break/> <text:s text:c="3"/>bool flag = false;<text:line-break/> <text:s text:c="3"/>String A = "";<text:line-break/> <text:s text:c="3"/>String B = "";<text:line-break/> <text:s text:c="3"/>String ID = "";<text:line-break/><text:line-break/> <text:s text:c="3"/>for(byte i = 27; i&lt;countMsg; i++)<text:line-break/> <text:s text:c="3"/>{<text:line-break/> <text:s text:c="5"/>if(msg[i] != '_' &amp;&amp; flag == false)<text:line-break/> <text:s text:c="5"/>{<text:line-break/> <text:s text:c="7"/>A = A + msg[i];<text:line-break/> <text:s text:c="5"/>}<text:line-break/> <text:s text:c="5"/>else<text:line-break/> <text:s text:c="5"/>{<text:line-break/> <text:s text:c="7"/>flag = true;<text:line-break/> <text:s text:c="5"/>}<text:line-break/> <text:s text:c="5"/><text:line-break/> <text:s text:c="5"/>if(msg[i] != '_' &amp;&amp; msg[i] != 'B' &amp;&amp; flag == true)<text:line-break/> <text:s text:c="5"/>{<text:line-break/> <text:s text:c="7"/>B = B + msg[i];<text:line-break/> <text:s text:c="5"/>}<text:line-break/><text:line-break/> <text:s text:c="5"/>if(msg[i] == 'D' &amp;&amp; msg[i+1] == '_')<text:line-break/> <text:s text:c="5"/>{<text:line-break/> <text:s text:c="7"/>i = i+2;<text:line-break/> <text:s text:c="7"/>for(i;i&lt;countMsg;i++)<text:line-break/><text:soft-page-break/> <text:s text:c="7"/>{<text:line-break/> <text:s text:c="9"/>ID = ID + msg[i];<text:line-break/> <text:s text:c="7"/>}<text:line-break/> <text:s text:c="5"/>}<text:line-break/> <text:s text:c="3"/>}<text:line-break/> <text:s text:c="3"/>Enregistreur.A[Enregistreur.val] = A;<text:line-break/> <text:s text:c="3"/>Enregistreur.B[Enregistreur.val] = B;<text:line-break/> <text:s text:c="3"/>Enregistreur.ID[Enregistreur.val] = ID.toInt();<text:line-break/><text:line-break/> <text:s text:c="3"/>Enregistreur.Entree[Enregistreur.val] = msg[23] - 48;<text:line-break/> <text:s text:c="3"/>if(Enregistreur.Entree[Enregistreur.val] == 1)<text:line-break/> <text:s text:c="3"/>{<text:line-break/> <text:s text:c="5"/>Enregistreur.val = 0;<text:line-break/> <text:s text:c="3"/>}<text:line-break/> <text:s text:c="3"/><text:line-break/> <text:s text:c="3"/>Enregistreur.val = Enregistreur.val + 1;<text:line-break/> <text:s text:c="3"/>Enregistreur.reset = Enregistreur.val - 1;<text:line-break/><text:line-break/> <text:s text:c="3"/>server.write("EDL_ENR_GET_CONF_OK!");<text:line-break/> <text:s text:c="3"/>digitalWrite(led2,HIGH);<text:line-break/> <text:s text:c="3"/>delay(3000);<text:line-break/> <text:s text:c="3"/>digitalWrite(led2,LOW);<text:line-break/> <text:s/>}<text:line-break/>}<text:line-break/><text:line-break/>void EnvoyerMesures()<text:line-break/>{<text:line-break/> <text:s/>if(msg == "EDL_TECH_MESURES?")<text:line-break/> <text:s/>{<text:line-break/> <text:s text:c="3"/>bool flagStart = false;<text:line-break/><text:line-break/> <text:s text:c="3"/>while(flagStart == false)<text:line-break/> <text:s text:c="3"/>{<text:line-break/> <text:s text:c="5"/>Serial.println("En attente du lancement des mesures ...");<text:line-break/> <text:s text:c="5"/>digitalWrite(led2,HIGH);<text:line-break/> <text:s text:c="5"/>delay(500);<text:line-break/> <text:s text:c="5"/>digitalWrite(led2,LOW);<text:line-break/> <text:s text:c="5"/>delay(500);<text:line-break/> <text:s text:c="5"/>if(digitalRead(bouton1) == HIGH)<text:line-break/> <text:s text:c="5"/>{<text:line-break/> <text:s text:c="7"/>Serial.println("Lancement des mesures en instantanÃ© ...");<text:line-break/> <text:s text:c="7"/>digitalWrite(led2,HIGH);<text:line-break/> <text:s text:c="7"/>flagStart = true;<text:line-break/> <text:s text:c="5"/>}<text:line-break/> <text:s text:c="3"/>}<text:line-break/> <text:s text:c="3"/><text:line-break/> <text:s text:c="3"/>bool flagStop = false;<text:line-break/><text:line-break/> <text:s text:c="3"/>while(flagStop == false)<text:line-break/> <text:s text:c="3"/>{<text:line-break/><text:soft-page-break/> <text:s text:c="5"/>String trame = Enregistreur.Emettre();<text:line-break/> <text:s text:c="5"/>Serial.println(trame);<text:line-break/> <text:s text:c="5"/>server.print(trame);<text:line-break/> <text:s text:c="5"/><text:line-break/> <text:s text:c="5"/>if(digitalRead(bouton2) == HIGH)<text:line-break/> <text:s text:c="5"/>{<text:line-break/> <text:s text:c="7"/>flagStop = true;<text:line-break/> <text:s text:c="7"/>digitalWrite(led2,LOW);<text:line-break/> <text:s text:c="7"/>Serial.println("ArrÃªt des mesures en instantanÃ© ...");<text:line-break/> <text:s text:c="5"/>}<text:line-break/> <text:s text:c="3"/>}<text:line-break/> <text:s/>}<text:line-break/>}<text:line-break/><text:line-break/>void setup(){<text:line-break/> <text:s/>Serial.begin(9600);<text:line-break/> <text:s/>pinMode(led1, OUTPUT);<text:line-break/> <text:s/>pinMode(led2, OUTPUT);<text:line-break/> <text:s/>pinMode(bouton1, INPUT);<text:line-break/> <text:s/>pinMode(bouton2, INPUT);<text:line-break/> <text:s/>Ethernet.begin(mac,ip);<text:line-break/> <text:s/>Serial.print("Mon IP : ");<text:line-break/> <text:s/>Serial.println(Ethernet.localIP());<text:line-break/> <text:s/>server.begin();<text:line-break/>}<text:line-break/><text:line-break/>void loop(){<text:line-break/> <text:s/>EthernetClient client = server.available();<text:line-break/> <text:s/>if (client) {<text:line-break/> <text:s text:c="3"/>while(client.connected()) {<text:line-break/> <text:s text:c="5"/>// si le client nous envoie quelque chose<text:line-break/> <text:s text:c="5"/>if (client.available() &gt; 0){<text:line-break/> <text:s text:c="7"/>char reception = client.read(); //on lit ce qu'il raconte<text:line-break/> <text:s text:c="7"/>msg = msg + reception; // Remise Ã  zero de la variable de rÃ©ception<text:line-break/> <text:s text:c="7"/>if(reception == '?'){<text:line-break/> <text:s text:c="9"/>// interpretation d'une commande<text:line-break/> <text:s text:c="9"/>Serial.println("Message ReÃ§u : "+ msg);<text:line-break/> <text:s text:c="9"/>ConnexionApplication();<text:line-break/> <text:s text:c="9"/>GetConfiguration();<text:line-break/> <text:s text:c="9"/>EnvoyerMesures();<text:line-break/> <text:s text:c="9"/>// fin d'interprÃ©tation des messages<text:line-break/> <text:s text:c="9"/>msg = "";<text:line-break/> <text:s text:c="7"/>} // fermeture du if(reception)<text:line-break/> <text:s text:c="5"/>} // fermeture if (client.available)<text:line-break/> <text:s text:c="3"/>} // fermeture while<text:line-break/> <text:s/>} // fermeture if(client)<text:line-break/>}<text:line-break/><text:bookmark-end text:name="__RefHeading___Toc547_1805304459"/></text:p>
      <text:h text:style-name="P7" text:outline-level="2"><text:bookmark-start text:name="__RefHeading___Toc113_1019078651"/><text:soft-page-break/>C_Recorder.<text:span text:style-name="T1">h</text:span><text:bookmark-end text:name="__RefHeading___Toc113_1019078651"/></text:h>
      <text:list xml:id="list2186564169" text:style-name="L2">
        <text:list-item>
          <text:p text:style-name="P14">#ifndef ___C_Recorder_h</text:p>
        </text:list-item>
        <text:list-item>
          <text:p text:style-name="P14">#define ___C_Recorder_h</text:p>
        </text:list-item>
        <text:list-item>
          <text:p text:style-name="P14"/>
        </text:list-item>
        <text:list-item>
          <text:p text:style-name="P14">#include "Arduino.h" //Pour pouvoir utiliser les mÃ©thodes de l'Arduino</text:p>
        </text:list-item>
        <text:list-item>
          <text:p text:style-name="P14"/>
        </text:list-item>
        <text:list-item>
          <text:p text:style-name="P14">class C_Recorder</text:p>
        </text:list-item>
        <text:list-item>
          <text:p text:style-name="P14">{</text:p>
        </text:list-item>
        <text:list-item>
          <text:p text:style-name="P14"><text:tab/>public:</text:p>
        </text:list-item>
        <text:list-item>
          <text:p text:style-name="P14"><text:tab/>byte val;</text:p>
        </text:list-item>
        <text:list-item>
          <text:p text:style-name="P14"><text:tab/>byte reset;</text:p>
        </text:list-item>
        <text:list-item>
          <text:p text:style-name="P14"><text:tab/>byte Entree[9];</text:p>
        </text:list-item>
        <text:list-item>
          <text:p text:style-name="P14"><text:tab/>String A[9];</text:p>
        </text:list-item>
        <text:list-item>
          <text:p text:style-name="P14"><text:tab/>String B[9];</text:p>
        </text:list-item>
        <text:list-item>
          <text:p text:style-name="P14"><text:tab/>uint16_t ID[9];</text:p>
        </text:list-item>
        <text:list-item>
          <text:p text:style-name="P14"><text:tab/>String Emettre();</text:p>
        </text:list-item>
        <text:list-item>
          <text:p text:style-name="P14"/>
        </text:list-item>
        <text:list-item>
          <text:p text:style-name="P14"><text:tab/>private:</text:p>
        </text:list-item>
        <text:list-item>
          <text:p text:style-name="P14"><text:tab/>float Mesurer();</text:p>
        </text:list-item>
        <text:list-item>
          <text:p text:style-name="P14"><text:tab/>String ComposerTrame();</text:p>
        </text:list-item>
        <text:list-item>
          <text:p text:style-name="P14">};</text:p>
        </text:list-item>
        <text:list-item>
          <text:p text:style-name="P14">#endif</text:p>
        </text:list-item>
      </text:list>
      <text:h text:style-name="Heading_20_2" text:outline-level="2"><text:bookmark-start text:name="__RefHeading___Toc115_1019078651"/>C_Recorder.cpp<text:bookmark-end text:name="__RefHeading___Toc115_1019078651"/></text:h>
      <text:list xml:id="list2021358319" text:style-name="L3">
        <text:list-item>
          <text:p text:style-name="P15">#include "C_Recorder.h"</text:p>
        </text:list-item>
        <text:list-item>
          <text:p text:style-name="P15"/>
        </text:list-item>
        <text:list-item>
          <text:p text:style-name="P15">float C_Recorder::Mesurer()</text:p>
        </text:list-item>
        <text:list-item>
          <text:p text:style-name="P15">{</text:p>
        </text:list-item>
        <text:list-item>
          <text:p text:style-name="P15"><text:s text:c="2"/>uint16_t LectureVal = analogRead(Entree[val]);</text:p>
        </text:list-item>
        <text:list-item>
          <text:p text:style-name="P15"><text:s text:c="2"/>float intensite = ((A[val].toFloat()*LectureVal)-B[val].toFloat());</text:p>
        </text:list-item>
        <text:list-item>
          <text:p text:style-name="P15"><text:s text:c="2"/>return intensite;</text:p>
        </text:list-item>
        <text:list-item>
          <text:p text:style-name="P15"><text:soft-page-break/>}</text:p>
        </text:list-item>
        <text:list-item>
          <text:p text:style-name="P15"/>
        </text:list-item>
        <text:list-item>
          <text:p text:style-name="P15">String C_Recorder::ComposerTrame()</text:p>
        </text:list-item>
        <text:list-item>
          <text:p text:style-name="P15">{</text:p>
        </text:list-item>
        <text:list-item>
          <text:p text:style-name="P15"><text:s text:c="2"/>String trame = "";</text:p>
        </text:list-item>
        <text:list-item>
          <text:p text:style-name="P15"><text:s text:c="2"/>String ligne = (String)Entree[val];</text:p>
        </text:list-item>
        <text:list-item>
          <text:p text:style-name="P15"><text:s text:c="2"/>float intensite = Mesurer();</text:p>
        </text:list-item>
        <text:list-item>
          <text:p text:style-name="P15"><text:s text:c="2"/>float Calcul_Puissance = 230*intensite;</text:p>
        </text:list-item>
        <text:list-item>
          <text:p text:style-name="P15"><text:s text:c="2"/>String puissance = String(Calcul_Puissance);</text:p>
        </text:list-item>
        <text:list-item>
          <text:p text:style-name="P15"><text:s text:c="2"/>trame = "EDL_ENR_L"+ligne+"_I_"+intensite+"_P_"+puissance+"_ID_"+ID[val]+"!";</text:p>
        </text:list-item>
        <text:list-item>
          <text:p text:style-name="P15"><text:s text:c="2"/>return trame;</text:p>
        </text:list-item>
        <text:list-item>
          <text:p text:style-name="P15">}</text:p>
        </text:list-item>
        <text:list-item>
          <text:p text:style-name="P15"/>
        </text:list-item>
        <text:list-item>
          <text:p text:style-name="P15">String C_Recorder::Emettre()</text:p>
        </text:list-item>
        <text:list-item>
          <text:p text:style-name="P15">{</text:p>
        </text:list-item>
        <text:list-item>
          <text:p text:style-name="P15"><text:s text:c="2"/>if(val &gt; 0)</text:p>
        </text:list-item>
        <text:list-item>
          <text:p text:style-name="P15"><text:s text:c="2"/>{</text:p>
        </text:list-item>
        <text:list-item>
          <text:p text:style-name="P15"><text:s text:c="4"/>val = val - 1;</text:p>
        </text:list-item>
        <text:list-item>
          <text:p text:style-name="P15"><text:s text:c="4"/>String trame = ComposerTrame();</text:p>
        </text:list-item>
        <text:list-item>
          <text:p text:style-name="P15"><text:s text:c="4"/>return trame;</text:p>
        </text:list-item>
        <text:list-item>
          <text:p text:style-name="P15"><text:s text:c="2"/>}</text:p>
        </text:list-item>
        <text:list-item>
          <text:p text:style-name="P15"><text:s text:c="2"/>else</text:p>
        </text:list-item>
        <text:list-item>
          <text:p text:style-name="P15"><text:s text:c="2"/>{</text:p>
        </text:list-item>
        <text:list-item>
          <text:p text:style-name="P15"><text:s text:c="4"/>val = reset;</text:p>
        </text:list-item>
        <text:list-item>
          <text:p text:style-name="P15"><text:s text:c="4"/>String trame = ComposerTrame();</text:p>
        </text:list-item>
        <text:list-item>
          <text:p text:style-name="P15"><text:s text:c="4"/>delay(2000);</text:p>
        </text:list-item>
        <text:list-item>
          <text:p text:style-name="P15"><text:s text:c="4"/>return trame;</text:p>
        </text:list-item>
        <text:list-item>
          <text:p text:style-name="P15"><text:s text:c="2"/>}</text:p>
        </text:list-item>
        <text:list-item>
          <text:p text:style-name="P16">}</text:p>
        </text:list-item>
      </text:list>
      <text:h text:style-name="P2" text:outline-level="1"><text:bookmark-start text:name="__RefHeading___Toc549_1805304459"/><text:soft-page-break/><text:span text:style-name="T2">Application Technicien :</text:span><text:bookmark-end text:name="__RefHeading___Toc549_1805304459"/></text:h>
      <text:h text:style-name="P6" text:outline-level="2"><text:bookmark-start text:name="__RefHeading___Toc551_1805304459"/><text:span text:style-name="T2">C_BDD.cs</text:span><text:bookmark-end text:name="__RefHeading___Toc551_1805304459"/></text:h>
      <text:list xml:id="list2381749175" text:style-name="L13">
        <text:list-item>
          <text:p text:style-name="P17">using System;</text:p>
        </text:list-item>
        <text:list-item>
          <text:p text:style-name="P17">using System.Collections.Generic;</text:p>
        </text:list-item>
        <text:list-item>
          <text:p text:style-name="P17">using System.Linq;</text:p>
        </text:list-item>
        <text:list-item>
          <text:p text:style-name="P17">using System.Text;</text:p>
        </text:list-item>
        <text:list-item>
          <text:p text:style-name="P17">using System.Threading.Tasks;</text:p>
        </text:list-item>
        <text:list-item>
          <text:p text:style-name="P17">using MySql.Data.MySqlClient;</text:p>
        </text:list-item>
        <text:list-item>
          <text:p text:style-name="P17">using System.Windows.Forms;</text:p>
        </text:list-item>
        <text:list-item>
          <text:p text:style-name="P17">using System.Data.SqlClient;</text:p>
        </text:list-item>
        <text:list-item>
          <text:p text:style-name="P17"/>
        </text:list-item>
        <text:list-item>
          <text:p text:style-name="P17">namespace Technicien_capteurs</text:p>
        </text:list-item>
        <text:list-item>
          <text:p text:style-name="P17">{</text:p>
        </text:list-item>
        <text:list-item>
          <text:p text:style-name="P17"><text:s text:c="4"/>//Class chargée de se connecter à la base de données et d'effectuer des requêtes (insert, select, delete).</text:p>
        </text:list-item>
        <text:list-item>
          <text:p text:style-name="P17"><text:s text:c="4"/>class C_BDD</text:p>
        </text:list-item>
        <text:list-item>
          <text:p text:style-name="P17"><text:s text:c="4"/>{</text:p>
        </text:list-item>
        <text:list-item>
          <text:p text:style-name="P17"><text:s text:c="8"/>public MySqlConnection connection;</text:p>
        </text:list-item>
        <text:list-item>
          <text:p text:style-name="P17"><text:s text:c="8"/>private string server;</text:p>
        </text:list-item>
        <text:list-item>
          <text:p text:style-name="P17"><text:s text:c="8"/>private string database;</text:p>
        </text:list-item>
        <text:list-item>
          <text:p text:style-name="P17"><text:s text:c="8"/>private string uname;</text:p>
        </text:list-item>
        <text:list-item>
          <text:p text:style-name="P17"><text:s text:c="8"/>private string password;</text:p>
        </text:list-item>
        <text:list-item>
          <text:p text:style-name="P17"/>
        </text:list-item>
        <text:list-item>
          <text:p text:style-name="P17"><text:s text:c="8"/>public C_BDD(string addrip, string db, string username, string pass)</text:p>
        </text:list-item>
        <text:list-item>
          <text:p text:style-name="P17"><text:s text:c="8"/>{</text:p>
        </text:list-item>
        <text:list-item>
          <text:p text:style-name="P17"><text:s text:c="12"/>server = addrip;</text:p>
        </text:list-item>
        <text:list-item>
          <text:p text:style-name="P17"><text:s text:c="12"/>database = db;</text:p>
        </text:list-item>
        <text:list-item>
          <text:p text:style-name="P17"><text:s text:c="12"/>uname = username;</text:p>
        </text:list-item>
        <text:list-item>
          <text:p text:style-name="P17"><text:s text:c="12"/>password = pass;</text:p>
        </text:list-item>
        <text:list-item>
          <text:p text:style-name="P17"><text:s text:c="12"/>string connectionString = "SERVER=" + server + ";" + "DATABASE=" +</text:p>
        </text:list-item>
        <text:list-item>
          <text:p text:style-name="P17"><text:soft-page-break/><text:s text:c="12"/>database + ";" + "UID=" + uname + ";" + "PASSWORD=" + password + ";";</text:p>
        </text:list-item>
        <text:list-item>
          <text:p text:style-name="P17"><text:s text:c="12"/>connection = new MySqlConnection(connectionString);</text:p>
        </text:list-item>
        <text:list-item>
          <text:p text:style-name="P17"><text:s text:c="8"/>}</text:p>
        </text:list-item>
        <text:list-item>
          <text:p text:style-name="P17"/>
        </text:list-item>
        <text:list-item>
          <text:p text:style-name="P17"><text:s text:c="8"/>#region ConnexionBDD</text:p>
        </text:list-item>
        <text:list-item>
          <text:p text:style-name="P17"><text:s text:c="8"/>public bool TesterConnexion()</text:p>
        </text:list-item>
        <text:list-item>
          <text:p text:style-name="P17"><text:s text:c="8"/>{</text:p>
        </text:list-item>
        <text:list-item>
          <text:p text:style-name="P17"><text:s text:c="12"/>try</text:p>
        </text:list-item>
        <text:list-item>
          <text:p text:style-name="P17"><text:s text:c="12"/>{</text:p>
        </text:list-item>
        <text:list-item>
          <text:p text:style-name="P17"><text:s text:c="16"/>OuvrirConnexion();</text:p>
        </text:list-item>
        <text:list-item>
          <text:p text:style-name="P17"><text:s text:c="16"/>MessageBox.Show("Connexion réussie à la base de données !","Succès !", MessageBoxButtons.OK, MessageBoxIcon.Information);</text:p>
        </text:list-item>
        <text:list-item>
          <text:p text:style-name="P17"><text:s text:c="16"/>FermerConnexion();</text:p>
        </text:list-item>
        <text:list-item>
          <text:p text:style-name="P17"><text:s text:c="16"/>return true;</text:p>
        </text:list-item>
        <text:list-item>
          <text:p text:style-name="P17"><text:s text:c="12"/>}</text:p>
        </text:list-item>
        <text:list-item>
          <text:p text:style-name="P17"><text:s text:c="12"/>catch (Exception)</text:p>
        </text:list-item>
        <text:list-item>
          <text:p text:style-name="P17"><text:s text:c="12"/>{</text:p>
        </text:list-item>
        <text:list-item>
          <text:p text:style-name="P17"><text:s text:c="16"/>FermerConnexion();</text:p>
        </text:list-item>
        <text:list-item>
          <text:p text:style-name="P17"><text:s text:c="16"/>MessageBox.Show("Problème de connexion, vérifiez que votre serveur de la base de données soit actif !","Erreur !", MessageBoxButtons.OK, MessageBoxIcon.Warning);</text:p>
        </text:list-item>
        <text:list-item>
          <text:p text:style-name="P17"><text:s text:c="16"/>return false;</text:p>
        </text:list-item>
        <text:list-item>
          <text:p text:style-name="P17"><text:s text:c="12"/>}</text:p>
        </text:list-item>
        <text:list-item>
          <text:p text:style-name="P17"><text:s text:c="8"/>}</text:p>
        </text:list-item>
        <text:list-item>
          <text:p text:style-name="P17"/>
        </text:list-item>
        <text:list-item>
          <text:p text:style-name="P17"><text:s text:c="8"/>public MySqlDataReader SeConnecter(string nom, string password)</text:p>
        </text:list-item>
        <text:list-item>
          <text:p text:style-name="P17"><text:s text:c="8"/>{</text:p>
        </text:list-item>
        <text:list-item>
          <text:p text:style-name="P17"><text:s text:c="12"/>string requete = "SELECT `Nom`,`MDP` FROM `membres` WHERE `Nom`='" + nom + "' AND `MDP`='" + password + "';";</text:p>
        </text:list-item>
        <text:list-item>
          <text:p text:style-name="P17"><text:s text:c="12"/>MySqlDataReader rdr = Query(requete);</text:p>
        </text:list-item>
        <text:list-item>
          <text:p text:style-name="P17"><text:s text:c="12"/>return rdr;</text:p>
        </text:list-item>
        <text:list-item>
          <text:p text:style-name="P17"><text:s text:c="8"/>}</text:p>
        </text:list-item>
        <text:list-item>
          <text:p text:style-name="P17"><text:soft-page-break/></text:p>
        </text:list-item>
        <text:list-item>
          <text:p text:style-name="P17"><text:s text:c="8"/>private void OuvrirConnexion()</text:p>
        </text:list-item>
        <text:list-item>
          <text:p text:style-name="P17"><text:s text:c="8"/>{</text:p>
        </text:list-item>
        <text:list-item>
          <text:p text:style-name="P17"><text:s text:c="12"/>connection.Open();</text:p>
        </text:list-item>
        <text:list-item>
          <text:p text:style-name="P17"><text:s text:c="8"/>}</text:p>
        </text:list-item>
        <text:list-item>
          <text:p text:style-name="P17"/>
        </text:list-item>
        <text:list-item>
          <text:p text:style-name="P17"><text:s text:c="8"/>private void FermerConnexion()</text:p>
        </text:list-item>
        <text:list-item>
          <text:p text:style-name="P17"><text:s text:c="8"/>{</text:p>
        </text:list-item>
        <text:list-item>
          <text:p text:style-name="P17"><text:s text:c="12"/>connection.Close();</text:p>
        </text:list-item>
        <text:list-item>
          <text:p text:style-name="P17"><text:s text:c="8"/>}</text:p>
        </text:list-item>
        <text:list-item>
          <text:p text:style-name="P17"><text:s text:c="8"/>#endregion</text:p>
        </text:list-item>
        <text:list-item>
          <text:p text:style-name="P17"/>
        </text:list-item>
        <text:list-item>
          <text:p text:style-name="P17"><text:s text:c="8"/>#region Requetes Génériques</text:p>
        </text:list-item>
        <text:list-item>
          <text:p text:style-name="P17"><text:s text:c="8"/>private bool NonQuery(string requete)</text:p>
        </text:list-item>
        <text:list-item>
          <text:p text:style-name="P17"><text:s text:c="8"/>{</text:p>
        </text:list-item>
        <text:list-item>
          <text:p text:style-name="P17"><text:s text:c="12"/>try</text:p>
        </text:list-item>
        <text:list-item>
          <text:p text:style-name="P17"><text:s text:c="12"/>{</text:p>
        </text:list-item>
        <text:list-item>
          <text:p text:style-name="P17"><text:s text:c="16"/>OuvrirConnexion();</text:p>
        </text:list-item>
        <text:list-item>
          <text:p text:style-name="P17"><text:s text:c="16"/>MySqlCommand sqlcom = new MySqlCommand(requete, connection);</text:p>
        </text:list-item>
        <text:list-item>
          <text:p text:style-name="P17"><text:s text:c="16"/>sqlcom.ExecuteNonQuery();</text:p>
        </text:list-item>
        <text:list-item>
          <text:p text:style-name="P17"><text:s text:c="16"/>MessageBox.Show("Les informations ont été envoyées à la base de données !", "Succès !", MessageBoxButtons.OK, MessageBoxIcon.Information);</text:p>
        </text:list-item>
        <text:list-item>
          <text:p text:style-name="P17"><text:s text:c="16"/>FermerConnexion();</text:p>
        </text:list-item>
        <text:list-item>
          <text:p text:style-name="P17"><text:s text:c="16"/>return true;</text:p>
        </text:list-item>
        <text:list-item>
          <text:p text:style-name="P17"><text:s text:c="12"/>}</text:p>
        </text:list-item>
        <text:list-item>
          <text:p text:style-name="P17"><text:s text:c="12"/>catch (Exception)</text:p>
        </text:list-item>
        <text:list-item>
          <text:p text:style-name="P17"><text:s text:c="12"/>{</text:p>
        </text:list-item>
        <text:list-item>
          <text:p text:style-name="P17"><text:s text:c="16"/>FermerConnexion();</text:p>
        </text:list-item>
        <text:list-item>
          <text:p text:style-name="P17"><text:s text:c="16"/>MessageBox.Show("Problème de connexion ou de requête !", "Erreur !", MessageBoxButtons.OK, MessageBoxIcon.Warning);</text:p>
        </text:list-item>
        <text:list-item>
          <text:p text:style-name="P17"><text:s text:c="16"/>return false;</text:p>
        </text:list-item>
        <text:list-item>
          <text:p text:style-name="P17"><text:soft-page-break/><text:s text:c="12"/>}</text:p>
        </text:list-item>
        <text:list-item>
          <text:p text:style-name="P17"><text:s text:c="8"/>}</text:p>
        </text:list-item>
        <text:list-item>
          <text:p text:style-name="P17"/>
        </text:list-item>
        <text:list-item>
          <text:p text:style-name="P17"><text:s text:c="8"/>private MySqlDataReader Query(string requete)</text:p>
        </text:list-item>
        <text:list-item>
          <text:p text:style-name="P17"><text:s text:c="8"/>{</text:p>
        </text:list-item>
        <text:list-item>
          <text:p text:style-name="P17"><text:s text:c="12"/>try</text:p>
        </text:list-item>
        <text:list-item>
          <text:p text:style-name="P17"><text:s text:c="12"/>{</text:p>
        </text:list-item>
        <text:list-item>
          <text:p text:style-name="P17"><text:s text:c="16"/>OuvrirConnexion();</text:p>
        </text:list-item>
        <text:list-item>
          <text:p text:style-name="P17"><text:s text:c="16"/>MySqlCommand sqlcomMain = new MySqlCommand(requete, connection);</text:p>
        </text:list-item>
        <text:list-item>
          <text:p text:style-name="P17"><text:s text:c="16"/>MySqlDataReader rdr = sqlcomMain.ExecuteReader();</text:p>
        </text:list-item>
        <text:list-item>
          <text:p text:style-name="P17"><text:s text:c="16"/>return rdr;</text:p>
        </text:list-item>
        <text:list-item>
          <text:p text:style-name="P17"><text:s text:c="12"/>}</text:p>
        </text:list-item>
        <text:list-item>
          <text:p text:style-name="P17"><text:s text:c="12"/>catch</text:p>
        </text:list-item>
        <text:list-item>
          <text:p text:style-name="P17"><text:s text:c="12"/>{</text:p>
        </text:list-item>
        <text:list-item>
          <text:p text:style-name="P17"><text:s text:c="16"/>FermerConnexion();</text:p>
        </text:list-item>
        <text:list-item>
          <text:p text:style-name="P17"><text:s text:c="16"/>MessageBox.Show("Problème de connexion ou de requête !", "Erreur !", MessageBoxButtons.OK, MessageBoxIcon.Warning);</text:p>
        </text:list-item>
        <text:list-item>
          <text:p text:style-name="P17"><text:s text:c="16"/>return null;</text:p>
        </text:list-item>
        <text:list-item>
          <text:p text:style-name="P17"><text:s text:c="12"/>}</text:p>
        </text:list-item>
        <text:list-item>
          <text:p text:style-name="P17"><text:s text:c="8"/>}</text:p>
        </text:list-item>
        <text:list-item>
          <text:p text:style-name="P17"><text:s text:c="8"/>#endregion</text:p>
        </text:list-item>
        <text:list-item>
          <text:p text:style-name="P17"/>
        </text:list-item>
        <text:list-item>
          <text:p text:style-name="P17"><text:s text:c="8"/>#region Capteur</text:p>
        </text:list-item>
        <text:list-item>
          <text:p text:style-name="P17"><text:s text:c="8"/>public bool RequeteInsertCapteur(string nom, string adresseIp, string marque, string model, byte calibre, string a, string b)</text:p>
        </text:list-item>
        <text:list-item>
          <text:p text:style-name="P17"><text:s text:c="8"/>{</text:p>
        </text:list-item>
        <text:list-item>
          <text:p text:style-name="P17"><text:s text:c="12"/>string nom_config = $"INT_ALT_A:{a}_B:{b}";</text:p>
        </text:list-item>
        <text:list-item>
          <text:p text:style-name="P17"><text:s text:c="12"/>string requete = "INSERT INTO `capteurs`(`Nom`,`Adresse_IP`,`Calibre_Max`,`Type_Courant`,`A`,`B`,`Nom_Config`,`Model`,`Marque`)VALUES('"+ nom+"','"+adresseIp+"','"+calibre+ "','Alternatif','"+a+"','"+b+"','"+nom_config+"','"+model+"','"+marque+"')";</text:p>
        </text:list-item>
        <text:list-item>
          <text:p text:style-name="P17"><text:s text:c="12"/>return NonQuery(requete);</text:p>
        </text:list-item>
        <text:list-item>
          <text:p text:style-name="P17"><text:soft-page-break/><text:s text:c="8"/>}</text:p>
        </text:list-item>
        <text:list-item>
          <text:p text:style-name="P17"/>
        </text:list-item>
        <text:list-item>
          <text:p text:style-name="P17"><text:s text:c="8"/>public bool RequeteDeleteCapteur(int id)</text:p>
        </text:list-item>
        <text:list-item>
          <text:p text:style-name="P17"><text:s text:c="8"/>{</text:p>
        </text:list-item>
        <text:list-item>
          <text:p text:style-name="P17"><text:s text:c="12"/>string requete = "DELETE FROM `capteurs` WHERE `id` = '"+id+"';";</text:p>
        </text:list-item>
        <text:list-item>
          <text:p text:style-name="P17"><text:s text:c="12"/>return NonQuery(requete);</text:p>
        </text:list-item>
        <text:list-item>
          <text:p text:style-name="P17"><text:s text:c="8"/>}</text:p>
        </text:list-item>
        <text:list-item>
          <text:p text:style-name="P17"/>
        </text:list-item>
        <text:list-item>
          <text:p text:style-name="P17"><text:s text:c="8"/>public bool RequeteUpdateCapteur(string nom, string ipArduino, string marque, string model, byte calibre, string a, string b, ushort id)</text:p>
        </text:list-item>
        <text:list-item>
          <text:p text:style-name="P17"><text:s text:c="8"/>{</text:p>
        </text:list-item>
        <text:list-item>
          <text:p text:style-name="P17"><text:s text:c="12"/>string nom_config = $"INT_ALT_A:{a}_B:{b}";</text:p>
        </text:list-item>
        <text:list-item>
          <text:p text:style-name="P17"><text:s text:c="12"/>string requete = $"UPDATE `capteurs` SET `Nom` = '{nom}', `Adresse_IP` = '{ipArduino}',`Calibre_MAX` = '{calibre}', `A` = '{a}', `B` = '{b}', `Nom_Config` = '{nom_config}', `Model` = '{model}', `Marque` = '{marque}' WHERE id = {id};";</text:p>
        </text:list-item>
        <text:list-item>
          <text:p text:style-name="P17"><text:s text:c="12"/>return NonQuery(requete);</text:p>
        </text:list-item>
        <text:list-item>
          <text:p text:style-name="P17"><text:s text:c="8"/>}</text:p>
        </text:list-item>
        <text:list-item>
          <text:p text:style-name="P17"/>
        </text:list-item>
        <text:list-item>
          <text:p text:style-name="P17"><text:s text:c="8"/>public MySqlDataReader RequeteSelectCapteurs(string ip)</text:p>
        </text:list-item>
        <text:list-item>
          <text:p text:style-name="P17"><text:s text:c="8"/>{</text:p>
        </text:list-item>
        <text:list-item>
          <text:p text:style-name="P17"><text:s text:c="12"/>string requete = $"SELECT `id`,`Nom`,`Marque`,`Model`,`Calibre_Max`,`A`,`B` FROM `capteurs` WHERE `Adresse_IP` = '{ip}';";</text:p>
        </text:list-item>
        <text:list-item>
          <text:p text:style-name="P17"><text:s text:c="12"/>MySqlDataReader rdr = Query(requete);</text:p>
        </text:list-item>
        <text:list-item>
          <text:p text:style-name="P17"><text:s text:c="12"/>return rdr;</text:p>
        </text:list-item>
        <text:list-item>
          <text:p text:style-name="P17"><text:s text:c="8"/>}</text:p>
        </text:list-item>
        <text:list-item>
          <text:p text:style-name="P17"/>
        </text:list-item>
        <text:list-item>
          <text:p text:style-name="P17"><text:s text:c="8"/>public MySqlDataReader RequeteSelectIdNomCapteurs()</text:p>
        </text:list-item>
        <text:list-item>
          <text:p text:style-name="P17"><text:s text:c="8"/>{</text:p>
        </text:list-item>
        <text:list-item>
          <text:p text:style-name="P17"><text:s text:c="12"/>string requete = "SELECT `id`,`Nom` FROM `capteurs`;";</text:p>
        </text:list-item>
        <text:list-item>
          <text:p text:style-name="P17"><text:s text:c="12"/>MySqlDataReader rdr = Query(requete);</text:p>
        </text:list-item>
        <text:list-item>
          <text:p text:style-name="P17"><text:s text:c="12"/>return rdr;</text:p>
        </text:list-item>
        <text:list-item>
          <text:p text:style-name="P17"><text:soft-page-break/><text:s text:c="8"/>}</text:p>
        </text:list-item>
        <text:list-item>
          <text:p text:style-name="P17"/>
        </text:list-item>
        <text:list-item>
          <text:p text:style-name="P17"><text:s text:c="8"/>public MySqlDataReader RequeteCountCapteurs()</text:p>
        </text:list-item>
        <text:list-item>
          <text:p text:style-name="P17"><text:s text:c="8"/>{</text:p>
        </text:list-item>
        <text:list-item>
          <text:p text:style-name="P17"><text:s text:c="12"/>string requete = "SELECT COUNT(`Nom`) FROM `capteurs`;";</text:p>
        </text:list-item>
        <text:list-item>
          <text:p text:style-name="P17"><text:s text:c="12"/>MySqlDataReader rdr = Query(requete);</text:p>
        </text:list-item>
        <text:list-item>
          <text:p text:style-name="P17"><text:s text:c="12"/>return rdr;</text:p>
        </text:list-item>
        <text:list-item>
          <text:p text:style-name="P17"><text:s text:c="8"/>}</text:p>
        </text:list-item>
        <text:list-item>
          <text:p text:style-name="P17"/>
        </text:list-item>
        <text:list-item>
          <text:p text:style-name="P17"><text:s text:c="8"/>public MySqlDataReader RequeteSelectLastIdCapteurs()</text:p>
        </text:list-item>
        <text:list-item>
          <text:p text:style-name="P17"><text:s text:c="8"/>{</text:p>
        </text:list-item>
        <text:list-item>
          <text:p text:style-name="P17"><text:s text:c="12"/>string requete = "SELECT MAX(`id`) FROM `capteurs`;";</text:p>
        </text:list-item>
        <text:list-item>
          <text:p text:style-name="P17"><text:s text:c="12"/>MySqlDataReader rdr = Query(requete);</text:p>
        </text:list-item>
        <text:list-item>
          <text:p text:style-name="P17"><text:s text:c="12"/>return rdr;</text:p>
        </text:list-item>
        <text:list-item>
          <text:p text:style-name="P17"><text:s text:c="8"/>}</text:p>
        </text:list-item>
        <text:list-item>
          <text:p text:style-name="P17"><text:s text:c="8"/>#endregion</text:p>
        </text:list-item>
        <text:list-item>
          <text:p text:style-name="P17"/>
        </text:list-item>
        <text:list-item>
          <text:p text:style-name="P17"><text:s text:c="8"/>#region Entrées</text:p>
        </text:list-item>
        <text:list-item>
          <text:p text:style-name="P17"/>
        </text:list-item>
        <text:list-item>
          <text:p text:style-name="P17"><text:s text:c="8"/>public MySqlDataReader RequeteSelectEntrees(string ip)</text:p>
        </text:list-item>
        <text:list-item>
          <text:p text:style-name="P17"><text:s text:c="8"/>{</text:p>
        </text:list-item>
        <text:list-item>
          <text:p text:style-name="P17"><text:s text:c="12"/>string requete = $"SELECT `conf`.`ID`,`Ligne`,`Nom_Ligne`,`cpt`.`Nom` FROM `capteurs` cpt INNER JOIN `config_enregistrement` conf ON `conf`.`ID_Capteur` = `cpt`.`ID` WHERE `cpt`.`Adresse_IP` = '{ip}';";</text:p>
        </text:list-item>
        <text:list-item>
          <text:p text:style-name="P17"><text:s text:c="12"/>MySqlDataReader rdr = Query(requete);</text:p>
        </text:list-item>
        <text:list-item>
          <text:p text:style-name="P17"><text:s text:c="12"/>return rdr;</text:p>
        </text:list-item>
        <text:list-item>
          <text:p text:style-name="P17"><text:s text:c="8"/>}</text:p>
        </text:list-item>
        <text:list-item>
          <text:p text:style-name="P17"><text:s text:c="8"/>public bool RequeteInsertEntree(string nom, byte ligne, ushort id_capteur)</text:p>
        </text:list-item>
        <text:list-item>
          <text:p text:style-name="P17"><text:s text:c="8"/>{</text:p>
        </text:list-item>
        <text:list-item>
          <text:p text:style-name="P17"><text:s text:c="12"/>string requete = $"INSERT INTO `config_enregistrement`(`Ligne`,`ID_Capteur`,`Nom_Ligne`)VALUES({ligne},{id_capteur},'{nom}');";</text:p>
        </text:list-item>
        <text:list-item>
          <text:p text:style-name="P17"><text:soft-page-break/><text:s text:c="12"/>return NonQuery(requete);</text:p>
        </text:list-item>
        <text:list-item>
          <text:p text:style-name="P17"><text:s text:c="8"/>}</text:p>
        </text:list-item>
        <text:list-item>
          <text:p text:style-name="P17"/>
        </text:list-item>
        <text:list-item>
          <text:p text:style-name="P17"><text:s text:c="8"/>public bool RequeteUpdateEntree(string nom, byte ligne, ushort id_capteur, ushort id)</text:p>
        </text:list-item>
        <text:list-item>
          <text:p text:style-name="P17"><text:s text:c="8"/>{</text:p>
        </text:list-item>
        <text:list-item>
          <text:p text:style-name="P17"><text:s text:c="12"/>string requete = $"UPDATE `config_enregistrement` SET `Nom_Ligne` = '{nom}',`Ligne` = {ligne},`ID_Capteur` = {id_capteur} WHERE `ID` = {id};";</text:p>
        </text:list-item>
        <text:list-item>
          <text:p text:style-name="P17"><text:s text:c="12"/>return NonQuery(requete);</text:p>
        </text:list-item>
        <text:list-item>
          <text:p text:style-name="P17"><text:s text:c="8"/>}</text:p>
        </text:list-item>
        <text:list-item>
          <text:p text:style-name="P17"/>
        </text:list-item>
        <text:list-item>
          <text:p text:style-name="P17"><text:s text:c="8"/>public bool RequeteDeleteEntree(ushort id)</text:p>
        </text:list-item>
        <text:list-item>
          <text:p text:style-name="P17"><text:s text:c="8"/>{</text:p>
        </text:list-item>
        <text:list-item>
          <text:p text:style-name="P17"><text:s text:c="12"/>string requete = $"DELETE FROM `config_enregistrement` WHERE `id` = {id};";</text:p>
        </text:list-item>
        <text:list-item>
          <text:p text:style-name="P17"><text:s text:c="12"/>return NonQuery(requete);</text:p>
        </text:list-item>
        <text:list-item>
          <text:p text:style-name="P17"><text:s text:c="8"/>}</text:p>
        </text:list-item>
        <text:list-item>
          <text:p text:style-name="P17"/>
        </text:list-item>
        <text:list-item>
          <text:p text:style-name="P17"><text:s text:c="8"/>public bool RequeteDeleteEntreeFromGestionCapteurs(ushort id_capteur)</text:p>
        </text:list-item>
        <text:list-item>
          <text:p text:style-name="P17"><text:s text:c="8"/>{</text:p>
        </text:list-item>
        <text:list-item>
          <text:p text:style-name="P17"><text:s text:c="12"/>string requete = $"DELETE FROM `config_enregistrement` WHERE `ID_Capteur` = {id_capteur};";</text:p>
        </text:list-item>
        <text:list-item>
          <text:p text:style-name="P17"><text:s text:c="12"/>try</text:p>
        </text:list-item>
        <text:list-item>
          <text:p text:style-name="P17"><text:s text:c="12"/>{</text:p>
        </text:list-item>
        <text:list-item>
          <text:p text:style-name="P17"><text:s text:c="16"/>OuvrirConnexion();</text:p>
        </text:list-item>
        <text:list-item>
          <text:p text:style-name="P17"><text:s text:c="16"/>MySqlCommand sqlcom = new MySqlCommand(requete, connection);</text:p>
        </text:list-item>
        <text:list-item>
          <text:p text:style-name="P17"><text:s text:c="16"/>sqlcom.ExecuteNonQuery();</text:p>
        </text:list-item>
        <text:list-item>
          <text:p text:style-name="P17"><text:s text:c="16"/>FermerConnexion();</text:p>
        </text:list-item>
        <text:list-item>
          <text:p text:style-name="P17"><text:s text:c="16"/>return true;</text:p>
        </text:list-item>
        <text:list-item>
          <text:p text:style-name="P17"><text:s text:c="12"/>}</text:p>
        </text:list-item>
        <text:list-item>
          <text:p text:style-name="P17"><text:s text:c="12"/>catch (Exception)</text:p>
        </text:list-item>
        <text:list-item>
          <text:p text:style-name="P17"><text:s text:c="12"/>{</text:p>
        </text:list-item>
        <text:list-item>
          <text:p text:style-name="P17"><text:soft-page-break/><text:s text:c="16"/>FermerConnexion();</text:p>
        </text:list-item>
        <text:list-item>
          <text:p text:style-name="P17"><text:s text:c="16"/>MessageBox.Show("Problème de connexion ou de requête !", "Erreur !", MessageBoxButtons.OK, MessageBoxIcon.Warning);</text:p>
        </text:list-item>
        <text:list-item>
          <text:p text:style-name="P17"><text:s text:c="16"/>return false;</text:p>
        </text:list-item>
        <text:list-item>
          <text:p text:style-name="P17"><text:s text:c="12"/>}</text:p>
        </text:list-item>
        <text:list-item>
          <text:p text:style-name="P17"><text:s text:c="8"/>}</text:p>
        </text:list-item>
        <text:list-item>
          <text:p text:style-name="P17"/>
        </text:list-item>
        <text:list-item>
          <text:p text:style-name="P17"><text:s text:c="8"/>public MySqlDataReader RequeteSelectLastIdEntrees()</text:p>
        </text:list-item>
        <text:list-item>
          <text:p text:style-name="P17"><text:s text:c="8"/>{</text:p>
        </text:list-item>
        <text:list-item>
          <text:p text:style-name="P17"><text:s text:c="12"/>string requete = "SELECT MAX(`id`) FROM `config_enregistrement`;";</text:p>
        </text:list-item>
        <text:list-item>
          <text:p text:style-name="P17"><text:s text:c="12"/>MySqlDataReader rdr = Query(requete);</text:p>
        </text:list-item>
        <text:list-item>
          <text:p text:style-name="P17"><text:s text:c="12"/>return rdr;</text:p>
        </text:list-item>
        <text:list-item>
          <text:p text:style-name="P17"><text:s text:c="8"/>}</text:p>
        </text:list-item>
        <text:list-item>
          <text:p text:style-name="P17"/>
        </text:list-item>
        <text:list-item>
          <text:p text:style-name="P17"><text:s text:c="8"/>public MySqlDataReader RequeteSelectMesuresInstant(ushort id)</text:p>
        </text:list-item>
        <text:list-item>
          <text:p text:style-name="P17"><text:s text:c="8"/>{</text:p>
        </text:list-item>
        <text:list-item>
          <text:p text:style-name="P17"><text:s text:c="12"/>string requete = $"SELECT `Intensite`,`Puissance`,`ID_config_enregistrement` FROM `mesures_conso_instant` WHERE `ID_config_enregistrement` = {id} ORDER BY `ID` DESC Limit 0,1;";</text:p>
        </text:list-item>
        <text:list-item>
          <text:p text:style-name="P17"><text:s text:c="12"/>MySqlDataReader rdr = Query(requete);</text:p>
        </text:list-item>
        <text:list-item>
          <text:p text:style-name="P17"><text:s text:c="12"/>return rdr;</text:p>
        </text:list-item>
        <text:list-item>
          <text:p text:style-name="P17"><text:s text:c="8"/>}</text:p>
        </text:list-item>
        <text:list-item>
          <text:p text:style-name="P17"><text:s text:c="8"/>#endregion</text:p>
        </text:list-item>
        <text:list-item>
          <text:p text:style-name="P17"><text:s text:c="4"/>}</text:p>
        </text:list-item>
        <text:list-item>
          <text:p text:style-name="P17">}</text:p>
        </text:list-item>
      </text:list>
      <text:h text:style-name="Heading_20_2" text:outline-level="2"><text:bookmark-start text:name="__RefHeading___Toc553_1805304459"/>C_Config.cs<text:bookmark-end text:name="__RefHeading___Toc553_1805304459"/></text:h>
      <text:list xml:id="list2825419128" text:style-name="L15">
        <text:list-item>
          <text:p text:style-name="P18">using System;</text:p>
        </text:list-item>
        <text:list-item>
          <text:p text:style-name="P18">using System.Collections.Generic;</text:p>
        </text:list-item>
        <text:list-item>
          <text:p text:style-name="P18">using System.IO;</text:p>
        </text:list-item>
        <text:list-item>
          <text:p text:style-name="P18">using System.Linq;</text:p>
        </text:list-item>
        <text:list-item>
          <text:p text:style-name="P18">using System.Security.Cryptography;</text:p>
        </text:list-item>
        <text:list-item>
          <text:p text:style-name="P18"><text:soft-page-break/>using System.Text;</text:p>
        </text:list-item>
        <text:list-item>
          <text:p text:style-name="P18">using System.Threading.Tasks;</text:p>
        </text:list-item>
        <text:list-item>
          <text:p text:style-name="P18"/>
        </text:list-item>
        <text:list-item>
          <text:p text:style-name="P18">namespace Technicien_capteurs</text:p>
        </text:list-item>
        <text:list-item>
          <text:p text:style-name="P18">{</text:p>
        </text:list-item>
        <text:list-item>
          <text:p text:style-name="P18"><text:s text:c="4"/>public class C_Config</text:p>
        </text:list-item>
        <text:list-item>
          <text:p text:style-name="P18"><text:s text:c="4"/>{</text:p>
        </text:list-item>
        <text:list-item>
          <text:p text:style-name="P18"><text:s text:c="8"/>//Class chargée de sauvegarder la config réseau dans un fichier en .ini et de l'encrypter.</text:p>
        </text:list-item>
        <text:list-item>
          <text:p text:style-name="P18"/>
        </text:list-item>
        <text:list-item>
          <text:p text:style-name="P18"><text:s text:c="8"/>//Variable globale configuré depuis la formConfigReseau</text:p>
        </text:list-item>
        <text:list-item>
          <text:p text:style-name="P18"><text:s text:c="8"/>public string ip = "";</text:p>
        </text:list-item>
        <text:list-item>
          <text:p text:style-name="P18"><text:s text:c="8"/>public string username = "";</text:p>
        </text:list-item>
        <text:list-item>
          <text:p text:style-name="P18"><text:s text:c="8"/>public string password = "";</text:p>
        </text:list-item>
        <text:list-item>
          <text:p text:style-name="P18"><text:s text:c="8"/>public string dbn = "";</text:p>
        </text:list-item>
        <text:list-item>
          <text:p text:style-name="P18"><text:s text:c="8"/>public string ipArduino = "";</text:p>
        </text:list-item>
        <text:list-item>
          <text:p text:style-name="P18"/>
        </text:list-item>
        <text:list-item>
          <text:p text:style-name="P18"><text:s text:c="8"/>private static string file = "Paramètres.ini";</text:p>
        </text:list-item>
        <text:list-item>
          <text:p text:style-name="P18"/>
        </text:list-item>
        <text:list-item>
          <text:p text:style-name="P18"><text:s text:c="8"/>public void SaveConfig()</text:p>
        </text:list-item>
        <text:list-item>
          <text:p text:style-name="P18"><text:s text:c="8"/>{</text:p>
        </text:list-item>
        <text:list-item>
          <text:p text:style-name="P18"><text:s text:c="12"/>var MyIni = new IniFile(file);</text:p>
        </text:list-item>
        <text:list-item>
          <text:p text:style-name="P18"/>
        </text:list-item>
        <text:list-item>
          <text:p text:style-name="P18"><text:s text:c="12"/>if(File.Exists(file))</text:p>
        </text:list-item>
        <text:list-item>
          <text:p text:style-name="P18"><text:s text:c="12"/>{</text:p>
        </text:list-item>
        <text:list-item>
          <text:p text:style-name="P18"><text:s text:c="16"/>//On vide le fichier pour re-save</text:p>
        </text:list-item>
        <text:list-item>
          <text:p text:style-name="P18"><text:s text:c="16"/>File.WriteAllText(file, string.Empty);</text:p>
        </text:list-item>
        <text:list-item>
          <text:p text:style-name="P18"><text:s text:c="12"/>}</text:p>
        </text:list-item>
        <text:list-item>
          <text:p text:style-name="P18"/>
        </text:list-item>
        <text:list-item>
          <text:p text:style-name="P18"><text:s text:c="12"/>if(ip != "")</text:p>
        </text:list-item>
        <text:list-item>
          <text:p text:style-name="P18"><text:s text:c="12"/>{</text:p>
        </text:list-item>
        <text:list-item>
          <text:p text:style-name="P18"><text:s text:c="16"/>MyIni.Write("IP", ip);</text:p>
        </text:list-item>
        <text:list-item>
          <text:p text:style-name="P18"><text:soft-page-break/><text:s text:c="16"/>MyIni.Write("USERNAME", username);</text:p>
        </text:list-item>
        <text:list-item>
          <text:p text:style-name="P18"><text:s text:c="16"/>MyIni.Write("PASSWORD", password);</text:p>
        </text:list-item>
        <text:list-item>
          <text:p text:style-name="P18"><text:s text:c="16"/>MyIni.Write("DBN", dbn);</text:p>
        </text:list-item>
        <text:list-item>
          <text:p text:style-name="P18"><text:s text:c="12"/>}</text:p>
        </text:list-item>
        <text:list-item>
          <text:p text:style-name="P18"/>
        </text:list-item>
        <text:list-item>
          <text:p text:style-name="P18"><text:s text:c="12"/>if(ipArduino != "")</text:p>
        </text:list-item>
        <text:list-item>
          <text:p text:style-name="P18"><text:s text:c="12"/>{</text:p>
        </text:list-item>
        <text:list-item>
          <text:p text:style-name="P18"><text:s text:c="16"/>MyIni.Write("IP_ARDUINO", ipArduino);</text:p>
        </text:list-item>
        <text:list-item>
          <text:p text:style-name="P18"><text:s text:c="12"/>}</text:p>
        </text:list-item>
        <text:list-item>
          <text:p text:style-name="P18"/>
        </text:list-item>
        <text:list-item>
          <text:p text:style-name="P18"><text:s text:c="12"/>EncryptFile();</text:p>
        </text:list-item>
        <text:list-item>
          <text:p text:style-name="P18"><text:s text:c="8"/>}</text:p>
        </text:list-item>
        <text:list-item>
          <text:p text:style-name="P18"/>
        </text:list-item>
        <text:list-item>
          <text:p text:style-name="P18"><text:s text:c="8"/>public void LoadConfig()</text:p>
        </text:list-item>
        <text:list-item>
          <text:p text:style-name="P18"><text:s text:c="8"/>{</text:p>
        </text:list-item>
        <text:list-item>
          <text:p text:style-name="P18"><text:s text:c="12"/>DecryptFile();</text:p>
        </text:list-item>
        <text:list-item>
          <text:p text:style-name="P18"/>
        </text:list-item>
        <text:list-item>
          <text:p text:style-name="P18"><text:s text:c="12"/>var MyIni = new IniFile(file);</text:p>
        </text:list-item>
        <text:list-item>
          <text:p text:style-name="P18"><text:s text:c="12"/>var IP = MyIni.Read("IP");</text:p>
        </text:list-item>
        <text:list-item>
          <text:p text:style-name="P18"><text:s text:c="12"/>var UNAME = MyIni.Read("USERNAME");</text:p>
        </text:list-item>
        <text:list-item>
          <text:p text:style-name="P18"><text:s text:c="12"/>var PASS = MyIni.Read("PASSWORD");</text:p>
        </text:list-item>
        <text:list-item>
          <text:p text:style-name="P18"><text:s text:c="12"/>var DBN = MyIni.Read("DBN");</text:p>
        </text:list-item>
        <text:list-item>
          <text:p text:style-name="P18"><text:s text:c="12"/>var IP_ARDUINO = MyIni.Read("IP_ARDUINO");</text:p>
        </text:list-item>
        <text:list-item>
          <text:p text:style-name="P18"/>
        </text:list-item>
        <text:list-item>
          <text:p text:style-name="P18"><text:s text:c="12"/>if(IP != "")</text:p>
        </text:list-item>
        <text:list-item>
          <text:p text:style-name="P18"><text:s text:c="12"/>{</text:p>
        </text:list-item>
        <text:list-item>
          <text:p text:style-name="P18"><text:s text:c="16"/>ip = IP;</text:p>
        </text:list-item>
        <text:list-item>
          <text:p text:style-name="P18"><text:s text:c="16"/>username = UNAME;</text:p>
        </text:list-item>
        <text:list-item>
          <text:p text:style-name="P18"><text:s text:c="16"/>password = PASS;</text:p>
        </text:list-item>
        <text:list-item>
          <text:p text:style-name="P18"><text:s text:c="16"/>dbn = DBN;</text:p>
        </text:list-item>
        <text:list-item>
          <text:p text:style-name="P18"><text:s text:c="12"/>}</text:p>
        </text:list-item>
        <text:list-item>
          <text:p text:style-name="P18"><text:soft-page-break/></text:p>
        </text:list-item>
        <text:list-item>
          <text:p text:style-name="P18"><text:s text:c="12"/>if(IP_ARDUINO != "")</text:p>
        </text:list-item>
        <text:list-item>
          <text:p text:style-name="P18"><text:s text:c="12"/>{</text:p>
        </text:list-item>
        <text:list-item>
          <text:p text:style-name="P18"><text:s text:c="16"/>ipArduino = IP_ARDUINO;</text:p>
        </text:list-item>
        <text:list-item>
          <text:p text:style-name="P18"><text:s text:c="12"/>}</text:p>
        </text:list-item>
        <text:list-item>
          <text:p text:style-name="P18"/>
        </text:list-item>
        <text:list-item>
          <text:p text:style-name="P18"><text:s text:c="12"/>EncryptFile();</text:p>
        </text:list-item>
        <text:list-item>
          <text:p text:style-name="P18"><text:s text:c="8"/>}</text:p>
        </text:list-item>
        <text:list-item>
          <text:p text:style-name="P18"/>
        </text:list-item>
        <text:list-item>
          <text:p text:style-name="P18"><text:s text:c="8"/>private byte[] AES_Encrypt(byte[] bytesToBeEncrypted, byte[] passwordBytes)</text:p>
        </text:list-item>
        <text:list-item>
          <text:p text:style-name="P18"><text:s text:c="8"/>{</text:p>
        </text:list-item>
        <text:list-item>
          <text:p text:style-name="P18"><text:s text:c="12"/>byte[] encryptedBytes = null;</text:p>
        </text:list-item>
        <text:list-item>
          <text:p text:style-name="P18"/>
        </text:list-item>
        <text:list-item>
          <text:p text:style-name="P18"><text:s text:c="12"/>// Set your salt here, change it to meet your flavor:</text:p>
        </text:list-item>
        <text:list-item>
          <text:p text:style-name="P18"><text:s text:c="12"/>// The salt bytes must be at least 8 bytes.</text:p>
        </text:list-item>
        <text:list-item>
          <text:p text:style-name="P18"><text:s text:c="12"/>byte[] saltBytes = new byte[] { 10, 22, 34, 46, 58, 69, 74, 82 };</text:p>
        </text:list-item>
        <text:list-item>
          <text:p text:style-name="P18"/>
        </text:list-item>
        <text:list-item>
          <text:p text:style-name="P18"><text:s text:c="12"/>using (MemoryStream ms = new MemoryStream())</text:p>
        </text:list-item>
        <text:list-item>
          <text:p text:style-name="P18"><text:s text:c="12"/>{</text:p>
        </text:list-item>
        <text:list-item>
          <text:p text:style-name="P18"><text:s text:c="16"/>using (RijndaelManaged AES = new RijndaelManaged())</text:p>
        </text:list-item>
        <text:list-item>
          <text:p text:style-name="P18"><text:s text:c="16"/>{</text:p>
        </text:list-item>
        <text:list-item>
          <text:p text:style-name="P18"><text:s text:c="20"/>AES.KeySize = 256;</text:p>
        </text:list-item>
        <text:list-item>
          <text:p text:style-name="P18"><text:s text:c="20"/>AES.BlockSize = 128;</text:p>
        </text:list-item>
        <text:list-item>
          <text:p text:style-name="P18"/>
        </text:list-item>
        <text:list-item>
          <text:p text:style-name="P18"><text:s text:c="20"/>var key = new Rfc2898DeriveBytes(passwordBytes, saltBytes, 1000);</text:p>
        </text:list-item>
        <text:list-item>
          <text:p text:style-name="P18"><text:s text:c="20"/>AES.Key = key.GetBytes(AES.KeySize / 8);</text:p>
        </text:list-item>
        <text:list-item>
          <text:p text:style-name="P18"><text:s text:c="20"/>AES.IV = key.GetBytes(AES.BlockSize / 8);</text:p>
        </text:list-item>
        <text:list-item>
          <text:p text:style-name="P18"/>
        </text:list-item>
        <text:list-item>
          <text:p text:style-name="P18"><text:s text:c="20"/>AES.Mode = CipherMode.CBC;</text:p>
        </text:list-item>
        <text:list-item>
          <text:p text:style-name="P18"/>
        </text:list-item>
        <text:list-item>
          <text:p text:style-name="P18"><text:soft-page-break/><text:s text:c="20"/>using (var cs = new CryptoStream(ms, AES.CreateEncryptor(), CryptoStreamMode.Write))</text:p>
        </text:list-item>
        <text:list-item>
          <text:p text:style-name="P18"><text:s text:c="20"/>{</text:p>
        </text:list-item>
        <text:list-item>
          <text:p text:style-name="P18"><text:s text:c="24"/>cs.Write(bytesToBeEncrypted, 0, bytesToBeEncrypted.Length);</text:p>
        </text:list-item>
        <text:list-item>
          <text:p text:style-name="P18"><text:s text:c="24"/>cs.Close();</text:p>
        </text:list-item>
        <text:list-item>
          <text:p text:style-name="P18"><text:s text:c="20"/>}</text:p>
        </text:list-item>
        <text:list-item>
          <text:p text:style-name="P18"><text:s text:c="20"/>encryptedBytes = ms.ToArray();</text:p>
        </text:list-item>
        <text:list-item>
          <text:p text:style-name="P18"><text:s text:c="16"/>}</text:p>
        </text:list-item>
        <text:list-item>
          <text:p text:style-name="P18"><text:s text:c="12"/>}</text:p>
        </text:list-item>
        <text:list-item>
          <text:p text:style-name="P18"><text:s text:c="12"/>return encryptedBytes;</text:p>
        </text:list-item>
        <text:list-item>
          <text:p text:style-name="P18"><text:s text:c="8"/>}</text:p>
        </text:list-item>
        <text:list-item>
          <text:p text:style-name="P18"/>
        </text:list-item>
        <text:list-item>
          <text:p text:style-name="P18"><text:s text:c="8"/>private byte[] AES_Decrypt(byte[] bytesToBeDecrypted, byte[] passwordBytes)</text:p>
        </text:list-item>
        <text:list-item>
          <text:p text:style-name="P18"><text:s text:c="8"/>{</text:p>
        </text:list-item>
        <text:list-item>
          <text:p text:style-name="P18"><text:s text:c="12"/>byte[] decryptedBytes = null;</text:p>
        </text:list-item>
        <text:list-item>
          <text:p text:style-name="P18"/>
        </text:list-item>
        <text:list-item>
          <text:p text:style-name="P18"><text:s text:c="12"/>// Set your salt here, change it to meet your flavor:</text:p>
        </text:list-item>
        <text:list-item>
          <text:p text:style-name="P18"><text:s text:c="12"/>// The salt bytes must be at least 8 bytes.</text:p>
        </text:list-item>
        <text:list-item>
          <text:p text:style-name="P18"><text:s text:c="12"/>byte[] saltBytes = new byte[] { 10, 22, 34, 46, 58, 69, 74, 82 };</text:p>
        </text:list-item>
        <text:list-item>
          <text:p text:style-name="P18"/>
        </text:list-item>
        <text:list-item>
          <text:p text:style-name="P18"><text:s text:c="12"/>using (MemoryStream ms = new MemoryStream())</text:p>
        </text:list-item>
        <text:list-item>
          <text:p text:style-name="P18"><text:s text:c="12"/>{</text:p>
        </text:list-item>
        <text:list-item>
          <text:p text:style-name="P18"><text:s text:c="16"/>using (RijndaelManaged AES = new RijndaelManaged())</text:p>
        </text:list-item>
        <text:list-item>
          <text:p text:style-name="P18"><text:s text:c="16"/>{</text:p>
        </text:list-item>
        <text:list-item>
          <text:p text:style-name="P18"><text:s text:c="20"/>AES.KeySize = 256;</text:p>
        </text:list-item>
        <text:list-item>
          <text:p text:style-name="P18"><text:s text:c="20"/>AES.BlockSize = 128;</text:p>
        </text:list-item>
        <text:list-item>
          <text:p text:style-name="P18"/>
        </text:list-item>
        <text:list-item>
          <text:p text:style-name="P18"><text:s text:c="20"/>var key = new Rfc2898DeriveBytes(passwordBytes, saltBytes, 1000);</text:p>
        </text:list-item>
        <text:list-item>
          <text:p text:style-name="P18"><text:s text:c="20"/>AES.Key = key.GetBytes(AES.KeySize / 8);</text:p>
        </text:list-item>
        <text:list-item>
          <text:p text:style-name="P18"><text:s text:c="20"/>AES.IV = key.GetBytes(AES.BlockSize / 8);</text:p>
        </text:list-item>
        <text:list-item>
          <text:p text:style-name="P18"/>
        </text:list-item>
        <text:list-item>
          <text:p text:style-name="P18"><text:soft-page-break/><text:s text:c="20"/>AES.Mode = CipherMode.CBC;</text:p>
        </text:list-item>
        <text:list-item>
          <text:p text:style-name="P18"/>
        </text:list-item>
        <text:list-item>
          <text:p text:style-name="P18"><text:s text:c="20"/>using (var cs = new CryptoStream(ms, AES.CreateDecryptor(), CryptoStreamMode.Write))</text:p>
        </text:list-item>
        <text:list-item>
          <text:p text:style-name="P18"><text:s text:c="20"/>{</text:p>
        </text:list-item>
        <text:list-item>
          <text:p text:style-name="P18"><text:s text:c="24"/>cs.Write(bytesToBeDecrypted, 0, bytesToBeDecrypted.Length);</text:p>
        </text:list-item>
        <text:list-item>
          <text:p text:style-name="P18"><text:s text:c="24"/>cs.Close();</text:p>
        </text:list-item>
        <text:list-item>
          <text:p text:style-name="P18"><text:s text:c="20"/>}</text:p>
        </text:list-item>
        <text:list-item>
          <text:p text:style-name="P18"><text:s text:c="20"/>decryptedBytes = ms.ToArray();</text:p>
        </text:list-item>
        <text:list-item>
          <text:p text:style-name="P18"><text:s text:c="16"/>}</text:p>
        </text:list-item>
        <text:list-item>
          <text:p text:style-name="P18"><text:s text:c="12"/>}</text:p>
        </text:list-item>
        <text:list-item>
          <text:p text:style-name="P18"/>
        </text:list-item>
        <text:list-item>
          <text:p text:style-name="P18"><text:s text:c="12"/>return decryptedBytes;</text:p>
        </text:list-item>
        <text:list-item>
          <text:p text:style-name="P18"><text:s text:c="8"/>}</text:p>
        </text:list-item>
        <text:list-item>
          <text:p text:style-name="P18"/>
        </text:list-item>
        <text:list-item>
          <text:p text:style-name="P18"><text:s text:c="8"/>private void EncryptFile()</text:p>
        </text:list-item>
        <text:list-item>
          <text:p text:style-name="P18"><text:s text:c="8"/>{</text:p>
        </text:list-item>
        <text:list-item>
          <text:p text:style-name="P18"><text:s text:c="12"/>byte[] bytesOfFile = File.ReadAllBytes(file);</text:p>
        </text:list-item>
        <text:list-item>
          <text:p text:style-name="P18"><text:s text:c="12"/>string pass = "?,A82:3X2§!^*ù";</text:p>
        </text:list-item>
        <text:list-item>
          <text:p text:style-name="P18"><text:s text:c="12"/>byte[] passwordBytes = Encoding.UTF8.GetBytes(pass);</text:p>
        </text:list-item>
        <text:list-item>
          <text:p text:style-name="P18"><text:s text:c="12"/>passwordBytes = SHA256.Create().ComputeHash(passwordBytes);</text:p>
        </text:list-item>
        <text:list-item>
          <text:p text:style-name="P18"/>
        </text:list-item>
        <text:list-item>
          <text:p text:style-name="P18"><text:s text:c="12"/>byte[] bytesEncrypted = AES_Encrypt(bytesOfFile, passwordBytes);</text:p>
        </text:list-item>
        <text:list-item>
          <text:p text:style-name="P18"/>
        </text:list-item>
        <text:list-item>
          <text:p text:style-name="P18"><text:s text:c="12"/>File.WriteAllBytes(file, bytesEncrypted);</text:p>
        </text:list-item>
        <text:list-item>
          <text:p text:style-name="P18"><text:s text:c="8"/>}</text:p>
        </text:list-item>
        <text:list-item>
          <text:p text:style-name="P18"/>
        </text:list-item>
        <text:list-item>
          <text:p text:style-name="P18"><text:s text:c="8"/>private void DecryptFile()</text:p>
        </text:list-item>
        <text:list-item>
          <text:p text:style-name="P18"><text:s text:c="8"/>{</text:p>
        </text:list-item>
        <text:list-item>
          <text:p text:style-name="P18"><text:s text:c="12"/>byte[] bytesOfFile = File.ReadAllBytes(file);</text:p>
        </text:list-item>
        <text:list-item>
          <text:p text:style-name="P18"><text:s text:c="12"/>string pass = "?,A82:3X2§!^*ù";</text:p>
        </text:list-item>
        <text:list-item>
          <text:p text:style-name="P18"><text:soft-page-break/><text:s text:c="12"/>byte[] passwordBytes = Encoding.UTF8.GetBytes(pass);</text:p>
        </text:list-item>
        <text:list-item>
          <text:p text:style-name="P18"><text:s text:c="12"/>passwordBytes = SHA256.Create().ComputeHash(passwordBytes);</text:p>
        </text:list-item>
        <text:list-item>
          <text:p text:style-name="P18"/>
        </text:list-item>
        <text:list-item>
          <text:p text:style-name="P18"><text:s text:c="12"/>byte[] bytesDecrypted = AES_Decrypt(bytesOfFile, passwordBytes);</text:p>
        </text:list-item>
        <text:list-item>
          <text:p text:style-name="P18"/>
        </text:list-item>
        <text:list-item>
          <text:p text:style-name="P18"><text:s text:c="12"/>File.WriteAllBytes(file, bytesDecrypted);</text:p>
        </text:list-item>
        <text:list-item>
          <text:p text:style-name="P18"><text:s text:c="8"/>}</text:p>
        </text:list-item>
        <text:list-item>
          <text:p text:style-name="P18"><text:s text:c="4"/>}</text:p>
        </text:list-item>
        <text:list-item>
          <text:p text:style-name="P18">}</text:p>
        </text:list-item>
      </text:list>
      <text:h text:style-name="Heading_20_2" text:outline-level="2"><text:bookmark-start text:name="__RefHeading___Toc555_1805304459"/>C_EDL_Recorder.cs<text:bookmark-end text:name="__RefHeading___Toc555_1805304459"/></text:h>
      <text:list xml:id="list3076629911" text:style-name="L16">
        <text:list-item>
          <text:p text:style-name="P19">using System;</text:p>
        </text:list-item>
        <text:list-item>
          <text:p text:style-name="P19">using System.Collections.Generic;</text:p>
        </text:list-item>
        <text:list-item>
          <text:p text:style-name="P19">using System.Diagnostics;</text:p>
        </text:list-item>
        <text:list-item>
          <text:p text:style-name="P19">using System.IO.Ports;</text:p>
        </text:list-item>
        <text:list-item>
          <text:p text:style-name="P19">using System.Linq;</text:p>
        </text:list-item>
        <text:list-item>
          <text:p text:style-name="P19">using System.Net;</text:p>
        </text:list-item>
        <text:list-item>
          <text:p text:style-name="P19">using System.Net.Sockets;</text:p>
        </text:list-item>
        <text:list-item>
          <text:p text:style-name="P19">using System.Text;</text:p>
        </text:list-item>
        <text:list-item>
          <text:p text:style-name="P19">using System.Threading;</text:p>
        </text:list-item>
        <text:list-item>
          <text:p text:style-name="P19">using System.Threading.Tasks;</text:p>
        </text:list-item>
        <text:list-item>
          <text:p text:style-name="P19">using System.Windows.Forms;</text:p>
        </text:list-item>
        <text:list-item>
          <text:p text:style-name="P19"/>
        </text:list-item>
        <text:list-item>
          <text:p text:style-name="P19">namespace Technicien_capteurs</text:p>
        </text:list-item>
        <text:list-item>
          <text:p text:style-name="P19">{</text:p>
        </text:list-item>
        <text:list-item>
          <text:p text:style-name="P19"><text:s text:c="4"/>class C_EDL_Recorder</text:p>
        </text:list-item>
        <text:list-item>
          <text:p text:style-name="P19"><text:s text:c="4"/>{</text:p>
        </text:list-item>
        <text:list-item>
          <text:p text:style-name="P19"><text:s text:c="8"/>//Class chargée de communiquer avec l'arduino afin de réucpérer les mesures effectuées en instantanné.</text:p>
        </text:list-item>
        <text:list-item>
          <text:p text:style-name="P19"/>
        </text:list-item>
        <text:list-item>
          <text:p text:style-name="P19"><text:s text:c="8"/>private string IpArduino;</text:p>
        </text:list-item>
        <text:list-item>
          <text:p text:style-name="P19"><text:soft-page-break/></text:p>
        </text:list-item>
        <text:list-item>
          <text:p text:style-name="P19"><text:s text:c="8"/>public C_EDL_Recorder(string ip)</text:p>
        </text:list-item>
        <text:list-item>
          <text:p text:style-name="P19"><text:s text:c="8"/>{</text:p>
        </text:list-item>
        <text:list-item>
          <text:p text:style-name="P19"><text:s text:c="12"/>IpArduino = ip;</text:p>
        </text:list-item>
        <text:list-item>
          <text:p text:style-name="P19"><text:s text:c="8"/>}</text:p>
        </text:list-item>
        <text:list-item>
          <text:p text:style-name="P19"/>
        </text:list-item>
        <text:list-item>
          <text:p text:style-name="P19"><text:s text:c="8"/>private bool EnvoiEtReception(byte nbBytesRec, string msgEnvoi, string msgReception, bool testerConnexion)</text:p>
        </text:list-item>
        <text:list-item>
          <text:p text:style-name="P19"><text:s text:c="8"/>{</text:p>
        </text:list-item>
        <text:list-item>
          <text:p text:style-name="P19"><text:s text:c="12"/>try</text:p>
        </text:list-item>
        <text:list-item>
          <text:p text:style-name="P19"><text:s text:c="12"/>{</text:p>
        </text:list-item>
        <text:list-item>
          <text:p text:style-name="P19"><text:s text:c="16"/>IPAddress ipAddress = IPAddress.Parse(IpArduino);</text:p>
        </text:list-item>
        <text:list-item>
          <text:p text:style-name="P19"><text:s text:c="16"/>Socket sender = new Socket(ipAddress.AddressFamily, SocketType.Stream, ProtocolType.Tcp);</text:p>
        </text:list-item>
        <text:list-item>
          <text:p text:style-name="P19"><text:s text:c="16"/>byte[] bytes = new byte[nbBytesRec]; //nb de chars qu'on recoit</text:p>
        </text:list-item>
        <text:list-item>
          <text:p text:style-name="P19"><text:s text:c="16"/>sender.BeginConnect(ipAddress, 2000, null, null);</text:p>
        </text:list-item>
        <text:list-item>
          <text:p text:style-name="P19"><text:s text:c="16"/>sender.ReceiveTimeout = 3000;</text:p>
        </text:list-item>
        <text:list-item>
          <text:p text:style-name="P19"><text:s text:c="16"/>Thread.Sleep(200);</text:p>
        </text:list-item>
        <text:list-item>
          <text:p text:style-name="P19"/>
        </text:list-item>
        <text:list-item>
          <text:p text:style-name="P19"><text:s text:c="16"/>byte i = 0;</text:p>
        </text:list-item>
        <text:list-item>
          <text:p text:style-name="P19"><text:s text:c="16"/>bool isConnected = false;</text:p>
        </text:list-item>
        <text:list-item>
          <text:p text:style-name="P19"/>
        </text:list-item>
        <text:list-item>
          <text:p text:style-name="P19"><text:s text:c="16"/>while (i &lt; 3 &amp;&amp; isConnected == false)</text:p>
        </text:list-item>
        <text:list-item>
          <text:p text:style-name="P19"><text:s text:c="16"/>{</text:p>
        </text:list-item>
        <text:list-item>
          <text:p text:style-name="P19"><text:s text:c="20"/>if(sender.Connected)//connected == true quand on ping une ip sur le port 2000 (serveur)</text:p>
        </text:list-item>
        <text:list-item>
          <text:p text:style-name="P19"><text:s text:c="20"/>{</text:p>
        </text:list-item>
        <text:list-item>
          <text:p text:style-name="P19"><text:s text:c="24"/>byte[] msg = Encoding.ASCII.GetBytes(msgEnvoi);//bytes du message envoyé</text:p>
        </text:list-item>
        <text:list-item>
          <text:p text:style-name="P19"/>
        </text:list-item>
        <text:list-item>
          <text:p text:style-name="P19"><text:s text:c="24"/>int bytesSent = sender.Send(msg);//count le nb de bytes envoyées</text:p>
        </text:list-item>
        <text:list-item>
          <text:p text:style-name="P19"><text:s text:c="24"/></text:p>
        </text:list-item>
        <text:list-item>
          <text:p text:style-name="P19"><text:soft-page-break/><text:s text:c="24"/>int bytesRec = sender.Receive(bytes);//count le nb de bytes reçus</text:p>
        </text:list-item>
        <text:list-item>
          <text:p text:style-name="P19"/>
        </text:list-item>
        <text:list-item>
          <text:p text:style-name="P19"><text:s text:c="24"/>string reception = Encoding.ASCII.GetString(bytes, 0, bytesRec);</text:p>
        </text:list-item>
        <text:list-item>
          <text:p text:style-name="P19"/>
        </text:list-item>
        <text:list-item>
          <text:p text:style-name="P19"><text:s text:c="24"/>if(reception == msgReception)</text:p>
        </text:list-item>
        <text:list-item>
          <text:p text:style-name="P19"><text:s text:c="24"/>{</text:p>
        </text:list-item>
        <text:list-item>
          <text:p text:style-name="P19"><text:s text:c="28"/>isConnected = true;</text:p>
        </text:list-item>
        <text:list-item>
          <text:p text:style-name="P19"><text:s text:c="24"/>}</text:p>
        </text:list-item>
        <text:list-item>
          <text:p text:style-name="P19"><text:s text:c="24"/>sender.Shutdown(SocketShutdown.Both);</text:p>
        </text:list-item>
        <text:list-item>
          <text:p text:style-name="P19"><text:s text:c="24"/>sender.Close();</text:p>
        </text:list-item>
        <text:list-item>
          <text:p text:style-name="P19"><text:s text:c="24"/>reception = "";</text:p>
        </text:list-item>
        <text:list-item>
          <text:p text:style-name="P19"><text:s text:c="20"/>}</text:p>
        </text:list-item>
        <text:list-item>
          <text:p text:style-name="P19"><text:s text:c="20"/>else</text:p>
        </text:list-item>
        <text:list-item>
          <text:p text:style-name="P19"><text:s text:c="20"/>{</text:p>
        </text:list-item>
        <text:list-item>
          <text:p text:style-name="P19"><text:s text:c="24"/>Thread.Sleep(1000);</text:p>
        </text:list-item>
        <text:list-item>
          <text:p text:style-name="P19"><text:s text:c="20"/>}</text:p>
        </text:list-item>
        <text:list-item>
          <text:p text:style-name="P19"/>
        </text:list-item>
        <text:list-item>
          <text:p text:style-name="P19"><text:s text:c="20"/>i++;</text:p>
        </text:list-item>
        <text:list-item>
          <text:p text:style-name="P19"><text:s text:c="16"/>}</text:p>
        </text:list-item>
        <text:list-item>
          <text:p text:style-name="P19"/>
        </text:list-item>
        <text:list-item>
          <text:p text:style-name="P19"><text:s text:c="16"/>if (testerConnexion == true &amp;&amp; isConnected == true)</text:p>
        </text:list-item>
        <text:list-item>
          <text:p text:style-name="P19"><text:s text:c="16"/>{</text:p>
        </text:list-item>
        <text:list-item>
          <text:p text:style-name="P19"><text:s text:c="20"/>MessageBox.Show("Connexion réussie avec l'enregistreur !", "Succès !", MessageBoxButtons.OK, MessageBoxIcon.Information);</text:p>
        </text:list-item>
        <text:list-item>
          <text:p text:style-name="P19"><text:s text:c="16"/>}</text:p>
        </text:list-item>
        <text:list-item>
          <text:p text:style-name="P19"/>
        </text:list-item>
        <text:list-item>
          <text:p text:style-name="P19"><text:s text:c="16"/>if (isConnected == false)</text:p>
        </text:list-item>
        <text:list-item>
          <text:p text:style-name="P19"><text:s text:c="16"/>{</text:p>
        </text:list-item>
        <text:list-item>
          <text:p text:style-name="P19"><text:s text:c="20"/>MessageBox.Show("Problème de connexion avec l'enregistreur, vérifiez qu'il soit connecté a internet, ou qu'il ne soit pas en train d'effectuer des mesures !", "Erreur !", MessageBoxButtons.OK, MessageBoxIcon.Warning);</text:p>
        </text:list-item>
        <text:list-item>
          <text:p text:style-name="P19"><text:soft-page-break/><text:s text:c="20"/>return false;</text:p>
        </text:list-item>
        <text:list-item>
          <text:p text:style-name="P19"><text:s text:c="16"/>}</text:p>
        </text:list-item>
        <text:list-item>
          <text:p text:style-name="P19"><text:s text:c="16"/>else</text:p>
        </text:list-item>
        <text:list-item>
          <text:p text:style-name="P19"><text:s text:c="16"/>{</text:p>
        </text:list-item>
        <text:list-item>
          <text:p text:style-name="P19"><text:s text:c="20"/>return true;</text:p>
        </text:list-item>
        <text:list-item>
          <text:p text:style-name="P19"><text:s text:c="16"/>}</text:p>
        </text:list-item>
        <text:list-item>
          <text:p text:style-name="P19"><text:s text:c="12"/>}</text:p>
        </text:list-item>
        <text:list-item>
          <text:p text:style-name="P19"><text:s text:c="12"/>catch (Exception)</text:p>
        </text:list-item>
        <text:list-item>
          <text:p text:style-name="P19"><text:s text:c="12"/>{</text:p>
        </text:list-item>
        <text:list-item>
          <text:p text:style-name="P19"><text:s text:c="16"/>MessageBox.Show("Erreur de saisie dans l'adresse IP de l'enregistreur ou problème de reception du message !", "Erreur !", MessageBoxButtons.OK, MessageBoxIcon.Warning);</text:p>
        </text:list-item>
        <text:list-item>
          <text:p text:style-name="P19"><text:s text:c="16"/>return false;</text:p>
        </text:list-item>
        <text:list-item>
          <text:p text:style-name="P19"><text:s text:c="12"/>}</text:p>
        </text:list-item>
        <text:list-item>
          <text:p text:style-name="P19"><text:s text:c="8"/>}</text:p>
        </text:list-item>
        <text:list-item>
          <text:p text:style-name="P19"><text:s text:c="8"/>public bool TesterConnexion()</text:p>
        </text:list-item>
        <text:list-item>
          <text:p text:style-name="P19"><text:s text:c="8"/>{</text:p>
        </text:list-item>
        <text:list-item>
          <text:p text:style-name="P19"><text:s text:c="12"/>bool resultat = EnvoiEtReception(9, "EDL_TEST?","EDL_TEST!",true);</text:p>
        </text:list-item>
        <text:list-item>
          <text:p text:style-name="P19"><text:s text:c="12"/>return resultat;</text:p>
        </text:list-item>
        <text:list-item>
          <text:p text:style-name="P19"><text:s text:c="8"/>}</text:p>
        </text:list-item>
        <text:list-item>
          <text:p text:style-name="P19"/>
        </text:list-item>
        <text:list-item>
          <text:p text:style-name="P19"><text:s text:c="8"/>public bool EnvoiConfiguration(string msgEnvoi)</text:p>
        </text:list-item>
        <text:list-item>
          <text:p text:style-name="P19"><text:s text:c="8"/>{</text:p>
        </text:list-item>
        <text:list-item>
          <text:p text:style-name="P19"><text:s text:c="12"/>bool resultat = EnvoiEtReception(20, msgEnvoi, "EDL_ENR_GET_CONF_OK!", false);</text:p>
        </text:list-item>
        <text:list-item>
          <text:p text:style-name="P19"><text:s text:c="12"/>return resultat;</text:p>
        </text:list-item>
        <text:list-item>
          <text:p text:style-name="P19"><text:s text:c="8"/>}</text:p>
        </text:list-item>
        <text:list-item>
          <text:p text:style-name="P19"><text:s text:c="4"/>}</text:p>
        </text:list-item>
        <text:list-item>
          <text:p text:style-name="P19">}</text:p>
        </text:list-item>
      </text:list>
      <text:h text:style-name="Heading_20_2" text:outline-level="2"><text:bookmark-start text:name="__RefHeading___Toc557_1805304459"/>C_Entree.cs<text:bookmark-end text:name="__RefHeading___Toc557_1805304459"/></text:h>
      <text:list xml:id="list3303349278" text:style-name="L17">
        <text:list-item>
          <text:p text:style-name="P20">using System;</text:p>
        </text:list-item>
        <text:list-item>
          <text:p text:style-name="P20"><text:soft-page-break/>using System.Collections.Generic;</text:p>
        </text:list-item>
        <text:list-item>
          <text:p text:style-name="P20">using System.Linq;</text:p>
        </text:list-item>
        <text:list-item>
          <text:p text:style-name="P20">using System.Text;</text:p>
        </text:list-item>
        <text:list-item>
          <text:p text:style-name="P20">using System.Threading.Tasks;</text:p>
        </text:list-item>
        <text:list-item>
          <text:p text:style-name="P20"/>
        </text:list-item>
        <text:list-item>
          <text:p text:style-name="P20">namespace Technicien_capteurs</text:p>
        </text:list-item>
        <text:list-item>
          <text:p text:style-name="P20">{</text:p>
        </text:list-item>
        <text:list-item>
          <text:p text:style-name="P20"><text:s text:c="4"/>public class C_Entree</text:p>
        </text:list-item>
        <text:list-item>
          <text:p text:style-name="P20"><text:s text:c="4"/>{</text:p>
        </text:list-item>
        <text:list-item>
          <text:p text:style-name="P20"><text:s text:c="8"/>public ushort Id { get; set; }</text:p>
        </text:list-item>
        <text:list-item>
          <text:p text:style-name="P20"><text:s text:c="8"/>public byte Entree { get; set; }</text:p>
        </text:list-item>
        <text:list-item>
          <text:p text:style-name="P20"><text:s text:c="8"/>public string Nom_Entree { get; set; }</text:p>
        </text:list-item>
        <text:list-item>
          <text:p text:style-name="P20"><text:s text:c="8"/>public C_Capteur Capteur { get; set; }</text:p>
        </text:list-item>
        <text:list-item>
          <text:p text:style-name="P20"><text:s text:c="8"/>public float Intensite { get; set; }</text:p>
        </text:list-item>
        <text:list-item>
          <text:p text:style-name="P20"><text:s text:c="8"/>public float Puissance { get; set; }</text:p>
        </text:list-item>
        <text:list-item>
          <text:p text:style-name="P20"><text:s text:c="4"/>}</text:p>
        </text:list-item>
        <text:list-item>
          <text:p text:style-name="P20">}</text:p>
        </text:list-item>
      </text:list>
      <text:h text:style-name="P7" text:outline-level="2"><text:bookmark-start text:name="__RefHeading___Toc559_1805304459"/>C_Capteur.cs<text:bookmark-end text:name="__RefHeading___Toc559_1805304459"/></text:h>
      <text:list xml:id="list2172007741" text:style-name="L20">
        <text:list-item>
          <text:p text:style-name="P12"><text:bookmark-start text:name="__RefHeading___Toc561_1805304459"/>using System;<text:bookmark-end text:name="__RefHeading___Toc561_1805304459"/></text:p>
        </text:list-item>
        <text:list-item>
          <text:p text:style-name="P12"><text:bookmark-start text:name="__RefHeading___Toc563_1805304459"/>using System.Collections.Generic;<text:bookmark-end text:name="__RefHeading___Toc563_1805304459"/></text:p>
        </text:list-item>
        <text:list-item>
          <text:p text:style-name="P12"><text:bookmark-start text:name="__RefHeading___Toc565_1805304459"/>using System.Linq;<text:bookmark-end text:name="__RefHeading___Toc565_1805304459"/></text:p>
        </text:list-item>
        <text:list-item>
          <text:p text:style-name="P12"><text:bookmark-start text:name="__RefHeading___Toc567_1805304459"/>using System.Text;<text:bookmark-end text:name="__RefHeading___Toc567_1805304459"/></text:p>
        </text:list-item>
        <text:list-item>
          <text:p text:style-name="P12"><text:bookmark-start text:name="__RefHeading___Toc569_1805304459"/>using System.Threading.Tasks;<text:bookmark-end text:name="__RefHeading___Toc569_1805304459"/></text:p>
        </text:list-item>
        <text:list-item>
          <text:p text:style-name="P12"/>
        </text:list-item>
        <text:list-item>
          <text:p text:style-name="P12"><text:bookmark-start text:name="__RefHeading___Toc571_1805304459"/>namespace Technicien_capteurs<text:bookmark-end text:name="__RefHeading___Toc571_1805304459"/></text:p>
        </text:list-item>
        <text:list-item>
          <text:p text:style-name="P12"><text:bookmark-start text:name="__RefHeading___Toc573_1805304459"/>{<text:bookmark-end text:name="__RefHeading___Toc573_1805304459"/></text:p>
        </text:list-item>
        <text:list-item>
          <text:p text:style-name="P12"><text:bookmark-start text:name="__RefHeading___Toc575_1805304459"/><text:s text:c="4"/>public class C_Capteur<text:bookmark-end text:name="__RefHeading___Toc575_1805304459"/></text:p>
        </text:list-item>
        <text:list-item>
          <text:p text:style-name="P12"><text:bookmark-start text:name="__RefHeading___Toc577_1805304459"/><text:s text:c="4"/>{<text:bookmark-end text:name="__RefHeading___Toc577_1805304459"/></text:p>
        </text:list-item>
        <text:list-item>
          <text:p text:style-name="P12"><text:bookmark-start text:name="__RefHeading___Toc579_1805304459"/><text:s text:c="8"/>public ushort Id { get; set; }<text:bookmark-end text:name="__RefHeading___Toc579_1805304459"/></text:p>
        </text:list-item>
        <text:list-item>
          <text:p text:style-name="P12"><text:bookmark-start text:name="__RefHeading___Toc581_1805304459"/><text:s text:c="8"/>public string Nom { get; set; }<text:bookmark-end text:name="__RefHeading___Toc581_1805304459"/></text:p>
        </text:list-item>
        <text:list-item>
          <text:p text:style-name="P12"><text:bookmark-start text:name="__RefHeading___Toc583_1805304459"/><text:s text:c="8"/>public string Marque { get; set; }<text:bookmark-end text:name="__RefHeading___Toc583_1805304459"/></text:p>
        </text:list-item>
        <text:list-item>
          <text:p text:style-name="P12"><text:bookmark-start text:name="__RefHeading___Toc585_1805304459"/><text:s text:c="8"/>public string Model { get; set; }<text:bookmark-end text:name="__RefHeading___Toc585_1805304459"/></text:p>
        </text:list-item>
        <text:list-item>
          <text:p text:style-name="P12"><text:bookmark-start text:name="__RefHeading___Toc587_1805304459"/><text:s text:c="8"/>public byte Calibre { get; set; }<text:bookmark-end text:name="__RefHeading___Toc587_1805304459"/></text:p>
        </text:list-item>
        <text:list-item>
          <text:p text:style-name="P12"><text:bookmark-start text:name="__RefHeading___Toc589_1805304459"/><text:s text:c="8"/>public string A { get; set; }<text:bookmark-end text:name="__RefHeading___Toc589_1805304459"/></text:p>
        </text:list-item>
        <text:list-item>
          <text:p text:style-name="P12"><text:bookmark-start text:name="__RefHeading___Toc591_1805304459"/><text:s text:c="8"/>public string B { get; set; }<text:bookmark-end text:name="__RefHeading___Toc591_1805304459"/></text:p>
        </text:list-item>
        <text:list-item>
          <text:p text:style-name="P12"/>
        </text:list-item>
        <text:list-item>
          <text:p text:style-name="P12"><text:bookmark-start text:name="__RefHeading___Toc593_1805304459"/><text:s text:c="8"/>public override string ToString()<text:bookmark-end text:name="__RefHeading___Toc593_1805304459"/></text:p>
        </text:list-item>
        <text:list-item>
          <text:p text:style-name="P12"><text:bookmark-start text:name="__RefHeading___Toc595_1805304459"/><text:s text:c="8"/>{<text:bookmark-end text:name="__RefHeading___Toc595_1805304459"/></text:p>
        </text:list-item>
        <text:list-item>
          <text:p text:style-name="P12"><text:bookmark-start text:name="__RefHeading___Toc597_1805304459"/><text:soft-page-break/><text:s text:c="12"/>return Nom;<text:bookmark-end text:name="__RefHeading___Toc597_1805304459"/></text:p>
        </text:list-item>
        <text:list-item>
          <text:p text:style-name="P12"><text:bookmark-start text:name="__RefHeading___Toc599_1805304459"/><text:s text:c="8"/>}<text:bookmark-end text:name="__RefHeading___Toc599_1805304459"/></text:p>
        </text:list-item>
        <text:list-item>
          <text:p text:style-name="P12"><text:bookmark-start text:name="__RefHeading___Toc601_1805304459"/><text:s text:c="4"/>}<text:bookmark-end text:name="__RefHeading___Toc601_1805304459"/></text:p>
        </text:list-item>
        <text:list-item>
          <text:p text:style-name="P12"><text:bookmark-start text:name="__RefHeading___Toc603_1805304459"/>}<text:bookmark-end text:name="__RefHeading___Toc603_1805304459"/></text:p>
        </text:list-item>
      </text:list>
      <text:h text:style-name="Heading_20_2" text:outline-level="2"><text:bookmark-start text:name="__RefHeading___Toc611_1805304459"/>FormAccueil.cs<text:bookmark-end text:name="__RefHeading___Toc611_1805304459"/></text:h>
      <text:list xml:id="list3799678693" text:style-name="L21">
        <text:list-item>
          <text:p text:style-name="P21">using System;</text:p>
        </text:list-item>
        <text:list-item>
          <text:p text:style-name="P21">using System.Collections.Generic;</text:p>
        </text:list-item>
        <text:list-item>
          <text:p text:style-name="P21">using System.ComponentModel;</text:p>
        </text:list-item>
        <text:list-item>
          <text:p text:style-name="P21">using System.Data;</text:p>
        </text:list-item>
        <text:list-item>
          <text:p text:style-name="P21">using System.Drawing;</text:p>
        </text:list-item>
        <text:list-item>
          <text:p text:style-name="P21">using System.IO;</text:p>
        </text:list-item>
        <text:list-item>
          <text:p text:style-name="P21">using System.Linq;</text:p>
        </text:list-item>
        <text:list-item>
          <text:p text:style-name="P21">using System.Text;</text:p>
        </text:list-item>
        <text:list-item>
          <text:p text:style-name="P21">using System.Threading;</text:p>
        </text:list-item>
        <text:list-item>
          <text:p text:style-name="P21">using System.Threading.Tasks;</text:p>
        </text:list-item>
        <text:list-item>
          <text:p text:style-name="P21">using System.Windows.Forms;</text:p>
        </text:list-item>
        <text:list-item>
          <text:p text:style-name="P21"/>
        </text:list-item>
        <text:list-item>
          <text:p text:style-name="P21">namespace Technicien_capteurs</text:p>
        </text:list-item>
        <text:list-item>
          <text:p text:style-name="P21">{</text:p>
        </text:list-item>
        <text:list-item>
          <text:p text:style-name="P21"><text:s text:c="4"/>public partial class FormAccueil : Form</text:p>
        </text:list-item>
        <text:list-item>
          <text:p text:style-name="P21"><text:s text:c="4"/>{ </text:p>
        </text:list-item>
        <text:list-item>
          <text:p text:style-name="P21"><text:s text:c="8"/>private C_Config ConfigIni = new C_Config();</text:p>
        </text:list-item>
        <text:list-item>
          <text:p text:style-name="P21"/>
        </text:list-item>
        <text:list-item>
          <text:p text:style-name="P21"><text:s text:c="8"/>private C_BDD BDD;</text:p>
        </text:list-item>
        <text:list-item>
          <text:p text:style-name="P21"/>
        </text:list-item>
        <text:list-item>
          <text:p text:style-name="P21"><text:s text:c="8"/>private BindingList&lt;C_Capteur&gt; capteurList = new BindingList&lt;C_Capteur&gt;();</text:p>
        </text:list-item>
        <text:list-item>
          <text:p text:style-name="P21"><text:s text:c="8"/>private BindingList&lt;C_Entree&gt; entreeList = new BindingList&lt;C_Entree&gt;();</text:p>
        </text:list-item>
        <text:list-item>
          <text:p text:style-name="P21"/>
        </text:list-item>
        <text:list-item>
          <text:p text:style-name="P21"><text:s text:c="8"/>private bool TesterConnexionArduino = false;</text:p>
        </text:list-item>
        <text:list-item>
          <text:p text:style-name="P21"><text:s text:c="8"/>private bool TesterConnexionBDD = false;</text:p>
        </text:list-item>
        <text:list-item>
          <text:p text:style-name="P21"/>
        </text:list-item>
        <text:list-item>
          <text:p text:style-name="P21"><text:s text:c="8"/>private bool flagBDD = false;</text:p>
        </text:list-item>
        <text:list-item>
          <text:p text:style-name="P21"><text:soft-page-break/><text:s text:c="8"/>private bool flagArduino = false;</text:p>
        </text:list-item>
        <text:list-item>
          <text:p text:style-name="P21"/>
        </text:list-item>
        <text:list-item>
          <text:p text:style-name="P21"><text:s text:c="8"/>public FormAccueil()</text:p>
        </text:list-item>
        <text:list-item>
          <text:p text:style-name="P21"><text:s text:c="8"/>{</text:p>
        </text:list-item>
        <text:list-item>
          <text:p text:style-name="P21"><text:s text:c="12"/>InitializeComponent();</text:p>
        </text:list-item>
        <text:list-item>
          <text:p text:style-name="P21"/>
        </text:list-item>
        <text:list-item>
          <text:p text:style-name="P21"><text:s text:c="12"/>if (File.Exists("Paramètres.ini"))</text:p>
        </text:list-item>
        <text:list-item>
          <text:p text:style-name="P21"><text:s text:c="12"/>{</text:p>
        </text:list-item>
        <text:list-item>
          <text:p text:style-name="P21"><text:s text:c="16"/>ConfigIni.LoadConfig();</text:p>
        </text:list-item>
        <text:list-item>
          <text:p text:style-name="P21"><text:s text:c="12"/>}</text:p>
        </text:list-item>
        <text:list-item>
          <text:p text:style-name="P21"/>
        </text:list-item>
        <text:list-item>
          <text:p text:style-name="P21"><text:s text:c="12"/>if (ConfigIni.ipArduino != "")</text:p>
        </text:list-item>
        <text:list-item>
          <text:p text:style-name="P21"><text:s text:c="12"/>{</text:p>
        </text:list-item>
        <text:list-item>
          <text:p text:style-name="P21"><text:s text:c="16"/>C_EDL_Recorder Enregistreur = new C_EDL_Recorder(ConfigIni.ipArduino);</text:p>
        </text:list-item>
        <text:list-item>
          <text:p text:style-name="P21"/>
        </text:list-item>
        <text:list-item>
          <text:p text:style-name="P21"><text:s text:c="16"/>TesterConnexionArduino = Enregistreur.TesterConnexion();</text:p>
        </text:list-item>
        <text:list-item>
          <text:p text:style-name="P21"/>
        </text:list-item>
        <text:list-item>
          <text:p text:style-name="P21"><text:s text:c="16"/>if(TesterConnexionArduino == true)</text:p>
        </text:list-item>
        <text:list-item>
          <text:p text:style-name="P21"><text:s text:c="16"/>{</text:p>
        </text:list-item>
        <text:list-item>
          <text:p text:style-name="P21"><text:s text:c="20"/>lbl_etat_enr.Text = "Connecté";</text:p>
        </text:list-item>
        <text:list-item>
          <text:p text:style-name="P21"><text:s text:c="20"/>lbl_etat_enr.ForeColor = Color.Green;</text:p>
        </text:list-item>
        <text:list-item>
          <text:p text:style-name="P21"><text:s text:c="20"/>flagArduino = true;</text:p>
        </text:list-item>
        <text:list-item>
          <text:p text:style-name="P21"><text:s text:c="16"/>}</text:p>
        </text:list-item>
        <text:list-item>
          <text:p text:style-name="P21"><text:s text:c="16"/>else</text:p>
        </text:list-item>
        <text:list-item>
          <text:p text:style-name="P21"><text:s text:c="16"/>{</text:p>
        </text:list-item>
        <text:list-item>
          <text:p text:style-name="P21"><text:s text:c="20"/>ConfigIni.ipArduino = "";</text:p>
        </text:list-item>
        <text:list-item>
          <text:p text:style-name="P21"><text:s text:c="16"/>}</text:p>
        </text:list-item>
        <text:list-item>
          <text:p text:style-name="P21"><text:s text:c="12"/>}</text:p>
        </text:list-item>
        <text:list-item>
          <text:p text:style-name="P21"/>
        </text:list-item>
        <text:list-item>
          <text:p text:style-name="P21"><text:s text:c="12"/>if (ConfigIni.ip != "" &amp;&amp; ConfigIni.username != "" /*&amp;&amp; ConfigIni.txtBox_password != ""*/ &amp;&amp; ConfigIni.dbn != "")</text:p>
        </text:list-item>
        <text:list-item>
          <text:p text:style-name="P21"><text:soft-page-break/><text:s text:c="12"/>{</text:p>
        </text:list-item>
        <text:list-item>
          <text:p text:style-name="P21"><text:s text:c="16"/>BDD = new C_BDD(ConfigIni.ip, ConfigIni.dbn, ConfigIni.username, ConfigIni.password);</text:p>
        </text:list-item>
        <text:list-item>
          <text:p text:style-name="P21"/>
        </text:list-item>
        <text:list-item>
          <text:p text:style-name="P21"><text:s text:c="16"/>TesterConnexionBDD = BDD.TesterConnexion();</text:p>
        </text:list-item>
        <text:list-item>
          <text:p text:style-name="P21"/>
        </text:list-item>
        <text:list-item>
          <text:p text:style-name="P21"><text:s text:c="16"/>if(TesterConnexionBDD == true)</text:p>
        </text:list-item>
        <text:list-item>
          <text:p text:style-name="P21"><text:s text:c="16"/>{</text:p>
        </text:list-item>
        <text:list-item>
          <text:p text:style-name="P21"><text:s text:c="20"/>lbl_etat_bdd.Text = "Connecté";</text:p>
        </text:list-item>
        <text:list-item>
          <text:p text:style-name="P21"><text:s text:c="20"/>lbl_etat_bdd.ForeColor = Color.Green;</text:p>
        </text:list-item>
        <text:list-item>
          <text:p text:style-name="P21"><text:s text:c="20"/>btn_connexion.Enabled = true;</text:p>
        </text:list-item>
        <text:list-item>
          <text:p text:style-name="P21"><text:s text:c="20"/>flagBDD = true;</text:p>
        </text:list-item>
        <text:list-item>
          <text:p text:style-name="P21"><text:s text:c="16"/>}</text:p>
        </text:list-item>
        <text:list-item>
          <text:p text:style-name="P21"><text:s text:c="12"/>}</text:p>
        </text:list-item>
        <text:list-item>
          <text:p text:style-name="P21"/>
        </text:list-item>
        <text:list-item>
          <text:p text:style-name="P21"><text:s text:c="12"/>if (TesterConnexionArduino == true &amp;&amp; TesterConnexionBDD == true)</text:p>
        </text:list-item>
        <text:list-item>
          <text:p text:style-name="P21"><text:s text:c="12"/>{</text:p>
        </text:list-item>
        <text:list-item>
          <text:p text:style-name="P21"><text:s text:c="16"/>btn_configRes.Enabled = false;</text:p>
        </text:list-item>
        <text:list-item>
          <text:p text:style-name="P21"><text:s text:c="12"/>}</text:p>
        </text:list-item>
        <text:list-item>
          <text:p text:style-name="P21"><text:s text:c="8"/>}</text:p>
        </text:list-item>
        <text:list-item>
          <text:p text:style-name="P21"/>
        </text:list-item>
        <text:list-item>
          <text:p text:style-name="P21"><text:s text:c="8"/>private void btn_mesurer_Click(object sender, EventArgs e)</text:p>
        </text:list-item>
        <text:list-item>
          <text:p text:style-name="P21"><text:s text:c="8"/>{</text:p>
        </text:list-item>
        <text:list-item>
          <text:p text:style-name="P21"><text:s text:c="12"/>FormMesures fMesurer = new FormMesures(ConfigIni, entreeList);</text:p>
        </text:list-item>
        <text:list-item>
          <text:p text:style-name="P21"><text:s text:c="12"/>fMesurer.ShowDialog();</text:p>
        </text:list-item>
        <text:list-item>
          <text:p text:style-name="P21"><text:s text:c="8"/>}</text:p>
        </text:list-item>
        <text:list-item>
          <text:p text:style-name="P21"/>
        </text:list-item>
        <text:list-item>
          <text:p text:style-name="P21"><text:s text:c="8"/>private void btn_quitter_Click(object sender, EventArgs e)</text:p>
        </text:list-item>
        <text:list-item>
          <text:p text:style-name="P21"><text:s text:c="8"/>{</text:p>
        </text:list-item>
        <text:list-item>
          <text:p text:style-name="P21"><text:s text:c="12"/>Application.Exit();</text:p>
        </text:list-item>
        <text:list-item>
          <text:p text:style-name="P21"><text:s text:c="8"/>}</text:p>
        </text:list-item>
        <text:list-item>
          <text:p text:style-name="P21"><text:soft-page-break/></text:p>
        </text:list-item>
        <text:list-item>
          <text:p text:style-name="P21"><text:s text:c="8"/>private void btn_aide_Click(object sender, EventArgs e)</text:p>
        </text:list-item>
        <text:list-item>
          <text:p text:style-name="P21"><text:s text:c="8"/>{</text:p>
        </text:list-item>
        <text:list-item>
          <text:p text:style-name="P21"><text:s text:c="12"/>if(ConfigIni.ip != "")</text:p>
        </text:list-item>
        <text:list-item>
          <text:p text:style-name="P21"><text:s text:c="12"/>{</text:p>
        </text:list-item>
        <text:list-item>
          <text:p text:style-name="P21"><text:s text:c="16"/>System.Diagnostics.Process.Start($"http://{ConfigIni.ip}/EDL/index.php?rubrique=1");</text:p>
        </text:list-item>
        <text:list-item>
          <text:p text:style-name="P21"><text:s text:c="12"/>}</text:p>
        </text:list-item>
        <text:list-item>
          <text:p text:style-name="P21"><text:s text:c="12"/>else</text:p>
        </text:list-item>
        <text:list-item>
          <text:p text:style-name="P21"><text:s text:c="12"/>{</text:p>
        </text:list-item>
        <text:list-item>
          <text:p text:style-name="P21"><text:s text:c="16"/>MessageBox.Show("Pour vous connecter à l'enregisteur, il vous suffira de cliquer sur le bouton 'Configurartion Réseau'. Une fois la connexion établie avec la base de données et l'enregistreur, vous pourrez vous connecter avec votre compte Client pour accéder à la suite de l'application en cliquant sur le bouton 'Se Connecter'.", "Aide", MessageBoxButtons.OK, MessageBoxIcon.Information);</text:p>
        </text:list-item>
        <text:list-item>
          <text:p text:style-name="P21"><text:s text:c="12"/>}</text:p>
        </text:list-item>
        <text:list-item>
          <text:p text:style-name="P21"><text:s text:c="8"/>}</text:p>
        </text:list-item>
        <text:list-item>
          <text:p text:style-name="P21"/>
        </text:list-item>
        <text:list-item>
          <text:p text:style-name="P21"><text:s text:c="8"/>private void btn_configEnr_Click(object sender, EventArgs e)</text:p>
        </text:list-item>
        <text:list-item>
          <text:p text:style-name="P21"><text:s text:c="8"/>{</text:p>
        </text:list-item>
        <text:list-item>
          <text:p text:style-name="P21"><text:s text:c="12"/>FormConfigEnregistreur fEnr = new FormConfigEnregistreur(ConfigIni, entreeList, capteurList);</text:p>
        </text:list-item>
        <text:list-item>
          <text:p text:style-name="P21"><text:s text:c="12"/>fEnr.ShowDialog();</text:p>
        </text:list-item>
        <text:list-item>
          <text:p text:style-name="P21"/>
        </text:list-item>
        <text:list-item>
          <text:p text:style-name="P21"><text:s text:c="12"/>if (entreeList.Count != 0)</text:p>
        </text:list-item>
        <text:list-item>
          <text:p text:style-name="P21"><text:s text:c="12"/>{</text:p>
        </text:list-item>
        <text:list-item>
          <text:p text:style-name="P21"><text:s text:c="16"/>btn_mesurer.Enabled = true;</text:p>
        </text:list-item>
        <text:list-item>
          <text:p text:style-name="P21"><text:s text:c="12"/>}</text:p>
        </text:list-item>
        <text:list-item>
          <text:p text:style-name="P21"><text:s text:c="12"/>else</text:p>
        </text:list-item>
        <text:list-item>
          <text:p text:style-name="P21"><text:s text:c="12"/>{</text:p>
        </text:list-item>
        <text:list-item>
          <text:p text:style-name="P21"><text:s text:c="16"/>btn_mesurer.Enabled = false;</text:p>
        </text:list-item>
        <text:list-item>
          <text:p text:style-name="P21"><text:s text:c="12"/>}</text:p>
        </text:list-item>
        <text:list-item>
          <text:p text:style-name="P21"><text:soft-page-break/><text:s text:c="8"/>}</text:p>
        </text:list-item>
        <text:list-item>
          <text:p text:style-name="P21"/>
        </text:list-item>
        <text:list-item>
          <text:p text:style-name="P21"><text:s text:c="8"/>private void btn_configRes_Click(object sender, EventArgs e)</text:p>
        </text:list-item>
        <text:list-item>
          <text:p text:style-name="P21"><text:s text:c="8"/>{</text:p>
        </text:list-item>
        <text:list-item>
          <text:p text:style-name="P21"><text:s text:c="12"/>FormConfigReseau fConfRes = new FormConfigReseau(ConfigIni);</text:p>
        </text:list-item>
        <text:list-item>
          <text:p text:style-name="P21"/>
        </text:list-item>
        <text:list-item>
          <text:p text:style-name="P21"><text:s text:c="12"/>if(TesterConnexionBDD == true || flagBDD == true)</text:p>
        </text:list-item>
        <text:list-item>
          <text:p text:style-name="P21"><text:s text:c="12"/>{</text:p>
        </text:list-item>
        <text:list-item>
          <text:p text:style-name="P21"><text:s text:c="16"/>fConfRes.lbl_ip.Text = "Adresse IP : OK";</text:p>
        </text:list-item>
        <text:list-item>
          <text:p text:style-name="P21"><text:s text:c="16"/>fConfRes.lbl_username.Text = "Nom d'utilisateur : OK";</text:p>
        </text:list-item>
        <text:list-item>
          <text:p text:style-name="P21"><text:s text:c="16"/>fConfRes.lbl_password.Text = "Mot de passe : OK";</text:p>
        </text:list-item>
        <text:list-item>
          <text:p text:style-name="P21"><text:s text:c="16"/>fConfRes.lbl_dbn.Text = "Nom de la base de données : OK";</text:p>
        </text:list-item>
        <text:list-item>
          <text:p text:style-name="P21"/>
        </text:list-item>
        <text:list-item>
          <text:p text:style-name="P21"><text:s text:c="16"/>fConfRes.txtBox_ip.Visible = false;</text:p>
        </text:list-item>
        <text:list-item>
          <text:p text:style-name="P21"><text:s text:c="16"/>fConfRes.txtBox_username.Visible = false;</text:p>
        </text:list-item>
        <text:list-item>
          <text:p text:style-name="P21"><text:s text:c="16"/>fConfRes.txtBox_password.Visible = false;</text:p>
        </text:list-item>
        <text:list-item>
          <text:p text:style-name="P21"><text:s text:c="16"/>fConfRes.txtBox_dbn.Visible = false;</text:p>
        </text:list-item>
        <text:list-item>
          <text:p text:style-name="P21"><text:s text:c="12"/>}</text:p>
        </text:list-item>
        <text:list-item>
          <text:p text:style-name="P21"/>
        </text:list-item>
        <text:list-item>
          <text:p text:style-name="P21"><text:s text:c="12"/>if(TesterConnexionArduino == true || flagArduino == true)</text:p>
        </text:list-item>
        <text:list-item>
          <text:p text:style-name="P21"><text:s text:c="12"/>{</text:p>
        </text:list-item>
        <text:list-item>
          <text:p text:style-name="P21"><text:s text:c="16"/>fConfRes.lbl_ipArduino.Text = "Adresse IP : OK";</text:p>
        </text:list-item>
        <text:list-item>
          <text:p text:style-name="P21"/>
        </text:list-item>
        <text:list-item>
          <text:p text:style-name="P21"><text:s text:c="16"/>fConfRes.txtBox_ipArduino.Visible = false;</text:p>
        </text:list-item>
        <text:list-item>
          <text:p text:style-name="P21"><text:s text:c="12"/>}</text:p>
        </text:list-item>
        <text:list-item>
          <text:p text:style-name="P21"><text:s text:c="12"/>fConfRes.ShowDialog();</text:p>
        </text:list-item>
        <text:list-item>
          <text:p text:style-name="P21"/>
        </text:list-item>
        <text:list-item>
          <text:p text:style-name="P21"><text:s text:c="12"/>if(fConfRes.IsConnectionDoneBDD == true &amp;&amp; TesterConnexionBDD == false)</text:p>
        </text:list-item>
        <text:list-item>
          <text:p text:style-name="P21"><text:s text:c="12"/>{</text:p>
        </text:list-item>
        <text:list-item>
          <text:p text:style-name="P21"><text:s text:c="16"/>lbl_etat_bdd.Text = "Connecté";</text:p>
        </text:list-item>
        <text:list-item>
          <text:p text:style-name="P21"><text:soft-page-break/><text:s text:c="16"/>lbl_etat_bdd.ForeColor = Color.Green;</text:p>
        </text:list-item>
        <text:list-item>
          <text:p text:style-name="P21"><text:s text:c="16"/>btn_connexion.Enabled = true;</text:p>
        </text:list-item>
        <text:list-item>
          <text:p text:style-name="P21"><text:s text:c="12"/>}</text:p>
        </text:list-item>
        <text:list-item>
          <text:p text:style-name="P21"/>
        </text:list-item>
        <text:list-item>
          <text:p text:style-name="P21"><text:s text:c="12"/>if(fConfRes.IsConnectionDoneArduino == true &amp;&amp; TesterConnexionArduino == false)</text:p>
        </text:list-item>
        <text:list-item>
          <text:p text:style-name="P21"><text:s text:c="12"/>{</text:p>
        </text:list-item>
        <text:list-item>
          <text:p text:style-name="P21"><text:s text:c="16"/>lbl_etat_enr.Text = "Connecté";</text:p>
        </text:list-item>
        <text:list-item>
          <text:p text:style-name="P21"><text:s text:c="16"/>lbl_etat_enr.ForeColor = Color.Green;</text:p>
        </text:list-item>
        <text:list-item>
          <text:p text:style-name="P21"><text:s text:c="12"/>}</text:p>
        </text:list-item>
        <text:list-item>
          <text:p text:style-name="P21"/>
        </text:list-item>
        <text:list-item>
          <text:p text:style-name="P21"><text:s text:c="12"/>if (fConfRes.IsFullConnected == true)</text:p>
        </text:list-item>
        <text:list-item>
          <text:p text:style-name="P21"><text:s text:c="12"/>{</text:p>
        </text:list-item>
        <text:list-item>
          <text:p text:style-name="P21"><text:s text:c="16"/>btn_configRes.Enabled = false;</text:p>
        </text:list-item>
        <text:list-item>
          <text:p text:style-name="P21"><text:s text:c="16"/>btn_gestCapteur.Enabled = true;</text:p>
        </text:list-item>
        <text:list-item>
          <text:p text:style-name="P21"><text:s text:c="16"/>if(capteurList.Count != 0)</text:p>
        </text:list-item>
        <text:list-item>
          <text:p text:style-name="P21"><text:s text:c="16"/>{</text:p>
        </text:list-item>
        <text:list-item>
          <text:p text:style-name="P21"><text:s text:c="20"/>btn_configEnr.Enabled = true;</text:p>
        </text:list-item>
        <text:list-item>
          <text:p text:style-name="P21"><text:s text:c="16"/>}</text:p>
        </text:list-item>
        <text:list-item>
          <text:p text:style-name="P21"><text:s text:c="16"/>else</text:p>
        </text:list-item>
        <text:list-item>
          <text:p text:style-name="P21"><text:s text:c="16"/>{</text:p>
        </text:list-item>
        <text:list-item>
          <text:p text:style-name="P21"><text:s text:c="20"/>btn_configEnr.Enabled = true;</text:p>
        </text:list-item>
        <text:list-item>
          <text:p text:style-name="P21"><text:s text:c="16"/>}</text:p>
        </text:list-item>
        <text:list-item>
          <text:p text:style-name="P21"/>
        </text:list-item>
        <text:list-item>
          <text:p text:style-name="P21"><text:s text:c="16"/>if(entreeList.Count != 0)</text:p>
        </text:list-item>
        <text:list-item>
          <text:p text:style-name="P21"><text:s text:c="16"/>{</text:p>
        </text:list-item>
        <text:list-item>
          <text:p text:style-name="P21"><text:s text:c="20"/>btn_mesurer.Enabled = true;</text:p>
        </text:list-item>
        <text:list-item>
          <text:p text:style-name="P21"><text:s text:c="16"/>}</text:p>
        </text:list-item>
        <text:list-item>
          <text:p text:style-name="P21"><text:s text:c="16"/>else</text:p>
        </text:list-item>
        <text:list-item>
          <text:p text:style-name="P21"><text:s text:c="16"/>{</text:p>
        </text:list-item>
        <text:list-item>
          <text:p text:style-name="P21"><text:s text:c="20"/>btn_mesurer.Enabled = false;</text:p>
        </text:list-item>
        <text:list-item>
          <text:p text:style-name="P21"><text:soft-page-break/><text:s text:c="16"/>}</text:p>
        </text:list-item>
        <text:list-item>
          <text:p text:style-name="P21"><text:s text:c="12"/>}</text:p>
        </text:list-item>
        <text:list-item>
          <text:p text:style-name="P21"><text:s text:c="12"/>else</text:p>
        </text:list-item>
        <text:list-item>
          <text:p text:style-name="P21"><text:s text:c="12"/>{</text:p>
        </text:list-item>
        <text:list-item>
          <text:p text:style-name="P21"><text:s text:c="16"/>btn_configRes.Enabled = true;</text:p>
        </text:list-item>
        <text:list-item>
          <text:p text:style-name="P21"><text:s text:c="16"/>btn_gestCapteur.Enabled = false;</text:p>
        </text:list-item>
        <text:list-item>
          <text:p text:style-name="P21"><text:s text:c="12"/>}</text:p>
        </text:list-item>
        <text:list-item>
          <text:p text:style-name="P21"><text:s text:c="8"/>}</text:p>
        </text:list-item>
        <text:list-item>
          <text:p text:style-name="P21"/>
        </text:list-item>
        <text:list-item>
          <text:p text:style-name="P21"><text:s text:c="8"/>private void btn_gestCapteur_Click(object sender, EventArgs e)</text:p>
        </text:list-item>
        <text:list-item>
          <text:p text:style-name="P21"><text:s text:c="8"/>{</text:p>
        </text:list-item>
        <text:list-item>
          <text:p text:style-name="P21"><text:s text:c="12"/>FormGestionCapteurs fGestCapt = new FormGestionCapteurs(ConfigIni, capteurList);</text:p>
        </text:list-item>
        <text:list-item>
          <text:p text:style-name="P21"/>
        </text:list-item>
        <text:list-item>
          <text:p text:style-name="P21"><text:s text:c="12"/>fGestCapt.ShowDialog();</text:p>
        </text:list-item>
        <text:list-item>
          <text:p text:style-name="P21"/>
        </text:list-item>
        <text:list-item>
          <text:p text:style-name="P21"><text:s text:c="12"/>if(capteurList.Count == 0)</text:p>
        </text:list-item>
        <text:list-item>
          <text:p text:style-name="P21"><text:s text:c="12"/>{</text:p>
        </text:list-item>
        <text:list-item>
          <text:p text:style-name="P21"><text:s text:c="16"/>btn_configEnr.Enabled = false;</text:p>
        </text:list-item>
        <text:list-item>
          <text:p text:style-name="P21"><text:s text:c="12"/>}</text:p>
        </text:list-item>
        <text:list-item>
          <text:p text:style-name="P21"><text:s text:c="12"/>else</text:p>
        </text:list-item>
        <text:list-item>
          <text:p text:style-name="P21"><text:s text:c="12"/>{</text:p>
        </text:list-item>
        <text:list-item>
          <text:p text:style-name="P21"><text:s text:c="16"/>btn_configEnr.Enabled = true;</text:p>
        </text:list-item>
        <text:list-item>
          <text:p text:style-name="P21"><text:s text:c="12"/>}</text:p>
        </text:list-item>
        <text:list-item>
          <text:p text:style-name="P21"><text:s text:c="8"/>}</text:p>
        </text:list-item>
        <text:list-item>
          <text:p text:style-name="P21"/>
        </text:list-item>
        <text:list-item>
          <text:p text:style-name="P21"><text:s text:c="8"/>private void btn_connexion_Click(object sender, EventArgs e)</text:p>
        </text:list-item>
        <text:list-item>
          <text:p text:style-name="P21"><text:s text:c="8"/>{</text:p>
        </text:list-item>
        <text:list-item>
          <text:p text:style-name="P21"><text:s text:c="12"/>FormConnexion fConn = new FormConnexion(ConfigIni);</text:p>
        </text:list-item>
        <text:list-item>
          <text:p text:style-name="P21"><text:s text:c="12"/>fConn.ShowDialog();</text:p>
        </text:list-item>
        <text:list-item>
          <text:p text:style-name="P21"/>
        </text:list-item>
        <text:list-item>
          <text:p text:style-name="P21"><text:soft-page-break/><text:s text:c="12"/>if(fConn.IsConnexionDone == true)</text:p>
        </text:list-item>
        <text:list-item>
          <text:p text:style-name="P21"><text:s text:c="12"/>{</text:p>
        </text:list-item>
        <text:list-item>
          <text:p text:style-name="P21"><text:s text:c="16"/>btn_connexion.Enabled = false;</text:p>
        </text:list-item>
        <text:list-item>
          <text:p text:style-name="P21"/>
        </text:list-item>
        <text:list-item>
          <text:p text:style-name="P21"><text:s text:c="16"/>var rdr = BDD.RequeteSelectCapteurs(ConfigIni.ipArduino);</text:p>
        </text:list-item>
        <text:list-item>
          <text:p text:style-name="P21"><text:s text:c="16"/>string stockage = "";</text:p>
        </text:list-item>
        <text:list-item>
          <text:p text:style-name="P21"><text:s text:c="16"/>C_Capteur capteurToAdd = new C_Capteur();</text:p>
        </text:list-item>
        <text:list-item>
          <text:p text:style-name="P21"/>
        </text:list-item>
        <text:list-item>
          <text:p text:style-name="P21"><text:s text:c="16"/>while (rdr.Read())</text:p>
        </text:list-item>
        <text:list-item>
          <text:p text:style-name="P21"><text:s text:c="16"/>{</text:p>
        </text:list-item>
        <text:list-item>
          <text:p text:style-name="P21"><text:s text:c="20"/>for (byte i = 0; i &lt; 7; i++)</text:p>
        </text:list-item>
        <text:list-item>
          <text:p text:style-name="P21"><text:s text:c="20"/>{</text:p>
        </text:list-item>
        <text:list-item>
          <text:p text:style-name="P21"><text:s text:c="24"/>stockage = rdr[i].ToString();</text:p>
        </text:list-item>
        <text:list-item>
          <text:p text:style-name="P21"><text:s text:c="24"/>switch (i)</text:p>
        </text:list-item>
        <text:list-item>
          <text:p text:style-name="P21"><text:s text:c="24"/>{</text:p>
        </text:list-item>
        <text:list-item>
          <text:p text:style-name="P21"><text:s text:c="28"/>case 0:</text:p>
        </text:list-item>
        <text:list-item>
          <text:p text:style-name="P21"><text:s text:c="32"/>capteurToAdd.Id = ushort.Parse(stockage);</text:p>
        </text:list-item>
        <text:list-item>
          <text:p text:style-name="P21"><text:s text:c="32"/>break;</text:p>
        </text:list-item>
        <text:list-item>
          <text:p text:style-name="P21"><text:s text:c="28"/>case 1:</text:p>
        </text:list-item>
        <text:list-item>
          <text:p text:style-name="P21"><text:s text:c="32"/>capteurToAdd.Nom = stockage;</text:p>
        </text:list-item>
        <text:list-item>
          <text:p text:style-name="P21"><text:s text:c="32"/>break;</text:p>
        </text:list-item>
        <text:list-item>
          <text:p text:style-name="P21"><text:s text:c="28"/>case 2:</text:p>
        </text:list-item>
        <text:list-item>
          <text:p text:style-name="P21"><text:s text:c="32"/>capteurToAdd.Marque = stockage;</text:p>
        </text:list-item>
        <text:list-item>
          <text:p text:style-name="P21"><text:s text:c="32"/>break;</text:p>
        </text:list-item>
        <text:list-item>
          <text:p text:style-name="P21"><text:s text:c="28"/>case 3:</text:p>
        </text:list-item>
        <text:list-item>
          <text:p text:style-name="P21"><text:s text:c="32"/>capteurToAdd.Model = stockage;</text:p>
        </text:list-item>
        <text:list-item>
          <text:p text:style-name="P21"><text:s text:c="32"/>break;</text:p>
        </text:list-item>
        <text:list-item>
          <text:p text:style-name="P21"><text:s text:c="28"/>case 4:</text:p>
        </text:list-item>
        <text:list-item>
          <text:p text:style-name="P21"><text:s text:c="32"/>capteurToAdd.Calibre = byte.Parse(stockage);</text:p>
        </text:list-item>
        <text:list-item>
          <text:p text:style-name="P21"><text:s text:c="32"/>break;</text:p>
        </text:list-item>
        <text:list-item>
          <text:p text:style-name="P21"><text:s text:c="28"/>case 5:</text:p>
        </text:list-item>
        <text:list-item>
          <text:p text:style-name="P21"><text:soft-page-break/><text:s text:c="32"/>capteurToAdd.A = stockage.Replace(',', '.');</text:p>
        </text:list-item>
        <text:list-item>
          <text:p text:style-name="P21"><text:s text:c="32"/>break;</text:p>
        </text:list-item>
        <text:list-item>
          <text:p text:style-name="P21"><text:s text:c="28"/>case 6:</text:p>
        </text:list-item>
        <text:list-item>
          <text:p text:style-name="P21"><text:s text:c="32"/>capteurToAdd.B = stockage.Replace(',', '.');</text:p>
        </text:list-item>
        <text:list-item>
          <text:p text:style-name="P21"><text:s text:c="32"/>break;</text:p>
        </text:list-item>
        <text:list-item>
          <text:p text:style-name="P21"><text:s text:c="28"/>default:</text:p>
        </text:list-item>
        <text:list-item>
          <text:p text:style-name="P21"/>
        </text:list-item>
        <text:list-item>
          <text:p text:style-name="P21"><text:s text:c="32"/>break;</text:p>
        </text:list-item>
        <text:list-item>
          <text:p text:style-name="P21"><text:s text:c="24"/>}</text:p>
        </text:list-item>
        <text:list-item>
          <text:p text:style-name="P21"><text:s text:c="20"/>}</text:p>
        </text:list-item>
        <text:list-item>
          <text:p text:style-name="P21"><text:s text:c="20"/>capteurList.Add(capteurToAdd);</text:p>
        </text:list-item>
        <text:list-item>
          <text:p text:style-name="P21"><text:s text:c="16"/>}</text:p>
        </text:list-item>
        <text:list-item>
          <text:p text:style-name="P21"><text:s text:c="16"/>rdr.Close();</text:p>
        </text:list-item>
        <text:list-item>
          <text:p text:style-name="P21"><text:s text:c="16"/>BDD.connection.Close();</text:p>
        </text:list-item>
        <text:list-item>
          <text:p text:style-name="P21"/>
        </text:list-item>
        <text:list-item>
          <text:p text:style-name="P21"><text:s text:c="16"/>if (capteurList.Count == 0 || TesterConnexionArduino == false)</text:p>
        </text:list-item>
        <text:list-item>
          <text:p text:style-name="P21"><text:s text:c="16"/>{</text:p>
        </text:list-item>
        <text:list-item>
          <text:p text:style-name="P21"><text:s text:c="20"/>btn_configEnr.Enabled = false;</text:p>
        </text:list-item>
        <text:list-item>
          <text:p text:style-name="P21"><text:s text:c="20"/>btn_mesurer.Enabled = false;</text:p>
        </text:list-item>
        <text:list-item>
          <text:p text:style-name="P21"><text:s text:c="16"/>}</text:p>
        </text:list-item>
        <text:list-item>
          <text:p text:style-name="P21"><text:s text:c="16"/>else</text:p>
        </text:list-item>
        <text:list-item>
          <text:p text:style-name="P21"><text:s text:c="16"/>{</text:p>
        </text:list-item>
        <text:list-item>
          <text:p text:style-name="P21"><text:s text:c="20"/>btn_configEnr.Enabled = true;</text:p>
        </text:list-item>
        <text:list-item>
          <text:p text:style-name="P21"><text:s text:c="16"/>}</text:p>
        </text:list-item>
        <text:list-item>
          <text:p text:style-name="P21"/>
        </text:list-item>
        <text:list-item>
          <text:p text:style-name="P21"><text:s text:c="16"/>var reader = BDD.RequeteSelectEntrees(ConfigIni.ipArduino);</text:p>
        </text:list-item>
        <text:list-item>
          <text:p text:style-name="P21"><text:s text:c="16"/>string stock = "";</text:p>
        </text:list-item>
        <text:list-item>
          <text:p text:style-name="P21"><text:s text:c="16"/>C_Entree entreeToAdd = new C_Entree();</text:p>
        </text:list-item>
        <text:list-item>
          <text:p text:style-name="P21"/>
        </text:list-item>
        <text:list-item>
          <text:p text:style-name="P21"><text:s text:c="16"/>while (reader.Read())</text:p>
        </text:list-item>
        <text:list-item>
          <text:p text:style-name="P21"><text:s text:c="16"/>{</text:p>
        </text:list-item>
        <text:list-item>
          <text:p text:style-name="P21"><text:soft-page-break/><text:s text:c="20"/>for (byte i = 0; i &lt; 4; i++)</text:p>
        </text:list-item>
        <text:list-item>
          <text:p text:style-name="P21"><text:s text:c="20"/>{</text:p>
        </text:list-item>
        <text:list-item>
          <text:p text:style-name="P21"><text:s text:c="24"/>stock = reader[i].ToString();</text:p>
        </text:list-item>
        <text:list-item>
          <text:p text:style-name="P21"><text:s text:c="24"/>switch (i)</text:p>
        </text:list-item>
        <text:list-item>
          <text:p text:style-name="P21"><text:s text:c="24"/>{</text:p>
        </text:list-item>
        <text:list-item>
          <text:p text:style-name="P21"><text:s text:c="28"/>case 0:</text:p>
        </text:list-item>
        <text:list-item>
          <text:p text:style-name="P21"><text:s text:c="32"/>entreeToAdd.Id = ushort.Parse(stock);</text:p>
        </text:list-item>
        <text:list-item>
          <text:p text:style-name="P21"><text:s text:c="32"/>break;</text:p>
        </text:list-item>
        <text:list-item>
          <text:p text:style-name="P21"><text:s text:c="28"/>case 1:</text:p>
        </text:list-item>
        <text:list-item>
          <text:p text:style-name="P21"><text:s text:c="32"/>entreeToAdd.Entree = byte.Parse(stock);</text:p>
        </text:list-item>
        <text:list-item>
          <text:p text:style-name="P21"><text:s text:c="32"/>break;</text:p>
        </text:list-item>
        <text:list-item>
          <text:p text:style-name="P21"><text:s text:c="28"/>case 2:</text:p>
        </text:list-item>
        <text:list-item>
          <text:p text:style-name="P21"><text:s text:c="32"/>entreeToAdd.Nom_Entree = stock;</text:p>
        </text:list-item>
        <text:list-item>
          <text:p text:style-name="P21"><text:s text:c="32"/>break;</text:p>
        </text:list-item>
        <text:list-item>
          <text:p text:style-name="P21"><text:s text:c="28"/>case 3:</text:p>
        </text:list-item>
        <text:list-item>
          <text:p text:style-name="P21"><text:s text:c="32"/>entreeToAdd.Capteur = capteurList.First(x =&gt; x.Nom == stock);</text:p>
        </text:list-item>
        <text:list-item>
          <text:p text:style-name="P21"><text:s text:c="32"/>break;</text:p>
        </text:list-item>
        <text:list-item>
          <text:p text:style-name="P21"><text:s text:c="28"/>default:</text:p>
        </text:list-item>
        <text:list-item>
          <text:p text:style-name="P21"/>
        </text:list-item>
        <text:list-item>
          <text:p text:style-name="P21"><text:s text:c="32"/>break;</text:p>
        </text:list-item>
        <text:list-item>
          <text:p text:style-name="P21"><text:s text:c="24"/>}</text:p>
        </text:list-item>
        <text:list-item>
          <text:p text:style-name="P21"><text:s text:c="20"/>}</text:p>
        </text:list-item>
        <text:list-item>
          <text:p text:style-name="P21"><text:s text:c="20"/>entreeList.Add(entreeToAdd);</text:p>
        </text:list-item>
        <text:list-item>
          <text:p text:style-name="P21"><text:s text:c="16"/>}</text:p>
        </text:list-item>
        <text:list-item>
          <text:p text:style-name="P21"><text:s text:c="16"/>reader.Close();</text:p>
        </text:list-item>
        <text:list-item>
          <text:p text:style-name="P21"><text:s text:c="16"/>BDD.connection.Close();</text:p>
        </text:list-item>
        <text:list-item>
          <text:p text:style-name="P21"/>
        </text:list-item>
        <text:list-item>
          <text:p text:style-name="P21"><text:s text:c="16"/>if (entreeList.Count == 0 || TesterConnexionArduino == false)</text:p>
        </text:list-item>
        <text:list-item>
          <text:p text:style-name="P21"><text:s text:c="16"/>{</text:p>
        </text:list-item>
        <text:list-item>
          <text:p text:style-name="P21"><text:s text:c="20"/>btn_mesurer.Enabled = false;</text:p>
        </text:list-item>
        <text:list-item>
          <text:p text:style-name="P21"><text:s text:c="16"/>}</text:p>
        </text:list-item>
        <text:list-item>
          <text:p text:style-name="P21"><text:soft-page-break/><text:s text:c="16"/>else</text:p>
        </text:list-item>
        <text:list-item>
          <text:p text:style-name="P21"><text:s text:c="16"/>{</text:p>
        </text:list-item>
        <text:list-item>
          <text:p text:style-name="P21"><text:s text:c="20"/>btn_mesurer.Enabled = true;</text:p>
        </text:list-item>
        <text:list-item>
          <text:p text:style-name="P21"><text:s text:c="20"/>btn_gestCapteur.Enabled = true;</text:p>
        </text:list-item>
        <text:list-item>
          <text:p text:style-name="P21"><text:s text:c="20"/>btn_configEnr.Enabled = true;</text:p>
        </text:list-item>
        <text:list-item>
          <text:p text:style-name="P21"><text:s text:c="16"/>}</text:p>
        </text:list-item>
        <text:list-item>
          <text:p text:style-name="P21"/>
        </text:list-item>
        <text:list-item>
          <text:p text:style-name="P21"><text:s text:c="16"/>if(ConfigIni.ipArduino == "")</text:p>
        </text:list-item>
        <text:list-item>
          <text:p text:style-name="P21"><text:s text:c="16"/>{</text:p>
        </text:list-item>
        <text:list-item>
          <text:p text:style-name="P21"><text:s text:c="20"/>MessageBox.Show("Vous devez vous connecter à l'enregistreur en rentrant son adresse IP dans la partie 'Configuration Réseau' pour pouvoir utiliser les autres fonctionnalitées !", "Attention", MessageBoxButtons.OK, MessageBoxIcon.Warning);</text:p>
        </text:list-item>
        <text:list-item>
          <text:p text:style-name="P21"><text:s text:c="16"/>}</text:p>
        </text:list-item>
        <text:list-item>
          <text:p text:style-name="P21"><text:s text:c="12"/>}</text:p>
        </text:list-item>
        <text:list-item>
          <text:p text:style-name="P21"><text:s text:c="8"/>}</text:p>
        </text:list-item>
        <text:list-item>
          <text:p text:style-name="P21"><text:s text:c="4"/>}</text:p>
        </text:list-item>
        <text:list-item>
          <text:p text:style-name="P21">}</text:p>
        </text:list-item>
      </text:list>
      <text:h text:style-name="Heading_20_2" text:outline-level="2"><text:bookmark-start text:name="__RefHeading___Toc613_1805304459"/>FormAjoutCapteur.cs<text:bookmark-end text:name="__RefHeading___Toc613_1805304459"/></text:h>
      <text:list xml:id="list2731519189" text:style-name="L22">
        <text:list-item>
          <text:p text:style-name="P22">using System;</text:p>
        </text:list-item>
        <text:list-item>
          <text:p text:style-name="P22">using System.Collections.Generic;</text:p>
        </text:list-item>
        <text:list-item>
          <text:p text:style-name="P22">using System.ComponentModel;</text:p>
        </text:list-item>
        <text:list-item>
          <text:p text:style-name="P22">using System.Data;</text:p>
        </text:list-item>
        <text:list-item>
          <text:p text:style-name="P22">using System.Drawing;</text:p>
        </text:list-item>
        <text:list-item>
          <text:p text:style-name="P22">using System.Globalization;</text:p>
        </text:list-item>
        <text:list-item>
          <text:p text:style-name="P22">using System.Linq;</text:p>
        </text:list-item>
        <text:list-item>
          <text:p text:style-name="P22">using System.Text;</text:p>
        </text:list-item>
        <text:list-item>
          <text:p text:style-name="P22">using System.Text.RegularExpressions;</text:p>
        </text:list-item>
        <text:list-item>
          <text:p text:style-name="P22">using System.Threading;</text:p>
        </text:list-item>
        <text:list-item>
          <text:p text:style-name="P22">using System.Threading.Tasks;</text:p>
        </text:list-item>
        <text:list-item>
          <text:p text:style-name="P22">using System.Windows.Forms;</text:p>
        </text:list-item>
        <text:list-item>
          <text:p text:style-name="P22"/>
        </text:list-item>
        <text:list-item>
          <text:p text:style-name="P22"><text:soft-page-break/>namespace Technicien_capteurs</text:p>
        </text:list-item>
        <text:list-item>
          <text:p text:style-name="P22">{</text:p>
        </text:list-item>
        <text:list-item>
          <text:p text:style-name="P22"><text:s text:c="4"/>public partial class FormAjoutCapteur : Form</text:p>
        </text:list-item>
        <text:list-item>
          <text:p text:style-name="P22"><text:s text:c="4"/>{</text:p>
        </text:list-item>
        <text:list-item>
          <text:p text:style-name="P22"><text:s text:c="8"/>private C_BDD BDD;</text:p>
        </text:list-item>
        <text:list-item>
          <text:p text:style-name="P22"/>
        </text:list-item>
        <text:list-item>
          <text:p text:style-name="P22"><text:s text:c="8"/>public string[] Tableau;</text:p>
        </text:list-item>
        <text:list-item>
          <text:p text:style-name="P22"/>
        </text:list-item>
        <text:list-item>
          <text:p text:style-name="P22"><text:s text:c="8"/>public ushort id;</text:p>
        </text:list-item>
        <text:list-item>
          <text:p text:style-name="P22"/>
        </text:list-item>
        <text:list-item>
          <text:p text:style-name="P22"><text:s text:c="8"/>public bool IsSendToServer = false;</text:p>
        </text:list-item>
        <text:list-item>
          <text:p text:style-name="P22"/>
        </text:list-item>
        <text:list-item>
          <text:p text:style-name="P22"><text:s text:c="8"/>private C_Config configIni;</text:p>
        </text:list-item>
        <text:list-item>
          <text:p text:style-name="P22"/>
        </text:list-item>
        <text:list-item>
          <text:p text:style-name="P22"><text:s text:c="8"/>public FormAjoutCapteur(C_Config confIni, bool modif)</text:p>
        </text:list-item>
        <text:list-item>
          <text:p text:style-name="P22"><text:s text:c="8"/>{</text:p>
        </text:list-item>
        <text:list-item>
          <text:p text:style-name="P22"><text:s text:c="12"/>InitializeComponent();</text:p>
        </text:list-item>
        <text:list-item>
          <text:p text:style-name="P22"/>
        </text:list-item>
        <text:list-item>
          <text:p text:style-name="P22"><text:s text:c="12"/>if(modif == true)</text:p>
        </text:list-item>
        <text:list-item>
          <text:p text:style-name="P22"><text:s text:c="12"/>{</text:p>
        </text:list-item>
        <text:list-item>
          <text:p text:style-name="P22"><text:s text:c="16"/>this.Text = "Modification";</text:p>
        </text:list-item>
        <text:list-item>
          <text:p text:style-name="P22"><text:s text:c="12"/>}</text:p>
        </text:list-item>
        <text:list-item>
          <text:p text:style-name="P22"/>
        </text:list-item>
        <text:list-item>
          <text:p text:style-name="P22"><text:s text:c="12"/>configIni = confIni;</text:p>
        </text:list-item>
        <text:list-item>
          <text:p text:style-name="P22"/>
        </text:list-item>
        <text:list-item>
          <text:p text:style-name="P22"><text:s text:c="12"/>BDD = new C_BDD(confIni.ip, confIni.dbn, confIni.username, confIni.password);</text:p>
        </text:list-item>
        <text:list-item>
          <text:p text:style-name="P22"><text:s text:c="8"/>}</text:p>
        </text:list-item>
        <text:list-item>
          <text:p text:style-name="P22"/>
        </text:list-item>
        <text:list-item>
          <text:p text:style-name="P22"><text:s text:c="8"/>private void btn_cancel_Click(object sender, EventArgs e)</text:p>
        </text:list-item>
        <text:list-item>
          <text:p text:style-name="P22"><text:s text:c="8"/>{</text:p>
        </text:list-item>
        <text:list-item>
          <text:p text:style-name="P22"><text:s text:c="12"/>Close();</text:p>
        </text:list-item>
        <text:list-item>
          <text:p text:style-name="P22"><text:soft-page-break/><text:s text:c="8"/>}</text:p>
        </text:list-item>
        <text:list-item>
          <text:p text:style-name="P22"/>
        </text:list-item>
        <text:list-item>
          <text:p text:style-name="P22"><text:s text:c="8"/>public void btn_ok_Click(object sender, EventArgs e)</text:p>
        </text:list-item>
        <text:list-item>
          <text:p text:style-name="P22"><text:s text:c="8"/>{</text:p>
        </text:list-item>
        <text:list-item>
          <text:p text:style-name="P22"><text:s text:c="12"/>if (txtBox_name.Text != "" &amp;&amp; txtBox_marque.Text != "" &amp;&amp; txtBox_model.Text != "" &amp;&amp; numUpDown_calibre.Value != 0 &amp;&amp; txtBox_a.Text != "" &amp;&amp; txtBox_b.Text != "")</text:p>
        </text:list-item>
        <text:list-item>
          <text:p text:style-name="P22"><text:s text:c="12"/>{</text:p>
        </text:list-item>
        <text:list-item>
          <text:p text:style-name="P22"><text:s text:c="16"/>if (id != 0)</text:p>
        </text:list-item>
        <text:list-item>
          <text:p text:style-name="P22"><text:s text:c="16"/>{</text:p>
        </text:list-item>
        <text:list-item>
          <text:p text:style-name="P22"><text:s text:c="20"/>bool result = BDD.RequeteUpdateCapteur(txtBox_name.Text, configIni.ipArduino,txtBox_marque.Text, txtBox_model.Text, (byte)numUpDown_calibre.Value, txtBox_a.Text, txtBox_b.Text, id);</text:p>
        </text:list-item>
        <text:list-item>
          <text:p text:style-name="P22"><text:s text:c="20"/>if (result == true)</text:p>
        </text:list-item>
        <text:list-item>
          <text:p text:style-name="P22"><text:s text:c="20"/>{</text:p>
        </text:list-item>
        <text:list-item>
          <text:p text:style-name="P22"><text:s text:c="24"/>IsSendToServer = result;</text:p>
        </text:list-item>
        <text:list-item>
          <text:p text:style-name="P22"><text:s text:c="24"/>Tableau = new string[]</text:p>
        </text:list-item>
        <text:list-item>
          <text:p text:style-name="P22"><text:s text:c="24"/>{</text:p>
        </text:list-item>
        <text:list-item>
          <text:p text:style-name="P22"><text:s text:c="28"/>txtBox_name.Text,txtBox_marque.Text,txtBox_model.Text,numUpDown_calibre.Value.ToString(),txtBox_a.Text,txtBox_b.Text</text:p>
        </text:list-item>
        <text:list-item>
          <text:p text:style-name="P22"><text:s text:c="24"/>};</text:p>
        </text:list-item>
        <text:list-item>
          <text:p text:style-name="P22"><text:s text:c="20"/>}</text:p>
        </text:list-item>
        <text:list-item>
          <text:p text:style-name="P22"><text:s text:c="16"/>}</text:p>
        </text:list-item>
        <text:list-item>
          <text:p text:style-name="P22"><text:s text:c="16"/>else</text:p>
        </text:list-item>
        <text:list-item>
          <text:p text:style-name="P22"><text:s text:c="16"/>{</text:p>
        </text:list-item>
        <text:list-item>
          <text:p text:style-name="P22"><text:s text:c="20"/>bool result = BDD.RequeteInsertCapteur(txtBox_name.Text, configIni.ipArduino, txtBox_marque.Text, txtBox_model.Text, (byte)numUpDown_calibre.Value, txtBox_a.Text, txtBox_b.Text);</text:p>
        </text:list-item>
        <text:list-item>
          <text:p text:style-name="P22"><text:s text:c="20"/>if (result == true)</text:p>
        </text:list-item>
        <text:list-item>
          <text:p text:style-name="P22"><text:s text:c="20"/>{</text:p>
        </text:list-item>
        <text:list-item>
          <text:p text:style-name="P22"><text:s text:c="24"/>IsSendToServer = result;</text:p>
        </text:list-item>
        <text:list-item>
          <text:p text:style-name="P22"><text:s text:c="24"/>//On envoi la ligne dans le tableau si on a reussi</text:p>
        </text:list-item>
        <text:list-item>
          <text:p text:style-name="P22"><text:s text:c="24"/>Tableau = new string[]</text:p>
        </text:list-item>
        <text:list-item>
          <text:p text:style-name="P22"><text:soft-page-break/><text:s text:c="24"/>{</text:p>
        </text:list-item>
        <text:list-item>
          <text:p text:style-name="P22"><text:s text:c="28"/>txtBox_name.Text,txtBox_marque.Text,txtBox_model.Text,numUpDown_calibre.Value.ToString(),txtBox_a.Text,txtBox_b.Text</text:p>
        </text:list-item>
        <text:list-item>
          <text:p text:style-name="P22"><text:s text:c="24"/>};</text:p>
        </text:list-item>
        <text:list-item>
          <text:p text:style-name="P22"><text:s text:c="20"/>}</text:p>
        </text:list-item>
        <text:list-item>
          <text:p text:style-name="P22"><text:s text:c="16"/>}</text:p>
        </text:list-item>
        <text:list-item>
          <text:p text:style-name="P22"><text:s text:c="16"/>Close();</text:p>
        </text:list-item>
        <text:list-item>
          <text:p text:style-name="P22"><text:s text:c="12"/>}</text:p>
        </text:list-item>
        <text:list-item>
          <text:p text:style-name="P22"><text:s text:c="12"/>else</text:p>
        </text:list-item>
        <text:list-item>
          <text:p text:style-name="P22"><text:s text:c="12"/>{</text:p>
        </text:list-item>
        <text:list-item>
          <text:p text:style-name="P22"><text:s text:c="16"/>MessageBox.Show("Veuillez rentrer une valeur correcte pour tous les champs !", "Erreur !", MessageBoxButtons.OK, MessageBoxIcon.Warning);</text:p>
        </text:list-item>
        <text:list-item>
          <text:p text:style-name="P22"><text:s text:c="12"/>}</text:p>
        </text:list-item>
        <text:list-item>
          <text:p text:style-name="P22"><text:s text:c="8"/>}</text:p>
        </text:list-item>
        <text:list-item>
          <text:p text:style-name="P22"/>
        </text:list-item>
        <text:list-item>
          <text:p text:style-name="P22"><text:s text:c="8"/>private void txtBox_a_KeyPress(object sender, KeyPressEventArgs e)</text:p>
        </text:list-item>
        <text:list-item>
          <text:p text:style-name="P22"><text:s text:c="8"/>{</text:p>
        </text:list-item>
        <text:list-item>
          <text:p text:style-name="P22"><text:s text:c="12"/>if (e.KeyChar == (char)8)</text:p>
        </text:list-item>
        <text:list-item>
          <text:p text:style-name="P22"><text:s text:c="16"/>return;</text:p>
        </text:list-item>
        <text:list-item>
          <text:p text:style-name="P22"/>
        </text:list-item>
        <text:list-item>
          <text:p text:style-name="P22"><text:s text:c="12"/>if (Regex.IsMatch(e.KeyChar.ToString(), @"[^0-9^.]"))</text:p>
        </text:list-item>
        <text:list-item>
          <text:p text:style-name="P22"><text:s text:c="12"/>{</text:p>
        </text:list-item>
        <text:list-item>
          <text:p text:style-name="P22"><text:s text:c="16"/>e.Handled = true;</text:p>
        </text:list-item>
        <text:list-item>
          <text:p text:style-name="P22"><text:s text:c="12"/>}</text:p>
        </text:list-item>
        <text:list-item>
          <text:p text:style-name="P22"><text:s text:c="8"/>}</text:p>
        </text:list-item>
        <text:list-item>
          <text:p text:style-name="P22"/>
        </text:list-item>
        <text:list-item>
          <text:p text:style-name="P22"><text:s text:c="8"/>private void txtBox_b_KeyPress(object sender, KeyPressEventArgs e)</text:p>
        </text:list-item>
        <text:list-item>
          <text:p text:style-name="P22"><text:s text:c="8"/>{</text:p>
        </text:list-item>
        <text:list-item>
          <text:p text:style-name="P22"><text:s text:c="12"/>if (e.KeyChar == (char)8)</text:p>
        </text:list-item>
        <text:list-item>
          <text:p text:style-name="P22"><text:s text:c="16"/>return;</text:p>
        </text:list-item>
        <text:list-item>
          <text:p text:style-name="P22"><text:soft-page-break/></text:p>
        </text:list-item>
        <text:list-item>
          <text:p text:style-name="P22"><text:s text:c="12"/>if (Regex.IsMatch(e.KeyChar.ToString(), @"[^0-9^.]"))</text:p>
        </text:list-item>
        <text:list-item>
          <text:p text:style-name="P22"><text:s text:c="12"/>{</text:p>
        </text:list-item>
        <text:list-item>
          <text:p text:style-name="P22"><text:s text:c="16"/>e.Handled = true;</text:p>
        </text:list-item>
        <text:list-item>
          <text:p text:style-name="P22"><text:s text:c="12"/>}</text:p>
        </text:list-item>
        <text:list-item>
          <text:p text:style-name="P22"><text:s text:c="8"/>}</text:p>
        </text:list-item>
        <text:list-item>
          <text:p text:style-name="P22"><text:s text:c="4"/>}</text:p>
        </text:list-item>
        <text:list-item>
          <text:p text:style-name="P22">}</text:p>
        </text:list-item>
      </text:list>
      <text:h text:style-name="Heading_20_2" text:outline-level="2"><text:bookmark-start text:name="__RefHeading___Toc615_1805304459"/>FormAjoutEntrees.cs<text:bookmark-end text:name="__RefHeading___Toc615_1805304459"/></text:h>
      <text:list xml:id="list3079380855" text:style-name="L23">
        <text:list-item>
          <text:p text:style-name="P23">using System;</text:p>
        </text:list-item>
        <text:list-item>
          <text:p text:style-name="P23">using System.Collections.Generic;</text:p>
        </text:list-item>
        <text:list-item>
          <text:p text:style-name="P23">using System.ComponentModel;</text:p>
        </text:list-item>
        <text:list-item>
          <text:p text:style-name="P23">using System.Data;</text:p>
        </text:list-item>
        <text:list-item>
          <text:p text:style-name="P23">using System.Drawing;</text:p>
        </text:list-item>
        <text:list-item>
          <text:p text:style-name="P23">using System.Linq;</text:p>
        </text:list-item>
        <text:list-item>
          <text:p text:style-name="P23">using System.Text;</text:p>
        </text:list-item>
        <text:list-item>
          <text:p text:style-name="P23">using System.Threading.Tasks;</text:p>
        </text:list-item>
        <text:list-item>
          <text:p text:style-name="P23">using System.Windows.Forms;</text:p>
        </text:list-item>
        <text:list-item>
          <text:p text:style-name="P23"/>
        </text:list-item>
        <text:list-item>
          <text:p text:style-name="P23">namespace Technicien_capteurs</text:p>
        </text:list-item>
        <text:list-item>
          <text:p text:style-name="P23">{</text:p>
        </text:list-item>
        <text:list-item>
          <text:p text:style-name="P23"><text:s text:c="4"/>public partial class FormAjoutEntrees : Form</text:p>
        </text:list-item>
        <text:list-item>
          <text:p text:style-name="P23"><text:s text:c="4"/>{</text:p>
        </text:list-item>
        <text:list-item>
          <text:p text:style-name="P23"><text:s text:c="8"/>private C_BDD BDD;</text:p>
        </text:list-item>
        <text:list-item>
          <text:p text:style-name="P23"/>
        </text:list-item>
        <text:list-item>
          <text:p text:style-name="P23"><text:s text:c="8"/>private ushort[] id_capteur;</text:p>
        </text:list-item>
        <text:list-item>
          <text:p text:style-name="P23"/>
        </text:list-item>
        <text:list-item>
          <text:p text:style-name="P23"><text:s text:c="8"/>public ushort id;</text:p>
        </text:list-item>
        <text:list-item>
          <text:p text:style-name="P23"/>
        </text:list-item>
        <text:list-item>
          <text:p text:style-name="P23"><text:s text:c="8"/>public int index;</text:p>
        </text:list-item>
        <text:list-item>
          <text:p text:style-name="P23"><text:soft-page-break/></text:p>
        </text:list-item>
        <text:list-item>
          <text:p text:style-name="P23"><text:s text:c="8"/>public string[] Tableau;</text:p>
        </text:list-item>
        <text:list-item>
          <text:p text:style-name="P23"/>
        </text:list-item>
        <text:list-item>
          <text:p text:style-name="P23"><text:s text:c="8"/>public bool IsSendToServer = false;</text:p>
        </text:list-item>
        <text:list-item>
          <text:p text:style-name="P23"/>
        </text:list-item>
        <text:list-item>
          <text:p text:style-name="P23"><text:s text:c="8"/>private BindingList&lt;C_Capteur&gt; capteurList = new BindingList&lt;C_Capteur&gt;();</text:p>
        </text:list-item>
        <text:list-item>
          <text:p text:style-name="P23"/>
        </text:list-item>
        <text:list-item>
          <text:p text:style-name="P23"><text:s text:c="8"/>private C_Config confIni = new C_Config();</text:p>
        </text:list-item>
        <text:list-item>
          <text:p text:style-name="P23"/>
        </text:list-item>
        <text:list-item>
          <text:p text:style-name="P23"><text:s text:c="8"/>private BindingList&lt;C_Entree&gt; entreeList = new BindingList&lt;C_Entree&gt;();</text:p>
        </text:list-item>
        <text:list-item>
          <text:p text:style-name="P23"><text:s text:c="8"/>public FormAjoutEntrees(C_Config configIni, bool modif, BindingList&lt;C_Capteur&gt; cptList, BindingList&lt;C_Entree&gt; entrList)</text:p>
        </text:list-item>
        <text:list-item>
          <text:p text:style-name="P23"><text:s text:c="8"/>{</text:p>
        </text:list-item>
        <text:list-item>
          <text:p text:style-name="P23"><text:s text:c="12"/>InitializeComponent();</text:p>
        </text:list-item>
        <text:list-item>
          <text:p text:style-name="P23"/>
        </text:list-item>
        <text:list-item>
          <text:p text:style-name="P23"><text:s text:c="12"/>BDD = new C_BDD(configIni.ip, configIni.dbn, configIni.username, configIni.password);</text:p>
        </text:list-item>
        <text:list-item>
          <text:p text:style-name="P23"/>
        </text:list-item>
        <text:list-item>
          <text:p text:style-name="P23"><text:s text:c="12"/>cmbBox_input.Sorted = true;</text:p>
        </text:list-item>
        <text:list-item>
          <text:p text:style-name="P23"/>
        </text:list-item>
        <text:list-item>
          <text:p text:style-name="P23"><text:s text:c="12"/>if (modif == true)</text:p>
        </text:list-item>
        <text:list-item>
          <text:p text:style-name="P23"><text:s text:c="12"/>{</text:p>
        </text:list-item>
        <text:list-item>
          <text:p text:style-name="P23"><text:s text:c="16"/>this.Text = "Modification";</text:p>
        </text:list-item>
        <text:list-item>
          <text:p text:style-name="P23"><text:s text:c="12"/>}</text:p>
        </text:list-item>
        <text:list-item>
          <text:p text:style-name="P23"/>
        </text:list-item>
        <text:list-item>
          <text:p text:style-name="P23"><text:s text:c="12"/>int countCapteurs = cptList.Count;</text:p>
        </text:list-item>
        <text:list-item>
          <text:p text:style-name="P23"/>
        </text:list-item>
        <text:list-item>
          <text:p text:style-name="P23"><text:s text:c="12"/>id_capteur = new ushort[countCapteurs];</text:p>
        </text:list-item>
        <text:list-item>
          <text:p text:style-name="P23"/>
        </text:list-item>
        <text:list-item>
          <text:p text:style-name="P23"><text:s text:c="12"/>for (byte i = 0; i &lt; countCapteurs; i++)</text:p>
        </text:list-item>
        <text:list-item>
          <text:p text:style-name="P23"><text:s text:c="12"/>{</text:p>
        </text:list-item>
        <text:list-item>
          <text:p text:style-name="P23"><text:soft-page-break/><text:s text:c="16"/>id_capteur[i] = cptList[i].Id;</text:p>
        </text:list-item>
        <text:list-item>
          <text:p text:style-name="P23"><text:s text:c="16"/>cmbBox_capteur.Items.Add(cptList[i].Nom);</text:p>
        </text:list-item>
        <text:list-item>
          <text:p text:style-name="P23"><text:s text:c="12"/>}</text:p>
        </text:list-item>
        <text:list-item>
          <text:p text:style-name="P23"/>
        </text:list-item>
        <text:list-item>
          <text:p text:style-name="P23"><text:s text:c="12"/>if (countCapteurs == 0)</text:p>
        </text:list-item>
        <text:list-item>
          <text:p text:style-name="P23"><text:s text:c="12"/>{</text:p>
        </text:list-item>
        <text:list-item>
          <text:p text:style-name="P23"><text:s text:c="16"/>MessageBox.Show("Aucun capteur n'est disponible, ils sont tous utilisés dans la liste, vous pouvez toujours les modifiers en cas de nécessité !", "Erreur !", MessageBoxButtons.OK, MessageBoxIcon.Warning);</text:p>
        </text:list-item>
        <text:list-item>
          <text:p text:style-name="P23"><text:s text:c="16"/>Close();</text:p>
        </text:list-item>
        <text:list-item>
          <text:p text:style-name="P23"><text:s text:c="12"/>}</text:p>
        </text:list-item>
        <text:list-item>
          <text:p text:style-name="P23"/>
        </text:list-item>
        <text:list-item>
          <text:p text:style-name="P23"><text:s text:c="12"/>if (entrList.Count != 0)</text:p>
        </text:list-item>
        <text:list-item>
          <text:p text:style-name="P23"><text:s text:c="12"/>{</text:p>
        </text:list-item>
        <text:list-item>
          <text:p text:style-name="P23"><text:s text:c="16"/>for (byte i = 0; i &lt; entrList.Count; i++)</text:p>
        </text:list-item>
        <text:list-item>
          <text:p text:style-name="P23"><text:s text:c="16"/>{</text:p>
        </text:list-item>
        <text:list-item>
          <text:p text:style-name="P23"><text:s text:c="20"/>byte entree = entrList[i].Entree;</text:p>
        </text:list-item>
        <text:list-item>
          <text:p text:style-name="P23"><text:s text:c="20"/>cmbBox_input.Items.Remove($"{entree}");</text:p>
        </text:list-item>
        <text:list-item>
          <text:p text:style-name="P23"><text:s text:c="16"/>}</text:p>
        </text:list-item>
        <text:list-item>
          <text:p text:style-name="P23"><text:s text:c="12"/>}</text:p>
        </text:list-item>
        <text:list-item>
          <text:p text:style-name="P23"/>
        </text:list-item>
        <text:list-item>
          <text:p text:style-name="P23"><text:s text:c="12"/>cptList = capteurList;</text:p>
        </text:list-item>
        <text:list-item>
          <text:p text:style-name="P23"/>
        </text:list-item>
        <text:list-item>
          <text:p text:style-name="P23"><text:s text:c="12"/>configIni = confIni;</text:p>
        </text:list-item>
        <text:list-item>
          <text:p text:style-name="P23"/>
        </text:list-item>
        <text:list-item>
          <text:p text:style-name="P23"><text:s text:c="12"/>entrList = entreeList;</text:p>
        </text:list-item>
        <text:list-item>
          <text:p text:style-name="P23"><text:s text:c="8"/>}</text:p>
        </text:list-item>
        <text:list-item>
          <text:p text:style-name="P23"/>
        </text:list-item>
        <text:list-item>
          <text:p text:style-name="P23"><text:s text:c="8"/>private void btn_cancel_Click(object sender, EventArgs e)</text:p>
        </text:list-item>
        <text:list-item>
          <text:p text:style-name="P23"><text:s text:c="8"/>{</text:p>
        </text:list-item>
        <text:list-item>
          <text:p text:style-name="P23"><text:s text:c="12"/>Close();</text:p>
        </text:list-item>
        <text:list-item>
          <text:p text:style-name="P23"><text:soft-page-break/><text:s text:c="8"/>}</text:p>
        </text:list-item>
        <text:list-item>
          <text:p text:style-name="P23"/>
        </text:list-item>
        <text:list-item>
          <text:p text:style-name="P23"><text:s text:c="8"/>private void btn_ok_Click(object sender, EventArgs e)</text:p>
        </text:list-item>
        <text:list-item>
          <text:p text:style-name="P23"><text:s text:c="8"/>{</text:p>
        </text:list-item>
        <text:list-item>
          <text:p text:style-name="P23"><text:s text:c="12"/>if(cmbBox_input.SelectedIndex != -1 &amp;&amp; cmbBox_capteur.SelectedIndex != -1 &amp;&amp; txtBox_nom_entree.Text != "")</text:p>
        </text:list-item>
        <text:list-item>
          <text:p text:style-name="P23"><text:s text:c="12"/>{</text:p>
        </text:list-item>
        <text:list-item>
          <text:p text:style-name="P23"><text:s text:c="16"/>index = cmbBox_capteur.SelectedIndex;</text:p>
        </text:list-item>
        <text:list-item>
          <text:p text:style-name="P23"><text:s text:c="16"/>if (id != 0)</text:p>
        </text:list-item>
        <text:list-item>
          <text:p text:style-name="P23"><text:s text:c="16"/>{</text:p>
        </text:list-item>
        <text:list-item>
          <text:p text:style-name="P23"><text:s text:c="20"/>bool result = BDD.RequeteUpdateEntree(txtBox_nom_entree.Text, byte.Parse(cmbBox_input.Text), id_capteur[index], id);</text:p>
        </text:list-item>
        <text:list-item>
          <text:p text:style-name="P23"><text:s text:c="20"/>if (result == true)</text:p>
        </text:list-item>
        <text:list-item>
          <text:p text:style-name="P23"><text:s text:c="20"/>{</text:p>
        </text:list-item>
        <text:list-item>
          <text:p text:style-name="P23"><text:s text:c="24"/>IsSendToServer = result;</text:p>
        </text:list-item>
        <text:list-item>
          <text:p text:style-name="P23"><text:s text:c="24"/>Tableau = new string[]</text:p>
        </text:list-item>
        <text:list-item>
          <text:p text:style-name="P23"><text:s text:c="24"/>{</text:p>
        </text:list-item>
        <text:list-item>
          <text:p text:style-name="P23"><text:s text:c="28"/>cmbBox_input.Text,cmbBox_capteur.Text,txtBox_nom_entree.Text</text:p>
        </text:list-item>
        <text:list-item>
          <text:p text:style-name="P23"><text:s text:c="24"/>};</text:p>
        </text:list-item>
        <text:list-item>
          <text:p text:style-name="P23"><text:s text:c="20"/>}</text:p>
        </text:list-item>
        <text:list-item>
          <text:p text:style-name="P23"><text:s text:c="16"/>}</text:p>
        </text:list-item>
        <text:list-item>
          <text:p text:style-name="P23"><text:s text:c="16"/>else</text:p>
        </text:list-item>
        <text:list-item>
          <text:p text:style-name="P23"><text:s text:c="16"/>{</text:p>
        </text:list-item>
        <text:list-item>
          <text:p text:style-name="P23"><text:s text:c="20"/>bool result = BDD.RequeteInsertEntree(txtBox_nom_entree.Text, byte.Parse(cmbBox_input.Text), id_capteur[index]);</text:p>
        </text:list-item>
        <text:list-item>
          <text:p text:style-name="P23"><text:s text:c="20"/>if (result == true)</text:p>
        </text:list-item>
        <text:list-item>
          <text:p text:style-name="P23"><text:s text:c="20"/>{</text:p>
        </text:list-item>
        <text:list-item>
          <text:p text:style-name="P23"><text:s text:c="24"/>IsSendToServer = result;</text:p>
        </text:list-item>
        <text:list-item>
          <text:p text:style-name="P23"><text:s text:c="24"/>Tableau = new string[]</text:p>
        </text:list-item>
        <text:list-item>
          <text:p text:style-name="P23"><text:s text:c="24"/>{</text:p>
        </text:list-item>
        <text:list-item>
          <text:p text:style-name="P23"><text:s text:c="28"/>cmbBox_input.Text,txtBox_nom_entree.Text,cmbBox_capteur.Text,index.ToString()</text:p>
        </text:list-item>
        <text:list-item>
          <text:p text:style-name="P23"><text:soft-page-break/><text:s text:c="24"/>};</text:p>
        </text:list-item>
        <text:list-item>
          <text:p text:style-name="P23"><text:s text:c="20"/>}</text:p>
        </text:list-item>
        <text:list-item>
          <text:p text:style-name="P23"><text:s text:c="16"/>}</text:p>
        </text:list-item>
        <text:list-item>
          <text:p text:style-name="P23"><text:s text:c="16"/>Close();</text:p>
        </text:list-item>
        <text:list-item>
          <text:p text:style-name="P23"><text:s text:c="12"/>}</text:p>
        </text:list-item>
        <text:list-item>
          <text:p text:style-name="P23"><text:s text:c="12"/>else</text:p>
        </text:list-item>
        <text:list-item>
          <text:p text:style-name="P23"><text:s text:c="12"/>{</text:p>
        </text:list-item>
        <text:list-item>
          <text:p text:style-name="P23"><text:s text:c="16"/>MessageBox.Show("Veuillez remplir tous les champs !", "Erreur !", MessageBoxButtons.OK, MessageBoxIcon.Warning);</text:p>
        </text:list-item>
        <text:list-item>
          <text:p text:style-name="P23"><text:s text:c="12"/>}</text:p>
        </text:list-item>
        <text:list-item>
          <text:p text:style-name="P23"><text:s text:c="8"/>}</text:p>
        </text:list-item>
        <text:list-item>
          <text:p text:style-name="P23"><text:s text:c="4"/>}</text:p>
        </text:list-item>
        <text:list-item>
          <text:p text:style-name="P23">}</text:p>
        </text:list-item>
      </text:list>
      <text:h text:style-name="Heading_20_2" text:outline-level="2"><text:bookmark-start text:name="__RefHeading___Toc617_1805304459"/>FormConfigEnregistreur.cs<text:bookmark-end text:name="__RefHeading___Toc617_1805304459"/></text:h>
      <text:list xml:id="list839570562" text:style-name="L24">
        <text:list-item>
          <text:p text:style-name="P24">using System;</text:p>
        </text:list-item>
        <text:list-item>
          <text:p text:style-name="P24">using System.Collections.Generic;</text:p>
        </text:list-item>
        <text:list-item>
          <text:p text:style-name="P24">using System.ComponentModel;</text:p>
        </text:list-item>
        <text:list-item>
          <text:p text:style-name="P24">using System.Data;</text:p>
        </text:list-item>
        <text:list-item>
          <text:p text:style-name="P24">using System.Drawing;</text:p>
        </text:list-item>
        <text:list-item>
          <text:p text:style-name="P24">using System.Linq;</text:p>
        </text:list-item>
        <text:list-item>
          <text:p text:style-name="P24">using System.Text;</text:p>
        </text:list-item>
        <text:list-item>
          <text:p text:style-name="P24">using System.Threading;</text:p>
        </text:list-item>
        <text:list-item>
          <text:p text:style-name="P24">using System.Threading.Tasks;</text:p>
        </text:list-item>
        <text:list-item>
          <text:p text:style-name="P24">using System.Windows.Forms;</text:p>
        </text:list-item>
        <text:list-item>
          <text:p text:style-name="P24"/>
        </text:list-item>
        <text:list-item>
          <text:p text:style-name="P24">namespace Technicien_capteurs</text:p>
        </text:list-item>
        <text:list-item>
          <text:p text:style-name="P24">{</text:p>
        </text:list-item>
        <text:list-item>
          <text:p text:style-name="P24"><text:s text:c="4"/>public partial class FormConfigEnregistreur : Form</text:p>
        </text:list-item>
        <text:list-item>
          <text:p text:style-name="P24"><text:s text:c="4"/>{</text:p>
        </text:list-item>
        <text:list-item>
          <text:p text:style-name="P24"><text:s text:c="8"/>private C_BDD BDD;</text:p>
        </text:list-item>
        <text:list-item>
          <text:p text:style-name="P24"><text:soft-page-break/></text:p>
        </text:list-item>
        <text:list-item>
          <text:p text:style-name="P24"><text:s text:c="8"/>private C_Config confIni;</text:p>
        </text:list-item>
        <text:list-item>
          <text:p text:style-name="P24"/>
        </text:list-item>
        <text:list-item>
          <text:p text:style-name="P24"><text:s text:c="8"/>private BindingList&lt;C_Entree&gt; entreeList = new BindingList&lt;C_Entree&gt;();</text:p>
        </text:list-item>
        <text:list-item>
          <text:p text:style-name="P24"/>
        </text:list-item>
        <text:list-item>
          <text:p text:style-name="P24"><text:s text:c="8"/>private BindingList&lt;C_Capteur&gt; capteurList = new BindingList&lt;C_Capteur&gt;();</text:p>
        </text:list-item>
        <text:list-item>
          <text:p text:style-name="P24"/>
        </text:list-item>
        <text:list-item>
          <text:p text:style-name="P24"><text:s text:c="8"/>private byte indexCapteur;</text:p>
        </text:list-item>
        <text:list-item>
          <text:p text:style-name="P24"/>
        </text:list-item>
        <text:list-item>
          <text:p text:style-name="P24"><text:s text:c="8"/>public FormConfigEnregistreur(C_Config configIni, BindingList&lt;C_Entree&gt; entrList, BindingList&lt;C_Capteur&gt; cptList)</text:p>
        </text:list-item>
        <text:list-item>
          <text:p text:style-name="P24"><text:s text:c="8"/>{</text:p>
        </text:list-item>
        <text:list-item>
          <text:p text:style-name="P24"><text:s text:c="12"/>InitializeComponent();</text:p>
        </text:list-item>
        <text:list-item>
          <text:p text:style-name="P24"/>
        </text:list-item>
        <text:list-item>
          <text:p text:style-name="P24"><text:s text:c="12"/>capteurList = cptList;</text:p>
        </text:list-item>
        <text:list-item>
          <text:p text:style-name="P24"/>
        </text:list-item>
        <text:list-item>
          <text:p text:style-name="P24"><text:s text:c="12"/>entreeList = entrList;</text:p>
        </text:list-item>
        <text:list-item>
          <text:p text:style-name="P24"/>
        </text:list-item>
        <text:list-item>
          <text:p text:style-name="P24"><text:s text:c="12"/>confIni = configIni;</text:p>
        </text:list-item>
        <text:list-item>
          <text:p text:style-name="P24"/>
        </text:list-item>
        <text:list-item>
          <text:p text:style-name="P24"><text:s text:c="12"/>BDD = new C_BDD(configIni.ip, configIni.dbn, configIni.username, configIni.password);</text:p>
        </text:list-item>
        <text:list-item>
          <text:p text:style-name="P24"/>
        </text:list-item>
        <text:list-item>
          <text:p text:style-name="P24"><text:s text:c="12"/>if (entreeList.Count == 0)</text:p>
        </text:list-item>
        <text:list-item>
          <text:p text:style-name="P24"><text:s text:c="12"/>{</text:p>
        </text:list-item>
        <text:list-item>
          <text:p text:style-name="P24"><text:s text:c="16"/>MessageBox.Show("Aucune entrée n'est présent dans la liste, vous pouvez en ajouter un !", "Attention !", MessageBoxButtons.OK, MessageBoxIcon.Warning);</text:p>
        </text:list-item>
        <text:list-item>
          <text:p text:style-name="P24"><text:s text:c="16"/>btn_Envoi_Config.Enabled = false;</text:p>
        </text:list-item>
        <text:list-item>
          <text:p text:style-name="P24"><text:s text:c="12"/>}</text:p>
        </text:list-item>
        <text:list-item>
          <text:p text:style-name="P24"><text:s text:c="12"/>else</text:p>
        </text:list-item>
        <text:list-item>
          <text:p text:style-name="P24"><text:s text:c="12"/>{</text:p>
        </text:list-item>
        <text:list-item>
          <text:p text:style-name="P24"><text:soft-page-break/><text:s text:c="16"/>btn_Envoi_Config.Enabled = true;</text:p>
        </text:list-item>
        <text:list-item>
          <text:p text:style-name="P24"><text:s text:c="12"/>}</text:p>
        </text:list-item>
        <text:list-item>
          <text:p text:style-name="P24"/>
        </text:list-item>
        <text:list-item>
          <text:p text:style-name="P24"><text:s text:c="12"/>tab_listeEnr.DataSource = entreeList;</text:p>
        </text:list-item>
        <text:list-item>
          <text:p text:style-name="P24"><text:s text:c="12"/>tab_listeEnr.Columns[1].HeaderText = "Entrée";</text:p>
        </text:list-item>
        <text:list-item>
          <text:p text:style-name="P24"><text:s text:c="12"/>tab_listeEnr.Columns[2].HeaderText = "Nom Entrée";</text:p>
        </text:list-item>
        <text:list-item>
          <text:p text:style-name="P24"><text:s text:c="12"/>tab_listeEnr.Columns[3].HeaderText = "Nom Capteur";</text:p>
        </text:list-item>
        <text:list-item>
          <text:p text:style-name="P24"/>
        </text:list-item>
        <text:list-item>
          <text:p text:style-name="P24"><text:s text:c="12"/>tab_listeEnr.Columns[0].Visible = false;</text:p>
        </text:list-item>
        <text:list-item>
          <text:p text:style-name="P24"><text:s text:c="12"/>for(byte i=4;i&lt;6;i++)</text:p>
        </text:list-item>
        <text:list-item>
          <text:p text:style-name="P24"><text:s text:c="12"/>{</text:p>
        </text:list-item>
        <text:list-item>
          <text:p text:style-name="P24"><text:s text:c="16"/>tab_listeEnr.Columns[i].Visible = false;</text:p>
        </text:list-item>
        <text:list-item>
          <text:p text:style-name="P24"><text:s text:c="12"/>}</text:p>
        </text:list-item>
        <text:list-item>
          <text:p text:style-name="P24"/>
        </text:list-item>
        <text:list-item>
          <text:p text:style-name="P24"><text:s text:c="12"/>tab_listeEnr.Columns[1].Width = 50;</text:p>
        </text:list-item>
        <text:list-item>
          <text:p text:style-name="P24"><text:s text:c="12"/>for (byte i = 2; i &lt; 4; i++)</text:p>
        </text:list-item>
        <text:list-item>
          <text:p text:style-name="P24"><text:s text:c="12"/>{</text:p>
        </text:list-item>
        <text:list-item>
          <text:p text:style-name="P24"><text:s text:c="16"/>tab_listeEnr.Columns[i].Width = 150;</text:p>
        </text:list-item>
        <text:list-item>
          <text:p text:style-name="P24"><text:s text:c="12"/>}</text:p>
        </text:list-item>
        <text:list-item>
          <text:p text:style-name="P24"/>
        </text:list-item>
        <text:list-item>
          <text:p text:style-name="P24"><text:s text:c="12"/>for (byte i = 0; i &lt; entreeList.Count; i++)</text:p>
        </text:list-item>
        <text:list-item>
          <text:p text:style-name="P24"><text:s text:c="12"/>{</text:p>
        </text:list-item>
        <text:list-item>
          <text:p text:style-name="P24"><text:s text:c="16"/>var Join = capteurList.Where(item =&gt; item.Id == entreeList[i].Capteur.Id);</text:p>
        </text:list-item>
        <text:list-item>
          <text:p text:style-name="P24"><text:s text:c="16"/>if(Join.Any() == false)</text:p>
        </text:list-item>
        <text:list-item>
          <text:p text:style-name="P24"><text:s text:c="16"/>{</text:p>
        </text:list-item>
        <text:list-item>
          <text:p text:style-name="P24"><text:s text:c="20"/>entreeList.RemoveAt(i);</text:p>
        </text:list-item>
        <text:list-item>
          <text:p text:style-name="P24"><text:s text:c="16"/>}</text:p>
        </text:list-item>
        <text:list-item>
          <text:p text:style-name="P24"><text:s text:c="12"/>}</text:p>
        </text:list-item>
        <text:list-item>
          <text:p text:style-name="P24"><text:s text:c="8"/>}</text:p>
        </text:list-item>
        <text:list-item>
          <text:p text:style-name="P24"/>
        </text:list-item>
        <text:list-item>
          <text:p text:style-name="P24"><text:s text:c="8"/>private void tab_listeEnr_CellClick(object sender, DataGridViewCellEventArgs e)</text:p>
        </text:list-item>
        <text:list-item>
          <text:p text:style-name="P24"><text:soft-page-break/><text:s text:c="8"/>{</text:p>
        </text:list-item>
        <text:list-item>
          <text:p text:style-name="P24"><text:s text:c="12"/>if (e.RowIndex &gt;= 0)</text:p>
        </text:list-item>
        <text:list-item>
          <text:p text:style-name="P24"><text:s text:c="12"/>{</text:p>
        </text:list-item>
        <text:list-item>
          <text:p text:style-name="P24"><text:s text:c="16"/>tab_listeEnr.CurrentRow.Selected = true;</text:p>
        </text:list-item>
        <text:list-item>
          <text:p text:style-name="P24"><text:s text:c="16"/>indexCapteur = (byte)e.RowIndex;</text:p>
        </text:list-item>
        <text:list-item>
          <text:p text:style-name="P24"><text:s text:c="16"/>btn_modifier.Enabled = true;</text:p>
        </text:list-item>
        <text:list-item>
          <text:p text:style-name="P24"><text:s text:c="16"/>btn_delete.Enabled = true;</text:p>
        </text:list-item>
        <text:list-item>
          <text:p text:style-name="P24"><text:s text:c="12"/>}</text:p>
        </text:list-item>
        <text:list-item>
          <text:p text:style-name="P24"><text:s text:c="8"/>}</text:p>
        </text:list-item>
        <text:list-item>
          <text:p text:style-name="P24"/>
        </text:list-item>
        <text:list-item>
          <text:p text:style-name="P24"><text:s text:c="8"/>private void btn_ok_Click(object sender, EventArgs e)</text:p>
        </text:list-item>
        <text:list-item>
          <text:p text:style-name="P24"><text:s text:c="8"/>{</text:p>
        </text:list-item>
        <text:list-item>
          <text:p text:style-name="P24"><text:s text:c="12"/>Close();</text:p>
        </text:list-item>
        <text:list-item>
          <text:p text:style-name="P24"><text:s text:c="8"/>}</text:p>
        </text:list-item>
        <text:list-item>
          <text:p text:style-name="P24"/>
        </text:list-item>
        <text:list-item>
          <text:p text:style-name="P24"><text:s text:c="8"/>private void btn_add_Click(object sender, EventArgs e)</text:p>
        </text:list-item>
        <text:list-item>
          <text:p text:style-name="P24"><text:s text:c="8"/>{</text:p>
        </text:list-item>
        <text:list-item>
          <text:p text:style-name="P24"><text:s text:c="12"/>FormAjoutEntrees fAEnt = new FormAjoutEntrees(confIni,false,capteurList,entreeList);</text:p>
        </text:list-item>
        <text:list-item>
          <text:p text:style-name="P24"/>
        </text:list-item>
        <text:list-item>
          <text:p text:style-name="P24"><text:s text:c="12"/>fAEnt.ShowDialog();</text:p>
        </text:list-item>
        <text:list-item>
          <text:p text:style-name="P24"/>
        </text:list-item>
        <text:list-item>
          <text:p text:style-name="P24"><text:s text:c="12"/>if(fAEnt.IsSendToServer == true)</text:p>
        </text:list-item>
        <text:list-item>
          <text:p text:style-name="P24"><text:s text:c="12"/>{</text:p>
        </text:list-item>
        <text:list-item>
          <text:p text:style-name="P24"><text:s text:c="16"/>var rdr = BDD.RequeteSelectLastIdEntrees();</text:p>
        </text:list-item>
        <text:list-item>
          <text:p text:style-name="P24"/>
        </text:list-item>
        <text:list-item>
          <text:p text:style-name="P24"><text:s text:c="16"/>string stockage = "";</text:p>
        </text:list-item>
        <text:list-item>
          <text:p text:style-name="P24"><text:s text:c="16"/>while (rdr.Read())</text:p>
        </text:list-item>
        <text:list-item>
          <text:p text:style-name="P24"><text:s text:c="16"/>{</text:p>
        </text:list-item>
        <text:list-item>
          <text:p text:style-name="P24"><text:s text:c="20"/>stockage = rdr[0].ToString();</text:p>
        </text:list-item>
        <text:list-item>
          <text:p text:style-name="P24"><text:s text:c="16"/>}</text:p>
        </text:list-item>
        <text:list-item>
          <text:p text:style-name="P24"><text:soft-page-break/><text:s text:c="16"/>if (stockage == "")</text:p>
        </text:list-item>
        <text:list-item>
          <text:p text:style-name="P24"><text:s text:c="16"/>{</text:p>
        </text:list-item>
        <text:list-item>
          <text:p text:style-name="P24"><text:s text:c="20"/>stockage = "1";</text:p>
        </text:list-item>
        <text:list-item>
          <text:p text:style-name="P24"><text:s text:c="16"/>}</text:p>
        </text:list-item>
        <text:list-item>
          <text:p text:style-name="P24"><text:s text:c="16"/>rdr.Close();</text:p>
        </text:list-item>
        <text:list-item>
          <text:p text:style-name="P24"><text:s text:c="16"/>BDD.connection.Close();</text:p>
        </text:list-item>
        <text:list-item>
          <text:p text:style-name="P24"/>
        </text:list-item>
        <text:list-item>
          <text:p text:style-name="P24"><text:s text:c="16"/>C_Entree entreeToAdd = new C_Entree();</text:p>
        </text:list-item>
        <text:list-item>
          <text:p text:style-name="P24"><text:s text:c="16"/>entreeToAdd.Id = ushort.Parse(stockage);</text:p>
        </text:list-item>
        <text:list-item>
          <text:p text:style-name="P24"><text:s text:c="16"/>entreeToAdd.Entree = byte.Parse(fAEnt.Tableau[0]);</text:p>
        </text:list-item>
        <text:list-item>
          <text:p text:style-name="P24"><text:s text:c="16"/>entreeToAdd.Nom_Entree = fAEnt.Tableau[1];</text:p>
        </text:list-item>
        <text:list-item>
          <text:p text:style-name="P24"><text:s text:c="16"/>entreeToAdd.Capteur = capteurList.First(x =&gt; x.Nom == fAEnt.Tableau[2]);</text:p>
        </text:list-item>
        <text:list-item>
          <text:p text:style-name="P24"><text:s text:c="16"/>entreeList.Add(entreeToAdd);</text:p>
        </text:list-item>
        <text:list-item>
          <text:p text:style-name="P24"/>
        </text:list-item>
        <text:list-item>
          <text:p text:style-name="P24"><text:s text:c="16"/>btn_Envoi_Config.Enabled = true;</text:p>
        </text:list-item>
        <text:list-item>
          <text:p text:style-name="P24"><text:s text:c="12"/>}</text:p>
        </text:list-item>
        <text:list-item>
          <text:p text:style-name="P24"><text:s text:c="12"/>else</text:p>
        </text:list-item>
        <text:list-item>
          <text:p text:style-name="P24"><text:s text:c="12"/>{</text:p>
        </text:list-item>
        <text:list-item>
          <text:p text:style-name="P24"><text:s text:c="16"/>btn_Envoi_Config.Enabled = false;</text:p>
        </text:list-item>
        <text:list-item>
          <text:p text:style-name="P24"><text:s text:c="12"/>}</text:p>
        </text:list-item>
        <text:list-item>
          <text:p text:style-name="P24"><text:s text:c="8"/>}</text:p>
        </text:list-item>
        <text:list-item>
          <text:p text:style-name="P24"/>
        </text:list-item>
        <text:list-item>
          <text:p text:style-name="P24"><text:s text:c="8"/>private void btn_modifier_Click(object sender, EventArgs e)</text:p>
        </text:list-item>
        <text:list-item>
          <text:p text:style-name="P24"><text:s text:c="8"/>{</text:p>
        </text:list-item>
        <text:list-item>
          <text:p text:style-name="P24"><text:s text:c="12"/>FormAjoutEntrees fAEnt = new FormAjoutEntrees(confIni,true,capteurList,entreeList);</text:p>
        </text:list-item>
        <text:list-item>
          <text:p text:style-name="P24"><text:s text:c="12"/>fAEnt.cmbBox_input.Items.Add(entreeList[indexCapteur].Entree);</text:p>
        </text:list-item>
        <text:list-item>
          <text:p text:style-name="P24"><text:s text:c="12"/>fAEnt.id = entreeList[indexCapteur].Id;</text:p>
        </text:list-item>
        <text:list-item>
          <text:p text:style-name="P24"><text:s text:c="12"/>fAEnt.cmbBox_input.SelectedIndex = fAEnt.cmbBox_input.FindStringExact(entreeList[indexCapteur].Entree.ToString());</text:p>
        </text:list-item>
        <text:list-item>
          <text:p text:style-name="P24"><text:soft-page-break/><text:s text:c="12"/>fAEnt.cmbBox_capteur.SelectedIndex = fAEnt.cmbBox_capteur.FindStringExact(entreeList[indexCapteur].Capteur.Nom);</text:p>
        </text:list-item>
        <text:list-item>
          <text:p text:style-name="P24"><text:s text:c="12"/>fAEnt.txtBox_nom_entree.Text = entreeList[indexCapteur].Nom_Entree;</text:p>
        </text:list-item>
        <text:list-item>
          <text:p text:style-name="P24"/>
        </text:list-item>
        <text:list-item>
          <text:p text:style-name="P24"><text:s text:c="12"/>fAEnt.ShowDialog();</text:p>
        </text:list-item>
        <text:list-item>
          <text:p text:style-name="P24"><text:s text:c="12"/>if(fAEnt.IsSendToServer == true)</text:p>
        </text:list-item>
        <text:list-item>
          <text:p text:style-name="P24"><text:s text:c="12"/>{</text:p>
        </text:list-item>
        <text:list-item>
          <text:p text:style-name="P24"><text:s text:c="16"/>entreeList[indexCapteur].Id = fAEnt.id;</text:p>
        </text:list-item>
        <text:list-item>
          <text:p text:style-name="P24"><text:s text:c="16"/>entreeList[indexCapteur].Entree = byte.Parse(fAEnt.Tableau[0]);</text:p>
        </text:list-item>
        <text:list-item>
          <text:p text:style-name="P24"><text:s text:c="16"/>entreeList[indexCapteur].Capteur.Nom = fAEnt.Tableau[1];</text:p>
        </text:list-item>
        <text:list-item>
          <text:p text:style-name="P24"><text:s text:c="16"/>entreeList[indexCapteur].Nom_Entree = fAEnt.Tableau[2];</text:p>
        </text:list-item>
        <text:list-item>
          <text:p text:style-name="P24"><text:s text:c="16"/>tab_listeEnr.Refresh();</text:p>
        </text:list-item>
        <text:list-item>
          <text:p text:style-name="P24"><text:s text:c="12"/>}</text:p>
        </text:list-item>
        <text:list-item>
          <text:p text:style-name="P24"/>
        </text:list-item>
        <text:list-item>
          <text:p text:style-name="P24"><text:s text:c="12"/>if(capteurList.Count == 0)</text:p>
        </text:list-item>
        <text:list-item>
          <text:p text:style-name="P24"><text:s text:c="12"/>{</text:p>
        </text:list-item>
        <text:list-item>
          <text:p text:style-name="P24"><text:s text:c="16"/>btn_add.Enabled = false;</text:p>
        </text:list-item>
        <text:list-item>
          <text:p text:style-name="P24"><text:s text:c="12"/>}</text:p>
        </text:list-item>
        <text:list-item>
          <text:p text:style-name="P24"><text:s text:c="12"/>else</text:p>
        </text:list-item>
        <text:list-item>
          <text:p text:style-name="P24"><text:s text:c="12"/>{</text:p>
        </text:list-item>
        <text:list-item>
          <text:p text:style-name="P24"><text:s text:c="16"/>btn_add.Enabled = true;</text:p>
        </text:list-item>
        <text:list-item>
          <text:p text:style-name="P24"><text:s text:c="12"/>}</text:p>
        </text:list-item>
        <text:list-item>
          <text:p text:style-name="P24"><text:s text:c="8"/>}</text:p>
        </text:list-item>
        <text:list-item>
          <text:p text:style-name="P24"/>
        </text:list-item>
        <text:list-item>
          <text:p text:style-name="P24"><text:s text:c="8"/>private void tab_listeEnr_CellDoubleClick(object sender, DataGridViewCellEventArgs e)</text:p>
        </text:list-item>
        <text:list-item>
          <text:p text:style-name="P24"><text:s text:c="8"/>{</text:p>
        </text:list-item>
        <text:list-item>
          <text:p text:style-name="P24"><text:s text:c="12"/>if (e.RowIndex &gt;= 0)</text:p>
        </text:list-item>
        <text:list-item>
          <text:p text:style-name="P24"><text:s text:c="12"/>{</text:p>
        </text:list-item>
        <text:list-item>
          <text:p text:style-name="P24"><text:s text:c="16"/>tab_listeEnr.CurrentRow.Selected = true;</text:p>
        </text:list-item>
        <text:list-item>
          <text:p text:style-name="P24"><text:s text:c="16"/>indexCapteur = (byte)e.RowIndex;</text:p>
        </text:list-item>
        <text:list-item>
          <text:p text:style-name="P24"><text:soft-page-break/><text:s text:c="16"/>btn_modifier.Enabled = true;</text:p>
        </text:list-item>
        <text:list-item>
          <text:p text:style-name="P24"><text:s text:c="16"/>btn_delete.Enabled = true;</text:p>
        </text:list-item>
        <text:list-item>
          <text:p text:style-name="P24"><text:s text:c="12"/>}</text:p>
        </text:list-item>
        <text:list-item>
          <text:p text:style-name="P24"><text:s text:c="8"/>}</text:p>
        </text:list-item>
        <text:list-item>
          <text:p text:style-name="P24"/>
        </text:list-item>
        <text:list-item>
          <text:p text:style-name="P24"><text:s text:c="8"/>private void Btn_delete_Click(object sender, EventArgs e)</text:p>
        </text:list-item>
        <text:list-item>
          <text:p text:style-name="P24"><text:s text:c="8"/>{</text:p>
        </text:list-item>
        <text:list-item>
          <text:p text:style-name="P24"><text:s text:c="12"/>DialogResult dialogResult = MessageBox.Show("Voulez vous vraiment supprimer cette entrée ?", "Suppression", MessageBoxButtons.YesNo);</text:p>
        </text:list-item>
        <text:list-item>
          <text:p text:style-name="P24"><text:s text:c="12"/>if (dialogResult == DialogResult.Yes)</text:p>
        </text:list-item>
        <text:list-item>
          <text:p text:style-name="P24"><text:s text:c="12"/>{</text:p>
        </text:list-item>
        <text:list-item>
          <text:p text:style-name="P24"><text:s text:c="16"/>ushort id = ushort.Parse(tab_listeEnr.Rows[indexCapteur].Cells[0].Value.ToString());</text:p>
        </text:list-item>
        <text:list-item>
          <text:p text:style-name="P24"><text:s text:c="16"/>bool result = BDD.RequeteDeleteEntree(id);</text:p>
        </text:list-item>
        <text:list-item>
          <text:p text:style-name="P24"><text:s text:c="16"/>if (result == true)</text:p>
        </text:list-item>
        <text:list-item>
          <text:p text:style-name="P24"><text:s text:c="16"/>{</text:p>
        </text:list-item>
        <text:list-item>
          <text:p text:style-name="P24"><text:s text:c="20"/>entreeList.RemoveAt(indexCapteur);</text:p>
        </text:list-item>
        <text:list-item>
          <text:p text:style-name="P24"><text:s text:c="16"/>}</text:p>
        </text:list-item>
        <text:list-item>
          <text:p text:style-name="P24"><text:s text:c="12"/>}</text:p>
        </text:list-item>
        <text:list-item>
          <text:p text:style-name="P24"><text:s text:c="12"/>if(entreeList.Count == 0)</text:p>
        </text:list-item>
        <text:list-item>
          <text:p text:style-name="P24"><text:s text:c="12"/>{</text:p>
        </text:list-item>
        <text:list-item>
          <text:p text:style-name="P24"><text:s text:c="16"/>btn_Envoi_Config.Enabled = false;</text:p>
        </text:list-item>
        <text:list-item>
          <text:p text:style-name="P24"><text:s text:c="12"/>}</text:p>
        </text:list-item>
        <text:list-item>
          <text:p text:style-name="P24"><text:s text:c="12"/>else</text:p>
        </text:list-item>
        <text:list-item>
          <text:p text:style-name="P24"><text:s text:c="12"/>{</text:p>
        </text:list-item>
        <text:list-item>
          <text:p text:style-name="P24"><text:s text:c="16"/>btn_Envoi_Config.Enabled = true;</text:p>
        </text:list-item>
        <text:list-item>
          <text:p text:style-name="P24"><text:s text:c="12"/>}</text:p>
        </text:list-item>
        <text:list-item>
          <text:p text:style-name="P24"><text:s text:c="12"/>btn_delete.Enabled = false;</text:p>
        </text:list-item>
        <text:list-item>
          <text:p text:style-name="P24"><text:s text:c="12"/>btn_modifier.Enabled = false;</text:p>
        </text:list-item>
        <text:list-item>
          <text:p text:style-name="P24"><text:s text:c="8"/>}</text:p>
        </text:list-item>
        <text:list-item>
          <text:p text:style-name="P24"/>
        </text:list-item>
        <text:list-item>
          <text:p text:style-name="P24"><text:soft-page-break/><text:s text:c="8"/>private void Btn_aide_Click(object sender, EventArgs e)</text:p>
        </text:list-item>
        <text:list-item>
          <text:p text:style-name="P24"><text:s text:c="8"/>{</text:p>
        </text:list-item>
        <text:list-item>
          <text:p text:style-name="P24"/>
        </text:list-item>
        <text:list-item>
          <text:p text:style-name="P24"><text:s text:c="12"/>System.Diagnostics.Process.Start($"http://{confIni.ip}/EDL/index.php?rubrique=4");</text:p>
        </text:list-item>
        <text:list-item>
          <text:p text:style-name="P24"><text:s text:c="8"/>}</text:p>
        </text:list-item>
        <text:list-item>
          <text:p text:style-name="P24"/>
        </text:list-item>
        <text:list-item>
          <text:p text:style-name="P24"><text:s text:c="8"/>private void Btn_Envoi_Config_Click(object sender, EventArgs e)</text:p>
        </text:list-item>
        <text:list-item>
          <text:p text:style-name="P24"><text:s text:c="8"/>{</text:p>
        </text:list-item>
        <text:list-item>
          <text:p text:style-name="P24"><text:s text:c="12"/>C_EDL_Recorder Recorder = new C_EDL_Recorder(confIni.ipArduino);</text:p>
        </text:list-item>
        <text:list-item>
          <text:p text:style-name="P24"><text:s text:c="12"/>for (byte i = 0; i &lt; entreeList.Count; i++)</text:p>
        </text:list-item>
        <text:list-item>
          <text:p text:style-name="P24"><text:s text:c="12"/>{</text:p>
        </text:list-item>
        <text:list-item>
          <text:p text:style-name="P24"><text:s text:c="16"/>var Join = entreeList[i].Capteur;</text:p>
        </text:list-item>
        <text:list-item>
          <text:p text:style-name="P24"><text:s text:c="16"/>var A = Join.A;</text:p>
        </text:list-item>
        <text:list-item>
          <text:p text:style-name="P24"><text:s text:c="16"/>var B = Join.B;</text:p>
        </text:list-item>
        <text:list-item>
          <text:p text:style-name="P24"><text:s text:c="16"/>ushort id = entreeList[i].Id;</text:p>
        </text:list-item>
        <text:list-item>
          <text:p text:style-name="P24"><text:s text:c="16"/>string Composition = $"EDL_TECH_SET_CONF_EDL_L{entreeList[i].Entree}_A_{A}_B_{B}_ID_{id}?";</text:p>
        </text:list-item>
        <text:list-item>
          <text:p text:style-name="P24"><text:s text:c="16"/>bool IsSendToArduino = Recorder.EnvoiConfiguration(Composition);</text:p>
        </text:list-item>
        <text:list-item>
          <text:p text:style-name="P24"><text:s text:c="16"/>if (IsSendToArduino == true &amp;&amp; i &lt; entreeList.Count - 1)</text:p>
        </text:list-item>
        <text:list-item>
          <text:p text:style-name="P24"><text:s text:c="16"/>{</text:p>
        </text:list-item>
        <text:list-item>
          <text:p text:style-name="P24"><text:s text:c="20"/>Thread.Sleep(2000);//on sleep pour laisser le temps à l'arduino de répondre</text:p>
        </text:list-item>
        <text:list-item>
          <text:p text:style-name="P24"><text:s text:c="16"/>}</text:p>
        </text:list-item>
        <text:list-item>
          <text:p text:style-name="P24"><text:s text:c="16"/>else</text:p>
        </text:list-item>
        <text:list-item>
          <text:p text:style-name="P24"><text:s text:c="16"/>{</text:p>
        </text:list-item>
        <text:list-item>
          <text:p text:style-name="P24"><text:s text:c="20"/>i = (byte)entreeList.Count;</text:p>
        </text:list-item>
        <text:list-item>
          <text:p text:style-name="P24"><text:s text:c="16"/>}</text:p>
        </text:list-item>
        <text:list-item>
          <text:p text:style-name="P24"><text:s text:c="12"/>}</text:p>
        </text:list-item>
        <text:list-item>
          <text:p text:style-name="P24"><text:s text:c="8"/>}</text:p>
        </text:list-item>
        <text:list-item>
          <text:p text:style-name="P24"><text:s text:c="4"/>}</text:p>
        </text:list-item>
        <text:list-item>
          <text:p text:style-name="P24"><text:soft-page-break/>}</text:p>
        </text:list-item>
      </text:list>
      <text:h text:style-name="Heading_20_2" text:outline-level="2"><text:bookmark-start text:name="__RefHeading___Toc619_1805304459"/>FormConfigReseau.cs<text:bookmark-end text:name="__RefHeading___Toc619_1805304459"/></text:h>
      <text:list xml:id="list562481133" text:style-name="L25">
        <text:list-item>
          <text:p text:style-name="P25">using System;</text:p>
        </text:list-item>
        <text:list-item>
          <text:p text:style-name="P25">using System.Collections.Generic;</text:p>
        </text:list-item>
        <text:list-item>
          <text:p text:style-name="P25">using System.ComponentModel;</text:p>
        </text:list-item>
        <text:list-item>
          <text:p text:style-name="P25">using System.Data;</text:p>
        </text:list-item>
        <text:list-item>
          <text:p text:style-name="P25">using System.Drawing;</text:p>
        </text:list-item>
        <text:list-item>
          <text:p text:style-name="P25">using System.Linq;</text:p>
        </text:list-item>
        <text:list-item>
          <text:p text:style-name="P25">using System.Text;</text:p>
        </text:list-item>
        <text:list-item>
          <text:p text:style-name="P25">using System.Text.RegularExpressions;</text:p>
        </text:list-item>
        <text:list-item>
          <text:p text:style-name="P25">using System.Threading;</text:p>
        </text:list-item>
        <text:list-item>
          <text:p text:style-name="P25">using System.Threading.Tasks;</text:p>
        </text:list-item>
        <text:list-item>
          <text:p text:style-name="P25">using System.Windows.Forms;</text:p>
        </text:list-item>
        <text:list-item>
          <text:p text:style-name="P25"/>
        </text:list-item>
        <text:list-item>
          <text:p text:style-name="P25">namespace Technicien_capteurs</text:p>
        </text:list-item>
        <text:list-item>
          <text:p text:style-name="P25">{</text:p>
        </text:list-item>
        <text:list-item>
          <text:p text:style-name="P25"><text:s text:c="4"/>public partial class FormConfigReseau : Form</text:p>
        </text:list-item>
        <text:list-item>
          <text:p text:style-name="P25"><text:s text:c="4"/>{</text:p>
        </text:list-item>
        <text:list-item>
          <text:p text:style-name="P25"><text:s text:c="8"/>private C_BDD BDD;</text:p>
        </text:list-item>
        <text:list-item>
          <text:p text:style-name="P25"/>
        </text:list-item>
        <text:list-item>
          <text:p text:style-name="P25"><text:s text:c="8"/>private C_Config ConfigIni;</text:p>
        </text:list-item>
        <text:list-item>
          <text:p text:style-name="P25"/>
        </text:list-item>
        <text:list-item>
          <text:p text:style-name="P25"><text:s text:c="8"/>private C_EDL_Recorder Enregistreur;</text:p>
        </text:list-item>
        <text:list-item>
          <text:p text:style-name="P25"/>
        </text:list-item>
        <text:list-item>
          <text:p text:style-name="P25"><text:s text:c="8"/>private bool TesterConnexionBDD = false;</text:p>
        </text:list-item>
        <text:list-item>
          <text:p text:style-name="P25"/>
        </text:list-item>
        <text:list-item>
          <text:p text:style-name="P25"><text:s text:c="8"/>private bool TesterConnexionEnregistreur = false;</text:p>
        </text:list-item>
        <text:list-item>
          <text:p text:style-name="P25"/>
        </text:list-item>
        <text:list-item>
          <text:p text:style-name="P25"><text:s text:c="8"/>public bool IsConnectionDoneBDD = false;</text:p>
        </text:list-item>
        <text:list-item>
          <text:p text:style-name="P25"/>
        </text:list-item>
        <text:list-item>
          <text:p text:style-name="P25"><text:soft-page-break/><text:s text:c="8"/>public bool IsConnectionDoneArduino = false;</text:p>
        </text:list-item>
        <text:list-item>
          <text:p text:style-name="P25"/>
        </text:list-item>
        <text:list-item>
          <text:p text:style-name="P25"><text:s text:c="8"/>public bool IsFullConnected = false;</text:p>
        </text:list-item>
        <text:list-item>
          <text:p text:style-name="P25"/>
        </text:list-item>
        <text:list-item>
          <text:p text:style-name="P25"><text:s text:c="8"/>public FormConfigReseau(C_Config configIni)</text:p>
        </text:list-item>
        <text:list-item>
          <text:p text:style-name="P25"><text:s text:c="8"/>{</text:p>
        </text:list-item>
        <text:list-item>
          <text:p text:style-name="P25"><text:s text:c="12"/>InitializeComponent();</text:p>
        </text:list-item>
        <text:list-item>
          <text:p text:style-name="P25"><text:s text:c="12"/>ConfigIni = configIni;</text:p>
        </text:list-item>
        <text:list-item>
          <text:p text:style-name="P25"><text:s text:c="8"/>}</text:p>
        </text:list-item>
        <text:list-item>
          <text:p text:style-name="P25"/>
        </text:list-item>
        <text:list-item>
          <text:p text:style-name="P25"><text:s text:c="8"/>private void btn_cancel_Click(object sender, EventArgs e)</text:p>
        </text:list-item>
        <text:list-item>
          <text:p text:style-name="P25"><text:s text:c="8"/>{</text:p>
        </text:list-item>
        <text:list-item>
          <text:p text:style-name="P25"><text:s text:c="12"/>Close();</text:p>
        </text:list-item>
        <text:list-item>
          <text:p text:style-name="P25"><text:s text:c="8"/>}</text:p>
        </text:list-item>
        <text:list-item>
          <text:p text:style-name="P25"/>
        </text:list-item>
        <text:list-item>
          <text:p text:style-name="P25"><text:s text:c="8"/>private void btn_ok_Click(object sender, EventArgs e)</text:p>
        </text:list-item>
        <text:list-item>
          <text:p text:style-name="P25"><text:s text:c="8"/>{</text:p>
        </text:list-item>
        <text:list-item>
          <text:p text:style-name="P25"><text:s text:c="12"/>//On fait le test pour éviter de refaire le test si on est déja connecté</text:p>
        </text:list-item>
        <text:list-item>
          <text:p text:style-name="P25"><text:s text:c="12"/>if(txtBox_ip.Visible == true)</text:p>
        </text:list-item>
        <text:list-item>
          <text:p text:style-name="P25"><text:s text:c="12"/>{</text:p>
        </text:list-item>
        <text:list-item>
          <text:p text:style-name="P25"><text:s text:c="16"/>if(txtBox_ip.Text != "" &amp;&amp; txtBox_username.Text != "" /*&amp;&amp; txtBox_password.Text != ""*/ &amp;&amp; txtBox_dbn.Text != "")</text:p>
        </text:list-item>
        <text:list-item>
          <text:p text:style-name="P25"><text:s text:c="16"/>{</text:p>
        </text:list-item>
        <text:list-item>
          <text:p text:style-name="P25"><text:s text:c="20"/>BDD = new C_BDD(txtBox_ip.Text, txtBox_dbn.Text, txtBox_username.Text, txtBox_password.Text);</text:p>
        </text:list-item>
        <text:list-item>
          <text:p text:style-name="P25"><text:s text:c="20"/>TesterConnexionBDD = BDD.TesterConnexion();</text:p>
        </text:list-item>
        <text:list-item>
          <text:p text:style-name="P25"/>
        </text:list-item>
        <text:list-item>
          <text:p text:style-name="P25"><text:s text:c="20"/>if(TesterConnexionBDD == true)</text:p>
        </text:list-item>
        <text:list-item>
          <text:p text:style-name="P25"><text:s text:c="20"/>{</text:p>
        </text:list-item>
        <text:list-item>
          <text:p text:style-name="P25"><text:s text:c="24"/>IsConnectionDoneBDD = true;</text:p>
        </text:list-item>
        <text:list-item>
          <text:p text:style-name="P25"/>
        </text:list-item>
        <text:list-item>
          <text:p text:style-name="P25"><text:soft-page-break/><text:s text:c="24"/>lbl_ip.Text = "Adresse IP : OK";</text:p>
        </text:list-item>
        <text:list-item>
          <text:p text:style-name="P25"><text:s text:c="24"/>lbl_username.Text = "Nom d'utilisateur : OK";</text:p>
        </text:list-item>
        <text:list-item>
          <text:p text:style-name="P25"><text:s text:c="24"/>lbl_password.Text = "Mot de passe : OK";</text:p>
        </text:list-item>
        <text:list-item>
          <text:p text:style-name="P25"><text:s text:c="24"/>lbl_dbn.Text = "Nom de la base de données : OK";</text:p>
        </text:list-item>
        <text:list-item>
          <text:p text:style-name="P25"/>
        </text:list-item>
        <text:list-item>
          <text:p text:style-name="P25"><text:s text:c="24"/>txtBox_ip.Visible = false;</text:p>
        </text:list-item>
        <text:list-item>
          <text:p text:style-name="P25"><text:s text:c="24"/>txtBox_username.Visible = false;</text:p>
        </text:list-item>
        <text:list-item>
          <text:p text:style-name="P25"><text:s text:c="24"/>txtBox_password.Visible = false;</text:p>
        </text:list-item>
        <text:list-item>
          <text:p text:style-name="P25"><text:s text:c="24"/>txtBox_dbn.Visible = false;</text:p>
        </text:list-item>
        <text:list-item>
          <text:p text:style-name="P25"/>
        </text:list-item>
        <text:list-item>
          <text:p text:style-name="P25"><text:s text:c="24"/>ConfigIni.ip = txtBox_ip.Text;</text:p>
        </text:list-item>
        <text:list-item>
          <text:p text:style-name="P25"><text:s text:c="24"/>ConfigIni.username = txtBox_username.Text;</text:p>
        </text:list-item>
        <text:list-item>
          <text:p text:style-name="P25"><text:s text:c="24"/>ConfigIni.password = txtBox_password.Text;</text:p>
        </text:list-item>
        <text:list-item>
          <text:p text:style-name="P25"><text:s text:c="24"/>ConfigIni.dbn = txtBox_dbn.Text;</text:p>
        </text:list-item>
        <text:list-item>
          <text:p text:style-name="P25"><text:s text:c="24"/>ConfigIni.SaveConfig();</text:p>
        </text:list-item>
        <text:list-item>
          <text:p text:style-name="P25"><text:s text:c="20"/>}</text:p>
        </text:list-item>
        <text:list-item>
          <text:p text:style-name="P25"><text:s text:c="16"/>}</text:p>
        </text:list-item>
        <text:list-item>
          <text:p text:style-name="P25"><text:s text:c="12"/>}</text:p>
        </text:list-item>
        <text:list-item>
          <text:p text:style-name="P25"/>
        </text:list-item>
        <text:list-item>
          <text:p text:style-name="P25"><text:s text:c="12"/>if (txtBox_ipArduino.Text != "")</text:p>
        </text:list-item>
        <text:list-item>
          <text:p text:style-name="P25"><text:s text:c="12"/>{</text:p>
        </text:list-item>
        <text:list-item>
          <text:p text:style-name="P25"><text:s text:c="16"/>Enregistreur = new C_EDL_Recorder(txtBox_ipArduino.Text);</text:p>
        </text:list-item>
        <text:list-item>
          <text:p text:style-name="P25"><text:s text:c="16"/>TesterConnexionEnregistreur = Enregistreur.TesterConnexion();</text:p>
        </text:list-item>
        <text:list-item>
          <text:p text:style-name="P25"/>
        </text:list-item>
        <text:list-item>
          <text:p text:style-name="P25"><text:s text:c="16"/>if(TesterConnexionEnregistreur == true)</text:p>
        </text:list-item>
        <text:list-item>
          <text:p text:style-name="P25"><text:s text:c="16"/>{</text:p>
        </text:list-item>
        <text:list-item>
          <text:p text:style-name="P25"><text:s text:c="20"/>lbl_ipArduino.Text = "Adresse IP : OK";</text:p>
        </text:list-item>
        <text:list-item>
          <text:p text:style-name="P25"/>
        </text:list-item>
        <text:list-item>
          <text:p text:style-name="P25"><text:s text:c="20"/>txtBox_ipArduino.Visible = false;</text:p>
        </text:list-item>
        <text:list-item>
          <text:p text:style-name="P25"/>
        </text:list-item>
        <text:list-item>
          <text:p text:style-name="P25"><text:s text:c="20"/>IsConnectionDoneArduino = true;</text:p>
        </text:list-item>
        <text:list-item>
          <text:p text:style-name="P25"><text:soft-page-break/><text:s text:c="20"/>ConfigIni.ipArduino = txtBox_ipArduino.Text;</text:p>
        </text:list-item>
        <text:list-item>
          <text:p text:style-name="P25"><text:s text:c="20"/>ConfigIni.SaveConfig();</text:p>
        </text:list-item>
        <text:list-item>
          <text:p text:style-name="P25"><text:s text:c="16"/>}</text:p>
        </text:list-item>
        <text:list-item>
          <text:p text:style-name="P25"><text:s text:c="12"/>}</text:p>
        </text:list-item>
        <text:list-item>
          <text:p text:style-name="P25"><text:s text:c="12"/>else if(txtBox_ipArduino.Text == "" &amp;&amp; txtBox_ipArduino.Visible == true)</text:p>
        </text:list-item>
        <text:list-item>
          <text:p text:style-name="P25"><text:s text:c="12"/>{</text:p>
        </text:list-item>
        <text:list-item>
          <text:p text:style-name="P25"><text:s text:c="16"/>Thread.Sleep(1000);</text:p>
        </text:list-item>
        <text:list-item>
          <text:p text:style-name="P25"><text:s text:c="16"/>MessageBox.Show("Il est préférable de rentrer une adresse IP pour l'enregistreur si vous souhaitez le configurer par la suite !", "Attention", MessageBoxButtons.OK, MessageBoxIcon.Warning);</text:p>
        </text:list-item>
        <text:list-item>
          <text:p text:style-name="P25"><text:s text:c="12"/>}</text:p>
        </text:list-item>
        <text:list-item>
          <text:p text:style-name="P25"/>
        </text:list-item>
        <text:list-item>
          <text:p text:style-name="P25"><text:s text:c="12"/>if (txtBox_ip.Visible == false &amp;&amp; txtBox_ipArduino.Visible == false)</text:p>
        </text:list-item>
        <text:list-item>
          <text:p text:style-name="P25"><text:s text:c="12"/>{</text:p>
        </text:list-item>
        <text:list-item>
          <text:p text:style-name="P25"><text:s text:c="16"/>IsFullConnected = true;</text:p>
        </text:list-item>
        <text:list-item>
          <text:p text:style-name="P25"><text:s text:c="16"/>Close();</text:p>
        </text:list-item>
        <text:list-item>
          <text:p text:style-name="P25"><text:s text:c="12"/>}</text:p>
        </text:list-item>
        <text:list-item>
          <text:p text:style-name="P25"><text:s text:c="8"/>}</text:p>
        </text:list-item>
        <text:list-item>
          <text:p text:style-name="P25"/>
        </text:list-item>
        <text:list-item>
          <text:p text:style-name="P25"><text:s text:c="8"/>private void TxtBox_ip_KeyPress(object sender, KeyPressEventArgs e)</text:p>
        </text:list-item>
        <text:list-item>
          <text:p text:style-name="P25"><text:s text:c="8"/>{</text:p>
        </text:list-item>
        <text:list-item>
          <text:p text:style-name="P25"><text:s text:c="12"/>if(e.KeyChar == (char)8)</text:p>
        </text:list-item>
        <text:list-item>
          <text:p text:style-name="P25"><text:s text:c="16"/>return;</text:p>
        </text:list-item>
        <text:list-item>
          <text:p text:style-name="P25"/>
        </text:list-item>
        <text:list-item>
          <text:p text:style-name="P25"><text:s text:c="12"/>if(Regex.IsMatch(e.KeyChar.ToString(), @"[^0-9^.]"))</text:p>
        </text:list-item>
        <text:list-item>
          <text:p text:style-name="P25"><text:s text:c="12"/>{</text:p>
        </text:list-item>
        <text:list-item>
          <text:p text:style-name="P25"><text:s text:c="16"/>e.Handled = true;</text:p>
        </text:list-item>
        <text:list-item>
          <text:p text:style-name="P25"><text:s text:c="12"/>}</text:p>
        </text:list-item>
        <text:list-item>
          <text:p text:style-name="P25"><text:s text:c="8"/>}</text:p>
        </text:list-item>
        <text:list-item>
          <text:p text:style-name="P25"/>
        </text:list-item>
        <text:list-item>
          <text:p text:style-name="P25"><text:s text:c="8"/>private void TxtBox_ipArduino_KeyPress(object sender, KeyPressEventArgs e)</text:p>
        </text:list-item>
        <text:list-item>
          <text:p text:style-name="P25"><text:soft-page-break/><text:s text:c="8"/>{</text:p>
        </text:list-item>
        <text:list-item>
          <text:p text:style-name="P25"><text:s text:c="12"/>if (e.KeyChar == (char)8)</text:p>
        </text:list-item>
        <text:list-item>
          <text:p text:style-name="P25"><text:s text:c="16"/>return;</text:p>
        </text:list-item>
        <text:list-item>
          <text:p text:style-name="P25"/>
        </text:list-item>
        <text:list-item>
          <text:p text:style-name="P25"><text:s text:c="12"/>if (Regex.IsMatch(e.KeyChar.ToString(), @"[^0-9^.]"))</text:p>
        </text:list-item>
        <text:list-item>
          <text:p text:style-name="P25"><text:s text:c="12"/>{</text:p>
        </text:list-item>
        <text:list-item>
          <text:p text:style-name="P25"><text:s text:c="16"/>e.Handled = true;</text:p>
        </text:list-item>
        <text:list-item>
          <text:p text:style-name="P25"><text:s text:c="12"/>}</text:p>
        </text:list-item>
        <text:list-item>
          <text:p text:style-name="P25"><text:s text:c="8"/>}</text:p>
        </text:list-item>
        <text:list-item>
          <text:p text:style-name="P25"/>
        </text:list-item>
        <text:list-item>
          <text:p text:style-name="P25"><text:s text:c="8"/>private void Btn_aide_Click(object sender, EventArgs e)</text:p>
        </text:list-item>
        <text:list-item>
          <text:p text:style-name="P25"><text:s text:c="8"/>{</text:p>
        </text:list-item>
        <text:list-item>
          <text:p text:style-name="P25"><text:s text:c="12"/>if (ConfigIni.ip != "")</text:p>
        </text:list-item>
        <text:list-item>
          <text:p text:style-name="P25"><text:s text:c="12"/>{</text:p>
        </text:list-item>
        <text:list-item>
          <text:p text:style-name="P25"><text:s text:c="16"/>System.Diagnostics.Process.Start($"http://{ConfigIni.ip}/EDL/index.php?rubrique=2");</text:p>
        </text:list-item>
        <text:list-item>
          <text:p text:style-name="P25"><text:s text:c="12"/>}</text:p>
        </text:list-item>
        <text:list-item>
          <text:p text:style-name="P25"><text:s text:c="12"/>else</text:p>
        </text:list-item>
        <text:list-item>
          <text:p text:style-name="P25"><text:s text:c="12"/>{</text:p>
        </text:list-item>
        <text:list-item>
          <text:p text:style-name="P25"><text:s text:c="16"/>MessageBox.Show("Ici, vous pouvez rentrer les informations concernant la base de données ainsi que l'adresse IP de l'enregistreur. Il est important de tout rentrer si vous souhaitez accéder au reste de l'application.", "Aide", MessageBoxButtons.OK, MessageBoxIcon.Information);</text:p>
        </text:list-item>
        <text:list-item>
          <text:p text:style-name="P25"><text:s text:c="12"/>}</text:p>
        </text:list-item>
        <text:list-item>
          <text:p text:style-name="P25"><text:s text:c="8"/>}</text:p>
        </text:list-item>
        <text:list-item>
          <text:p text:style-name="P25"><text:s text:c="4"/>}</text:p>
        </text:list-item>
        <text:list-item>
          <text:p text:style-name="P25">}</text:p>
        </text:list-item>
      </text:list>
      <text:h text:style-name="Heading_20_2" text:outline-level="2"><text:bookmark-start text:name="__RefHeading___Toc621_1805304459"/>FormConnexion.cs<text:bookmark-end text:name="__RefHeading___Toc621_1805304459"/></text:h>
      <text:list xml:id="list523625969" text:style-name="L26">
        <text:list-item>
          <text:p text:style-name="P26">using System;</text:p>
        </text:list-item>
        <text:list-item>
          <text:p text:style-name="P26">using System.Collections.Generic;</text:p>
        </text:list-item>
        <text:list-item>
          <text:p text:style-name="P26">using System.ComponentModel;</text:p>
        </text:list-item>
        <text:list-item>
          <text:p text:style-name="P26"><text:soft-page-break/>using System.Data;</text:p>
        </text:list-item>
        <text:list-item>
          <text:p text:style-name="P26">using System.Drawing;</text:p>
        </text:list-item>
        <text:list-item>
          <text:p text:style-name="P26">using System.Linq;</text:p>
        </text:list-item>
        <text:list-item>
          <text:p text:style-name="P26">using System.Text;</text:p>
        </text:list-item>
        <text:list-item>
          <text:p text:style-name="P26">using System.Threading.Tasks;</text:p>
        </text:list-item>
        <text:list-item>
          <text:p text:style-name="P26">using System.Windows.Forms;</text:p>
        </text:list-item>
        <text:list-item>
          <text:p text:style-name="P26"/>
        </text:list-item>
        <text:list-item>
          <text:p text:style-name="P26">namespace Technicien_capteurs</text:p>
        </text:list-item>
        <text:list-item>
          <text:p text:style-name="P26">{</text:p>
        </text:list-item>
        <text:list-item>
          <text:p text:style-name="P26"><text:s text:c="4"/>public partial class FormConnexion : Form</text:p>
        </text:list-item>
        <text:list-item>
          <text:p text:style-name="P26"><text:s text:c="4"/>{</text:p>
        </text:list-item>
        <text:list-item>
          <text:p text:style-name="P26"><text:s text:c="8"/>C_BDD BDD;</text:p>
        </text:list-item>
        <text:list-item>
          <text:p text:style-name="P26"/>
        </text:list-item>
        <text:list-item>
          <text:p text:style-name="P26"><text:s text:c="8"/>public bool IsConnexionDone { get; set; } = false;</text:p>
        </text:list-item>
        <text:list-item>
          <text:p text:style-name="P26"/>
        </text:list-item>
        <text:list-item>
          <text:p text:style-name="P26"><text:s text:c="8"/>public FormConnexion(C_Config confIni)</text:p>
        </text:list-item>
        <text:list-item>
          <text:p text:style-name="P26"><text:s text:c="8"/>{</text:p>
        </text:list-item>
        <text:list-item>
          <text:p text:style-name="P26"><text:s text:c="12"/>InitializeComponent();</text:p>
        </text:list-item>
        <text:list-item>
          <text:p text:style-name="P26"/>
        </text:list-item>
        <text:list-item>
          <text:p text:style-name="P26"><text:s text:c="12"/>BDD = new C_BDD(confIni.ip, confIni.dbn, confIni.username, confIni.password);</text:p>
        </text:list-item>
        <text:list-item>
          <text:p text:style-name="P26"><text:s text:c="8"/>}</text:p>
        </text:list-item>
        <text:list-item>
          <text:p text:style-name="P26"/>
        </text:list-item>
        <text:list-item>
          <text:p text:style-name="P26"><text:s text:c="8"/>private void btn_connexion_Click(object sender, EventArgs e)</text:p>
        </text:list-item>
        <text:list-item>
          <text:p text:style-name="P26"><text:s text:c="8"/>{</text:p>
        </text:list-item>
        <text:list-item>
          <text:p text:style-name="P26"><text:s text:c="12"/>var rdr = BDD.SeConnecter(txtBox_nom.Text, txtBox_password.Text);</text:p>
        </text:list-item>
        <text:list-item>
          <text:p text:style-name="P26"/>
        </text:list-item>
        <text:list-item>
          <text:p text:style-name="P26"><text:s text:c="12"/>string nom = "";</text:p>
        </text:list-item>
        <text:list-item>
          <text:p text:style-name="P26"><text:s text:c="12"/>string password = "";</text:p>
        </text:list-item>
        <text:list-item>
          <text:p text:style-name="P26"/>
        </text:list-item>
        <text:list-item>
          <text:p text:style-name="P26"><text:s text:c="12"/>while (rdr.Read())</text:p>
        </text:list-item>
        <text:list-item>
          <text:p text:style-name="P26"><text:s text:c="12"/>{</text:p>
        </text:list-item>
        <text:list-item>
          <text:p text:style-name="P26"><text:soft-page-break/><text:s text:c="16"/>nom = rdr[0].ToString();</text:p>
        </text:list-item>
        <text:list-item>
          <text:p text:style-name="P26"><text:s text:c="16"/>password = rdr[1].ToString();</text:p>
        </text:list-item>
        <text:list-item>
          <text:p text:style-name="P26"><text:s text:c="16"/>if (nom == txtBox_nom.Text &amp;&amp; password == txtBox_password.Text)</text:p>
        </text:list-item>
        <text:list-item>
          <text:p text:style-name="P26"><text:s text:c="16"/>{</text:p>
        </text:list-item>
        <text:list-item>
          <text:p text:style-name="P26"><text:s text:c="20"/>IsConnexionDone = true;</text:p>
        </text:list-item>
        <text:list-item>
          <text:p text:style-name="P26"><text:s text:c="20"/>MessageBox.Show("Connexion réussie !", "Succès !", MessageBoxButtons.OK, MessageBoxIcon.Information);</text:p>
        </text:list-item>
        <text:list-item>
          <text:p text:style-name="P26"><text:s text:c="20"/>Close();</text:p>
        </text:list-item>
        <text:list-item>
          <text:p text:style-name="P26"><text:s text:c="16"/>}</text:p>
        </text:list-item>
        <text:list-item>
          <text:p text:style-name="P26"><text:s text:c="12"/>}</text:p>
        </text:list-item>
        <text:list-item>
          <text:p text:style-name="P26"/>
        </text:list-item>
        <text:list-item>
          <text:p text:style-name="P26"><text:s text:c="12"/>if (nom == "")</text:p>
        </text:list-item>
        <text:list-item>
          <text:p text:style-name="P26"><text:s text:c="12"/>{</text:p>
        </text:list-item>
        <text:list-item>
          <text:p text:style-name="P26"><text:s text:c="16"/>MessageBox.Show("Mot de passe ou nom d'utilisateur incorrect !", "Erreur !", MessageBoxButtons.OK, MessageBoxIcon.Warning);</text:p>
        </text:list-item>
        <text:list-item>
          <text:p text:style-name="P26"><text:s text:c="12"/>}</text:p>
        </text:list-item>
        <text:list-item>
          <text:p text:style-name="P26"><text:s text:c="12"/>rdr.Close();</text:p>
        </text:list-item>
        <text:list-item>
          <text:p text:style-name="P26"><text:s text:c="12"/>BDD.connection.Close();</text:p>
        </text:list-item>
        <text:list-item>
          <text:p text:style-name="P26"><text:s text:c="8"/>}</text:p>
        </text:list-item>
        <text:list-item>
          <text:p text:style-name="P26"/>
        </text:list-item>
        <text:list-item>
          <text:p text:style-name="P26"><text:s text:c="8"/>private void btn_quitter_Click(object sender, EventArgs e)</text:p>
        </text:list-item>
        <text:list-item>
          <text:p text:style-name="P26"><text:s text:c="8"/>{</text:p>
        </text:list-item>
        <text:list-item>
          <text:p text:style-name="P26"><text:s text:c="12"/>Close();</text:p>
        </text:list-item>
        <text:list-item>
          <text:p text:style-name="P26"><text:s text:c="8"/>}</text:p>
        </text:list-item>
        <text:list-item>
          <text:p text:style-name="P26"><text:s text:c="4"/>}</text:p>
        </text:list-item>
        <text:list-item>
          <text:p text:style-name="P26">}</text:p>
        </text:list-item>
      </text:list>
      <text:h text:style-name="Heading_20_2" text:outline-level="2"><text:bookmark-start text:name="__RefHeading___Toc623_1805304459"/>FormGestionCapteurs.cs<text:bookmark-end text:name="__RefHeading___Toc623_1805304459"/></text:h>
      <text:list xml:id="list3305872507" text:style-name="L27">
        <text:list-item>
          <text:p text:style-name="P27">using System;</text:p>
        </text:list-item>
        <text:list-item>
          <text:p text:style-name="P27">using System.Collections.Generic;</text:p>
        </text:list-item>
        <text:list-item>
          <text:p text:style-name="P27">using System.ComponentModel;</text:p>
        </text:list-item>
        <text:list-item>
          <text:p text:style-name="P27">using System.Data;</text:p>
        </text:list-item>
        <text:list-item>
          <text:p text:style-name="P27"><text:soft-page-break/>using System.Drawing;</text:p>
        </text:list-item>
        <text:list-item>
          <text:p text:style-name="P27">using System.Linq;</text:p>
        </text:list-item>
        <text:list-item>
          <text:p text:style-name="P27">using System.Text;</text:p>
        </text:list-item>
        <text:list-item>
          <text:p text:style-name="P27">using System.Threading.Tasks;</text:p>
        </text:list-item>
        <text:list-item>
          <text:p text:style-name="P27">using System.Windows.Forms;</text:p>
        </text:list-item>
        <text:list-item>
          <text:p text:style-name="P27"/>
        </text:list-item>
        <text:list-item>
          <text:p text:style-name="P27">namespace Technicien_capteurs</text:p>
        </text:list-item>
        <text:list-item>
          <text:p text:style-name="P27">{</text:p>
        </text:list-item>
        <text:list-item>
          <text:p text:style-name="P27"><text:s text:c="4"/>public partial class FormGestionCapteurs : Form</text:p>
        </text:list-item>
        <text:list-item>
          <text:p text:style-name="P27"><text:s text:c="4"/>{</text:p>
        </text:list-item>
        <text:list-item>
          <text:p text:style-name="P27"><text:s text:c="8"/>private C_Config confIni;</text:p>
        </text:list-item>
        <text:list-item>
          <text:p text:style-name="P27"/>
        </text:list-item>
        <text:list-item>
          <text:p text:style-name="P27"><text:s text:c="8"/>private C_BDD BDD;</text:p>
        </text:list-item>
        <text:list-item>
          <text:p text:style-name="P27"/>
        </text:list-item>
        <text:list-item>
          <text:p text:style-name="P27"><text:s text:c="8"/>private BindingList&lt;C_Capteur&gt; capteurList;</text:p>
        </text:list-item>
        <text:list-item>
          <text:p text:style-name="P27"/>
        </text:list-item>
        <text:list-item>
          <text:p text:style-name="P27"><text:s text:c="8"/>private byte indexCapteur;</text:p>
        </text:list-item>
        <text:list-item>
          <text:p text:style-name="P27"><text:s text:c="8"/>public FormGestionCapteurs(C_Config configIni, BindingList&lt;C_Capteur&gt; cptList)</text:p>
        </text:list-item>
        <text:list-item>
          <text:p text:style-name="P27"><text:s text:c="8"/>{</text:p>
        </text:list-item>
        <text:list-item>
          <text:p text:style-name="P27"><text:s text:c="12"/>InitializeComponent();</text:p>
        </text:list-item>
        <text:list-item>
          <text:p text:style-name="P27"/>
        </text:list-item>
        <text:list-item>
          <text:p text:style-name="P27"><text:s text:c="12"/>confIni = configIni;</text:p>
        </text:list-item>
        <text:list-item>
          <text:p text:style-name="P27"/>
        </text:list-item>
        <text:list-item>
          <text:p text:style-name="P27"><text:s text:c="12"/>capteurList = cptList;</text:p>
        </text:list-item>
        <text:list-item>
          <text:p text:style-name="P27"/>
        </text:list-item>
        <text:list-item>
          <text:p text:style-name="P27"><text:s text:c="12"/>BDD = new C_BDD(confIni.ip, confIni.dbn, confIni.username, confIni.password);</text:p>
        </text:list-item>
        <text:list-item>
          <text:p text:style-name="P27"/>
        </text:list-item>
        <text:list-item>
          <text:p text:style-name="P27"><text:s text:c="12"/>if (capteurList.Count == 0)</text:p>
        </text:list-item>
        <text:list-item>
          <text:p text:style-name="P27"><text:s text:c="12"/>{</text:p>
        </text:list-item>
        <text:list-item>
          <text:p text:style-name="P27"><text:s text:c="16"/>btn_delete.Enabled = false;</text:p>
        </text:list-item>
        <text:list-item>
          <text:p text:style-name="P27"><text:s text:c="16"/>btn_modifier.Enabled = false;</text:p>
        </text:list-item>
        <text:list-item>
          <text:p text:style-name="P27"><text:soft-page-break/><text:s text:c="16"/>MessageBox.Show("Aucun capteur n'est présent dans la liste, vous pouvez en ajouter un !", "Attention !", MessageBoxButtons.OK, MessageBoxIcon.Warning);</text:p>
        </text:list-item>
        <text:list-item>
          <text:p text:style-name="P27"><text:s text:c="12"/>}</text:p>
        </text:list-item>
        <text:list-item>
          <text:p text:style-name="P27"/>
        </text:list-item>
        <text:list-item>
          <text:p text:style-name="P27"><text:s text:c="12"/>tab_listeCapteurs.DataSource = capteurList;</text:p>
        </text:list-item>
        <text:list-item>
          <text:p text:style-name="P27"/>
        </text:list-item>
        <text:list-item>
          <text:p text:style-name="P27"><text:s text:c="12"/>tab_listeCapteurs.Columns[3].HeaderText = "Modèle";</text:p>
        </text:list-item>
        <text:list-item>
          <text:p text:style-name="P27"/>
        </text:list-item>
        <text:list-item>
          <text:p text:style-name="P27"><text:s text:c="12"/>tab_listeCapteurs.Columns[0].Visible = false;</text:p>
        </text:list-item>
        <text:list-item>
          <text:p text:style-name="P27"/>
        </text:list-item>
        <text:list-item>
          <text:p text:style-name="P27"><text:s text:c="12"/>tab_listeCapteurs.Columns[2].Width = 140;</text:p>
        </text:list-item>
        <text:list-item>
          <text:p text:style-name="P27"><text:s text:c="12"/>tab_listeCapteurs.Columns[4].Width = 60;</text:p>
        </text:list-item>
        <text:list-item>
          <text:p text:style-name="P27"><text:s text:c="12"/>tab_listeCapteurs.Columns[5].Width = 55;</text:p>
        </text:list-item>
        <text:list-item>
          <text:p text:style-name="P27"><text:s text:c="12"/>tab_listeCapteurs.Columns[6].Width = 55;</text:p>
        </text:list-item>
        <text:list-item>
          <text:p text:style-name="P27"><text:s text:c="8"/>}</text:p>
        </text:list-item>
        <text:list-item>
          <text:p text:style-name="P27"/>
        </text:list-item>
        <text:list-item>
          <text:p text:style-name="P27"><text:s text:c="8"/>private void tab_listeCapteurs_CellClick(object sender, DataGridViewCellEventArgs e)</text:p>
        </text:list-item>
        <text:list-item>
          <text:p text:style-name="P27"><text:s text:c="8"/>{</text:p>
        </text:list-item>
        <text:list-item>
          <text:p text:style-name="P27"><text:s text:c="12"/>if (e.RowIndex &gt;= 0)</text:p>
        </text:list-item>
        <text:list-item>
          <text:p text:style-name="P27"><text:s text:c="12"/>{</text:p>
        </text:list-item>
        <text:list-item>
          <text:p text:style-name="P27"><text:s text:c="16"/>tab_listeCapteurs.CurrentRow.Selected = true;</text:p>
        </text:list-item>
        <text:list-item>
          <text:p text:style-name="P27"><text:s text:c="16"/>indexCapteur = (byte)e.RowIndex;</text:p>
        </text:list-item>
        <text:list-item>
          <text:p text:style-name="P27"><text:s text:c="16"/>btn_modifier.Enabled = true;</text:p>
        </text:list-item>
        <text:list-item>
          <text:p text:style-name="P27"><text:s text:c="16"/>btn_delete.Enabled = true;</text:p>
        </text:list-item>
        <text:list-item>
          <text:p text:style-name="P27"><text:s text:c="12"/>}</text:p>
        </text:list-item>
        <text:list-item>
          <text:p text:style-name="P27"><text:s text:c="8"/>}</text:p>
        </text:list-item>
        <text:list-item>
          <text:p text:style-name="P27"/>
        </text:list-item>
        <text:list-item>
          <text:p text:style-name="P27"><text:s text:c="8"/>private void btn_ok_Click(object sender, EventArgs e)</text:p>
        </text:list-item>
        <text:list-item>
          <text:p text:style-name="P27"><text:s text:c="8"/>{</text:p>
        </text:list-item>
        <text:list-item>
          <text:p text:style-name="P27"><text:s text:c="12"/>Close();</text:p>
        </text:list-item>
        <text:list-item>
          <text:p text:style-name="P27"><text:soft-page-break/><text:s text:c="8"/>}</text:p>
        </text:list-item>
        <text:list-item>
          <text:p text:style-name="P27"/>
        </text:list-item>
        <text:list-item>
          <text:p text:style-name="P27"><text:s text:c="8"/>private void btn_add_Click(object sender, EventArgs e)</text:p>
        </text:list-item>
        <text:list-item>
          <text:p text:style-name="P27"><text:s text:c="8"/>{</text:p>
        </text:list-item>
        <text:list-item>
          <text:p text:style-name="P27"><text:s text:c="12"/>FormAjoutCapteur fAddCpt = new FormAjoutCapteur(confIni,false);</text:p>
        </text:list-item>
        <text:list-item>
          <text:p text:style-name="P27"/>
        </text:list-item>
        <text:list-item>
          <text:p text:style-name="P27"><text:s text:c="12"/>fAddCpt.ShowDialog();</text:p>
        </text:list-item>
        <text:list-item>
          <text:p text:style-name="P27"><text:s text:c="12"/>if (fAddCpt.IsSendToServer == true)</text:p>
        </text:list-item>
        <text:list-item>
          <text:p text:style-name="P27"><text:s text:c="12"/>{</text:p>
        </text:list-item>
        <text:list-item>
          <text:p text:style-name="P27"><text:s text:c="16"/>var rdr = BDD.RequeteSelectLastIdCapteurs();</text:p>
        </text:list-item>
        <text:list-item>
          <text:p text:style-name="P27"/>
        </text:list-item>
        <text:list-item>
          <text:p text:style-name="P27"><text:s text:c="16"/>string stockage = "";</text:p>
        </text:list-item>
        <text:list-item>
          <text:p text:style-name="P27"><text:s text:c="16"/>while (rdr.Read())</text:p>
        </text:list-item>
        <text:list-item>
          <text:p text:style-name="P27"><text:s text:c="16"/>{</text:p>
        </text:list-item>
        <text:list-item>
          <text:p text:style-name="P27"><text:s text:c="20"/>stockage = rdr[0].ToString();</text:p>
        </text:list-item>
        <text:list-item>
          <text:p text:style-name="P27"><text:s text:c="16"/>}</text:p>
        </text:list-item>
        <text:list-item>
          <text:p text:style-name="P27"><text:s text:c="16"/>if (stockage == "")</text:p>
        </text:list-item>
        <text:list-item>
          <text:p text:style-name="P27"><text:s text:c="16"/>{</text:p>
        </text:list-item>
        <text:list-item>
          <text:p text:style-name="P27"><text:s text:c="20"/>stockage = "1";</text:p>
        </text:list-item>
        <text:list-item>
          <text:p text:style-name="P27"><text:s text:c="16"/>}</text:p>
        </text:list-item>
        <text:list-item>
          <text:p text:style-name="P27"><text:s text:c="16"/>rdr.Close();</text:p>
        </text:list-item>
        <text:list-item>
          <text:p text:style-name="P27"><text:s text:c="16"/>BDD.connection.Close();</text:p>
        </text:list-item>
        <text:list-item>
          <text:p text:style-name="P27"><text:s text:c="16"/></text:p>
        </text:list-item>
        <text:list-item>
          <text:p text:style-name="P27"><text:s text:c="16"/>C_Capteur capteurToAdd = new C_Capteur();</text:p>
        </text:list-item>
        <text:list-item>
          <text:p text:style-name="P27"><text:s text:c="16"/>capteurToAdd.Id = ushort.Parse(stockage);</text:p>
        </text:list-item>
        <text:list-item>
          <text:p text:style-name="P27"><text:s text:c="16"/>capteurToAdd.Nom = fAddCpt.Tableau[0];</text:p>
        </text:list-item>
        <text:list-item>
          <text:p text:style-name="P27"><text:s text:c="16"/>capteurToAdd.Marque = fAddCpt.Tableau[1];</text:p>
        </text:list-item>
        <text:list-item>
          <text:p text:style-name="P27"><text:s text:c="16"/>capteurToAdd.Model = fAddCpt.Tableau[2];</text:p>
        </text:list-item>
        <text:list-item>
          <text:p text:style-name="P27"><text:s text:c="16"/>capteurToAdd.Calibre = byte.Parse(fAddCpt.Tableau[3]);</text:p>
        </text:list-item>
        <text:list-item>
          <text:p text:style-name="P27"><text:s text:c="16"/>capteurToAdd.A = fAddCpt.Tableau[4];</text:p>
        </text:list-item>
        <text:list-item>
          <text:p text:style-name="P27"><text:s text:c="16"/>capteurToAdd.B = fAddCpt.Tableau[5];</text:p>
        </text:list-item>
        <text:list-item>
          <text:p text:style-name="P27"><text:soft-page-break/><text:s text:c="16"/>capteurList.Add(capteurToAdd);</text:p>
        </text:list-item>
        <text:list-item>
          <text:p text:style-name="P27"><text:s text:c="12"/>}</text:p>
        </text:list-item>
        <text:list-item>
          <text:p text:style-name="P27"><text:s text:c="8"/>}</text:p>
        </text:list-item>
        <text:list-item>
          <text:p text:style-name="P27"/>
        </text:list-item>
        <text:list-item>
          <text:p text:style-name="P27"><text:s text:c="8"/>private void btn_modifier_Click(object sender, EventArgs e)</text:p>
        </text:list-item>
        <text:list-item>
          <text:p text:style-name="P27"><text:s text:c="8"/>{</text:p>
        </text:list-item>
        <text:list-item>
          <text:p text:style-name="P27"><text:s text:c="12"/>FormAjoutCapteur fAddCpt = new FormAjoutCapteur(confIni,true);</text:p>
        </text:list-item>
        <text:list-item>
          <text:p text:style-name="P27"/>
        </text:list-item>
        <text:list-item>
          <text:p text:style-name="P27"><text:s text:c="12"/>//Pré-rempli les champs</text:p>
        </text:list-item>
        <text:list-item>
          <text:p text:style-name="P27"><text:s text:c="12"/>fAddCpt.id = capteurList[indexCapteur].Id;</text:p>
        </text:list-item>
        <text:list-item>
          <text:p text:style-name="P27"><text:s text:c="12"/>fAddCpt.txtBox_name.Text = capteurList[indexCapteur].Nom;</text:p>
        </text:list-item>
        <text:list-item>
          <text:p text:style-name="P27"><text:s text:c="12"/>fAddCpt.txtBox_marque.Text = capteurList[indexCapteur].Marque;</text:p>
        </text:list-item>
        <text:list-item>
          <text:p text:style-name="P27"><text:s text:c="12"/>fAddCpt.txtBox_model.Text = capteurList[indexCapteur].Model;</text:p>
        </text:list-item>
        <text:list-item>
          <text:p text:style-name="P27"><text:s text:c="12"/>fAddCpt.numUpDown_calibre.Value = capteurList[indexCapteur].Calibre;</text:p>
        </text:list-item>
        <text:list-item>
          <text:p text:style-name="P27"><text:s text:c="12"/>fAddCpt.txtBox_a.Text = capteurList[indexCapteur].A.ToString();</text:p>
        </text:list-item>
        <text:list-item>
          <text:p text:style-name="P27"><text:s text:c="12"/>fAddCpt.txtBox_b.Text = capteurList[indexCapteur].B.ToString();</text:p>
        </text:list-item>
        <text:list-item>
          <text:p text:style-name="P27"/>
        </text:list-item>
        <text:list-item>
          <text:p text:style-name="P27"><text:s text:c="12"/>fAddCpt.ShowDialog();</text:p>
        </text:list-item>
        <text:list-item>
          <text:p text:style-name="P27"/>
        </text:list-item>
        <text:list-item>
          <text:p text:style-name="P27"><text:s text:c="12"/>if (fAddCpt.IsSendToServer == true)</text:p>
        </text:list-item>
        <text:list-item>
          <text:p text:style-name="P27"><text:s text:c="12"/>{</text:p>
        </text:list-item>
        <text:list-item>
          <text:p text:style-name="P27"><text:s text:c="16"/>//Modif d'un capteur et refresh</text:p>
        </text:list-item>
        <text:list-item>
          <text:p text:style-name="P27"><text:s text:c="16"/>capteurList[indexCapteur].Id = fAddCpt.id;</text:p>
        </text:list-item>
        <text:list-item>
          <text:p text:style-name="P27"><text:s text:c="16"/>capteurList[indexCapteur].Nom = fAddCpt.Tableau[0];</text:p>
        </text:list-item>
        <text:list-item>
          <text:p text:style-name="P27"><text:s text:c="16"/>capteurList[indexCapteur].Marque = fAddCpt.Tableau[1];</text:p>
        </text:list-item>
        <text:list-item>
          <text:p text:style-name="P27"><text:s text:c="16"/>capteurList[indexCapteur].Model = fAddCpt.Tableau[2];</text:p>
        </text:list-item>
        <text:list-item>
          <text:p text:style-name="P27"><text:s text:c="16"/>capteurList[indexCapteur].Calibre = byte.Parse(fAddCpt.Tableau[3]);</text:p>
        </text:list-item>
        <text:list-item>
          <text:p text:style-name="P27"><text:s text:c="16"/>capteurList[indexCapteur].A = fAddCpt.Tableau[4];</text:p>
        </text:list-item>
        <text:list-item>
          <text:p text:style-name="P27"><text:s text:c="16"/>capteurList[indexCapteur].B = fAddCpt.Tableau[5];</text:p>
        </text:list-item>
        <text:list-item>
          <text:p text:style-name="P27"><text:s text:c="16"/>tab_listeCapteurs.Refresh();</text:p>
        </text:list-item>
        <text:list-item>
          <text:p text:style-name="P27"><text:s text:c="12"/>}</text:p>
        </text:list-item>
        <text:list-item>
          <text:p text:style-name="P27"><text:soft-page-break/><text:s text:c="8"/>}</text:p>
        </text:list-item>
        <text:list-item>
          <text:p text:style-name="P27"/>
        </text:list-item>
        <text:list-item>
          <text:p text:style-name="P27"><text:s text:c="8"/>private void btn_delete_Click(object sender, EventArgs e)</text:p>
        </text:list-item>
        <text:list-item>
          <text:p text:style-name="P27"><text:s text:c="8"/>{</text:p>
        </text:list-item>
        <text:list-item>
          <text:p text:style-name="P27"><text:s text:c="12"/>DialogResult dialogResult = MessageBox.Show("Voulez vous vraiment supprimer ce capteur ?", "Suppression", MessageBoxButtons.YesNo);</text:p>
        </text:list-item>
        <text:list-item>
          <text:p text:style-name="P27"><text:s text:c="12"/>if (dialogResult == DialogResult.Yes)</text:p>
        </text:list-item>
        <text:list-item>
          <text:p text:style-name="P27"><text:s text:c="12"/>{</text:p>
        </text:list-item>
        <text:list-item>
          <text:p text:style-name="P27"><text:s text:c="16"/>ushort id = ushort.Parse(tab_listeCapteurs.Rows[indexCapteur].Cells[0].Value.ToString());</text:p>
        </text:list-item>
        <text:list-item>
          <text:p text:style-name="P27"><text:s text:c="16"/>bool result = BDD.RequeteDeleteCapteur(id);</text:p>
        </text:list-item>
        <text:list-item>
          <text:p text:style-name="P27"><text:s text:c="16"/>BDD.RequeteDeleteEntreeFromGestionCapteurs(id);</text:p>
        </text:list-item>
        <text:list-item>
          <text:p text:style-name="P27"><text:s text:c="16"/>if (result == true)</text:p>
        </text:list-item>
        <text:list-item>
          <text:p text:style-name="P27"><text:s text:c="16"/>{</text:p>
        </text:list-item>
        <text:list-item>
          <text:p text:style-name="P27"><text:s text:c="20"/>capteurList.RemoveAt(indexCapteur);</text:p>
        </text:list-item>
        <text:list-item>
          <text:p text:style-name="P27"><text:s text:c="16"/>}</text:p>
        </text:list-item>
        <text:list-item>
          <text:p text:style-name="P27"><text:s text:c="12"/>}</text:p>
        </text:list-item>
        <text:list-item>
          <text:p text:style-name="P27"><text:s text:c="12"/>btn_delete.Enabled = false;</text:p>
        </text:list-item>
        <text:list-item>
          <text:p text:style-name="P27"><text:s text:c="12"/>btn_modifier.Enabled = false;</text:p>
        </text:list-item>
        <text:list-item>
          <text:p text:style-name="P27"><text:s text:c="8"/>}</text:p>
        </text:list-item>
        <text:list-item>
          <text:p text:style-name="P27"/>
        </text:list-item>
        <text:list-item>
          <text:p text:style-name="P27"><text:s text:c="8"/>private void tab_listeCapteurs_CellDoubleClick(object sender, DataGridViewCellEventArgs e)</text:p>
        </text:list-item>
        <text:list-item>
          <text:p text:style-name="P27"><text:s text:c="8"/>{</text:p>
        </text:list-item>
        <text:list-item>
          <text:p text:style-name="P27"><text:s text:c="12"/>if (e.RowIndex &gt;= 0)</text:p>
        </text:list-item>
        <text:list-item>
          <text:p text:style-name="P27"><text:s text:c="12"/>{</text:p>
        </text:list-item>
        <text:list-item>
          <text:p text:style-name="P27"><text:s text:c="16"/>tab_listeCapteurs.CurrentRow.Selected = true;</text:p>
        </text:list-item>
        <text:list-item>
          <text:p text:style-name="P27"><text:s text:c="16"/>btn_modifier.Enabled = true;</text:p>
        </text:list-item>
        <text:list-item>
          <text:p text:style-name="P27"><text:s text:c="16"/>btn_delete.Enabled = true;</text:p>
        </text:list-item>
        <text:list-item>
          <text:p text:style-name="P27"><text:s text:c="12"/>}</text:p>
        </text:list-item>
        <text:list-item>
          <text:p text:style-name="P27"><text:s text:c="8"/>}</text:p>
        </text:list-item>
        <text:list-item>
          <text:p text:style-name="P27"><text:soft-page-break/></text:p>
        </text:list-item>
        <text:list-item>
          <text:p text:style-name="P27"><text:s text:c="8"/>private void Btn_aide_Click(object sender, EventArgs e)</text:p>
        </text:list-item>
        <text:list-item>
          <text:p text:style-name="P27"><text:s text:c="8"/>{</text:p>
        </text:list-item>
        <text:list-item>
          <text:p text:style-name="P27"><text:s text:c="12"/>System.Diagnostics.Process.Start($"http://{confIni.ip}/EDL/index.php?rubrique=3");</text:p>
        </text:list-item>
        <text:list-item>
          <text:p text:style-name="P27"><text:s text:c="8"/>}</text:p>
        </text:list-item>
        <text:list-item>
          <text:p text:style-name="P27"><text:s text:c="4"/>}</text:p>
        </text:list-item>
        <text:list-item>
          <text:p text:style-name="P27">}</text:p>
        </text:list-item>
      </text:list>
      <text:h text:style-name="Heading_20_2" text:outline-level="2"><text:bookmark-start text:name="__RefHeading___Toc625_1805304459"/>FormMesures.cs<text:bookmark-end text:name="__RefHeading___Toc625_1805304459"/></text:h>
      <text:list xml:id="list2249625954" text:style-name="L28">
        <text:list-item>
          <text:p text:style-name="P28">using System;</text:p>
        </text:list-item>
        <text:list-item>
          <text:p text:style-name="P28">using System.Collections.Generic;</text:p>
        </text:list-item>
        <text:list-item>
          <text:p text:style-name="P28">using System.ComponentModel;</text:p>
        </text:list-item>
        <text:list-item>
          <text:p text:style-name="P28">using System.Data;</text:p>
        </text:list-item>
        <text:list-item>
          <text:p text:style-name="P28">using System.Drawing;</text:p>
        </text:list-item>
        <text:list-item>
          <text:p text:style-name="P28">using System.Linq;</text:p>
        </text:list-item>
        <text:list-item>
          <text:p text:style-name="P28">using System.Text;</text:p>
        </text:list-item>
        <text:list-item>
          <text:p text:style-name="P28">using System.Threading;</text:p>
        </text:list-item>
        <text:list-item>
          <text:p text:style-name="P28">using System.Threading.Tasks;</text:p>
        </text:list-item>
        <text:list-item>
          <text:p text:style-name="P28">using System.Windows.Forms;</text:p>
        </text:list-item>
        <text:list-item>
          <text:p text:style-name="P28"/>
        </text:list-item>
        <text:list-item>
          <text:p text:style-name="P28">namespace Technicien_capteurs</text:p>
        </text:list-item>
        <text:list-item>
          <text:p text:style-name="P28">{</text:p>
        </text:list-item>
        <text:list-item>
          <text:p text:style-name="P28"><text:s text:c="4"/>public partial class FormMesures : Form</text:p>
        </text:list-item>
        <text:list-item>
          <text:p text:style-name="P28"><text:s text:c="4"/>{</text:p>
        </text:list-item>
        <text:list-item>
          <text:p text:style-name="P28"><text:s text:c="8"/>private C_Config ConfigIni;</text:p>
        </text:list-item>
        <text:list-item>
          <text:p text:style-name="P28"/>
        </text:list-item>
        <text:list-item>
          <text:p text:style-name="P28"><text:s text:c="8"/>private C_BDD BDD;</text:p>
        </text:list-item>
        <text:list-item>
          <text:p text:style-name="P28"/>
        </text:list-item>
        <text:list-item>
          <text:p text:style-name="P28"><text:s text:c="8"/>private BindingList&lt;C_Entree&gt; entreeList = new BindingList&lt;C_Entree&gt;();</text:p>
        </text:list-item>
        <text:list-item>
          <text:p text:style-name="P28"><text:s text:c="8"/>public FormMesures(C_Config _configIni, BindingList&lt;C_Entree&gt; _entreeList)</text:p>
        </text:list-item>
        <text:list-item>
          <text:p text:style-name="P28"><text:soft-page-break/><text:s text:c="8"/>{</text:p>
        </text:list-item>
        <text:list-item>
          <text:p text:style-name="P28"><text:s text:c="12"/>InitializeComponent();</text:p>
        </text:list-item>
        <text:list-item>
          <text:p text:style-name="P28"/>
        </text:list-item>
        <text:list-item>
          <text:p text:style-name="P28"><text:s text:c="12"/>ConfigIni = _configIni;</text:p>
        </text:list-item>
        <text:list-item>
          <text:p text:style-name="P28"/>
        </text:list-item>
        <text:list-item>
          <text:p text:style-name="P28"><text:s text:c="12"/>entreeList = _entreeList;</text:p>
        </text:list-item>
        <text:list-item>
          <text:p text:style-name="P28"/>
        </text:list-item>
        <text:list-item>
          <text:p text:style-name="P28"><text:s text:c="12"/>BDD = new C_BDD(ConfigIni.ip, ConfigIni.dbn, ConfigIni.username, ConfigIni.password);</text:p>
        </text:list-item>
        <text:list-item>
          <text:p text:style-name="P28"/>
        </text:list-item>
        <text:list-item>
          <text:p text:style-name="P28"><text:s text:c="12"/>tab_Mesures.DataSource = _entreeList;</text:p>
        </text:list-item>
        <text:list-item>
          <text:p text:style-name="P28"><text:s text:c="12"/>tab_Mesures.Columns[0].Visible = false;</text:p>
        </text:list-item>
        <text:list-item>
          <text:p text:style-name="P28"><text:s text:c="12"/>tab_Mesures.Columns[2].HeaderText = "Nom Entrée";</text:p>
        </text:list-item>
        <text:list-item>
          <text:p text:style-name="P28"/>
        </text:list-item>
        <text:list-item>
          <text:p text:style-name="P28"><text:s text:c="12"/>tab_Mesures.Columns[1].Width = 50;</text:p>
        </text:list-item>
        <text:list-item>
          <text:p text:style-name="P28"><text:s text:c="12"/>tab_Mesures.Columns[2].Width = 130;</text:p>
        </text:list-item>
        <text:list-item>
          <text:p text:style-name="P28"><text:s text:c="12"/>tab_Mesures.Columns[3].Width = 130;</text:p>
        </text:list-item>
        <text:list-item>
          <text:p text:style-name="P28"><text:s text:c="12"/>tab_Mesures.Columns[4].Width = 50;</text:p>
        </text:list-item>
        <text:list-item>
          <text:p text:style-name="P28"><text:s text:c="12"/>tab_Mesures.Columns[5].Width = 60;</text:p>
        </text:list-item>
        <text:list-item>
          <text:p text:style-name="P28"/>
        </text:list-item>
        <text:list-item>
          <text:p text:style-name="P28"><text:s text:c="12"/>Mesurer();</text:p>
        </text:list-item>
        <text:list-item>
          <text:p text:style-name="P28"><text:s text:c="8"/>}</text:p>
        </text:list-item>
        <text:list-item>
          <text:p text:style-name="P28"/>
        </text:list-item>
        <text:list-item>
          <text:p text:style-name="P28"><text:s text:c="8"/>private void Mesurer()</text:p>
        </text:list-item>
        <text:list-item>
          <text:p text:style-name="P28"><text:s text:c="8"/>{</text:p>
        </text:list-item>
        <text:list-item>
          <text:p text:style-name="P28"><text:s text:c="12"/>byte count = (byte)entreeList.Count;</text:p>
        </text:list-item>
        <text:list-item>
          <text:p text:style-name="P28"/>
        </text:list-item>
        <text:list-item>
          <text:p text:style-name="P28"><text:s text:c="12"/>for (byte i = 0; i &lt; count; i++)</text:p>
        </text:list-item>
        <text:list-item>
          <text:p text:style-name="P28"><text:s text:c="12"/>{</text:p>
        </text:list-item>
        <text:list-item>
          <text:p text:style-name="P28"><text:s text:c="16"/>var rdr = BDD.RequeteSelectMesuresInstant(entreeList[i].Id);</text:p>
        </text:list-item>
        <text:list-item>
          <text:p text:style-name="P28"><text:s text:c="16"/>string stockage = "";</text:p>
        </text:list-item>
        <text:list-item>
          <text:p text:style-name="P28"><text:soft-page-break/></text:p>
        </text:list-item>
        <text:list-item>
          <text:p text:style-name="P28"><text:s text:c="16"/>while (rdr.Read())</text:p>
        </text:list-item>
        <text:list-item>
          <text:p text:style-name="P28"><text:s text:c="16"/>{</text:p>
        </text:list-item>
        <text:list-item>
          <text:p text:style-name="P28"><text:s text:c="20"/>for (byte z = 0; z &lt; 3; z++)</text:p>
        </text:list-item>
        <text:list-item>
          <text:p text:style-name="P28"><text:s text:c="20"/>{</text:p>
        </text:list-item>
        <text:list-item>
          <text:p text:style-name="P28"><text:s text:c="24"/>stockage = rdr[z].ToString();</text:p>
        </text:list-item>
        <text:list-item>
          <text:p text:style-name="P28"><text:s text:c="24"/>switch (z)</text:p>
        </text:list-item>
        <text:list-item>
          <text:p text:style-name="P28"><text:s text:c="24"/>{</text:p>
        </text:list-item>
        <text:list-item>
          <text:p text:style-name="P28"><text:s text:c="28"/>case 0:</text:p>
        </text:list-item>
        <text:list-item>
          <text:p text:style-name="P28"><text:s text:c="32"/>entreeList[i].Intensite = float.Parse(stockage);</text:p>
        </text:list-item>
        <text:list-item>
          <text:p text:style-name="P28"><text:s text:c="32"/>break;</text:p>
        </text:list-item>
        <text:list-item>
          <text:p text:style-name="P28"><text:s text:c="28"/>case 1:</text:p>
        </text:list-item>
        <text:list-item>
          <text:p text:style-name="P28"><text:s text:c="32"/>entreeList[i].Puissance = float.Parse(stockage);</text:p>
        </text:list-item>
        <text:list-item>
          <text:p text:style-name="P28"><text:s text:c="32"/>break;</text:p>
        </text:list-item>
        <text:list-item>
          <text:p text:style-name="P28"><text:s text:c="28"/>case 2:</text:p>
        </text:list-item>
        <text:list-item>
          <text:p text:style-name="P28"><text:s text:c="32"/>entreeList[i].Id = ushort.Parse(stockage);</text:p>
        </text:list-item>
        <text:list-item>
          <text:p text:style-name="P28"><text:s text:c="32"/>break;</text:p>
        </text:list-item>
        <text:list-item>
          <text:p text:style-name="P28"><text:s text:c="28"/>default:</text:p>
        </text:list-item>
        <text:list-item>
          <text:p text:style-name="P28"><text:s text:c="32"/>break;</text:p>
        </text:list-item>
        <text:list-item>
          <text:p text:style-name="P28"><text:s text:c="24"/>}</text:p>
        </text:list-item>
        <text:list-item>
          <text:p text:style-name="P28"><text:s text:c="20"/>}</text:p>
        </text:list-item>
        <text:list-item>
          <text:p text:style-name="P28"><text:s text:c="16"/>}</text:p>
        </text:list-item>
        <text:list-item>
          <text:p text:style-name="P28"><text:s text:c="16"/>rdr.Close();</text:p>
        </text:list-item>
        <text:list-item>
          <text:p text:style-name="P28"><text:s text:c="16"/>BDD.connection.Close();</text:p>
        </text:list-item>
        <text:list-item>
          <text:p text:style-name="P28"><text:s text:c="12"/>}</text:p>
        </text:list-item>
        <text:list-item>
          <text:p text:style-name="P28"><text:s text:c="12"/>tab_Mesures.Refresh();</text:p>
        </text:list-item>
        <text:list-item>
          <text:p text:style-name="P28"><text:s text:c="8"/>}</text:p>
        </text:list-item>
        <text:list-item>
          <text:p text:style-name="P28"/>
        </text:list-item>
        <text:list-item>
          <text:p text:style-name="P28"><text:s text:c="8"/>private void Btn_aide_Click(object sender, EventArgs e)</text:p>
        </text:list-item>
        <text:list-item>
          <text:p text:style-name="P28"><text:s text:c="8"/>{</text:p>
        </text:list-item>
        <text:list-item>
          <text:p text:style-name="P28"><text:soft-page-break/><text:s text:c="12"/>System.Diagnostics.Process.Start($"http://{ConfigIni.ip}/EDL/index.php?rubrique=5");</text:p>
        </text:list-item>
        <text:list-item>
          <text:p text:style-name="P28"><text:s text:c="8"/>}</text:p>
        </text:list-item>
        <text:list-item>
          <text:p text:style-name="P28"/>
        </text:list-item>
        <text:list-item>
          <text:p text:style-name="P28"><text:s text:c="8"/>private void btn_ok_Click(object sender, EventArgs e)</text:p>
        </text:list-item>
        <text:list-item>
          <text:p text:style-name="P28"><text:s text:c="8"/>{</text:p>
        </text:list-item>
        <text:list-item>
          <text:p text:style-name="P28"><text:s text:c="12"/>Close();</text:p>
        </text:list-item>
        <text:list-item>
          <text:p text:style-name="P28"><text:s text:c="8"/>}</text:p>
        </text:list-item>
        <text:list-item>
          <text:p text:style-name="P28"/>
        </text:list-item>
        <text:list-item>
          <text:p text:style-name="P28"><text:s text:c="8"/>private void tbl_Mesures_CellClick(object sender, DataGridViewCellEventArgs e)</text:p>
        </text:list-item>
        <text:list-item>
          <text:p text:style-name="P28"><text:s text:c="8"/>{</text:p>
        </text:list-item>
        <text:list-item>
          <text:p text:style-name="P28"><text:s text:c="12"/>tab_Mesures.CurrentRow.Selected = false;</text:p>
        </text:list-item>
        <text:list-item>
          <text:p text:style-name="P28"><text:s text:c="8"/>}</text:p>
        </text:list-item>
        <text:list-item>
          <text:p text:style-name="P28"/>
        </text:list-item>
        <text:list-item>
          <text:p text:style-name="P28"><text:s text:c="8"/>private void Tab_Mesures_CellDoubleClick(object sender, DataGridViewCellEventArgs e)</text:p>
        </text:list-item>
        <text:list-item>
          <text:p text:style-name="P28"><text:s text:c="8"/>{</text:p>
        </text:list-item>
        <text:list-item>
          <text:p text:style-name="P28"><text:s text:c="12"/>tab_Mesures.CurrentRow.Selected = false;</text:p>
        </text:list-item>
        <text:list-item>
          <text:p text:style-name="P28"><text:s text:c="8"/>}</text:p>
        </text:list-item>
        <text:list-item>
          <text:p text:style-name="P28"/>
        </text:list-item>
        <text:list-item>
          <text:p text:style-name="P28"><text:s text:c="8"/>private void Timer_Refresh_Tab_Tick(object sender, EventArgs e)</text:p>
        </text:list-item>
        <text:list-item>
          <text:p text:style-name="P28"><text:s text:c="8"/>{</text:p>
        </text:list-item>
        <text:list-item>
          <text:p text:style-name="P28"><text:s text:c="12"/>Mesurer();</text:p>
        </text:list-item>
        <text:list-item>
          <text:p text:style-name="P28"><text:s text:c="8"/>}</text:p>
        </text:list-item>
        <text:list-item>
          <text:p text:style-name="P28"><text:s text:c="4"/>}</text:p>
        </text:list-item>
        <text:list-item>
          <text:p text:style-name="P28">}</text:p>
        </text:list-item>
      </text:list>
      <text:h text:style-name="P4" text:outline-level="1"><text:bookmark-start text:name="__RefHeading___Toc627_1805304459"/>Passerelle Démon<text:bookmark-end text:name="__RefHeading___Toc627_1805304459"/></text:h>
      <text:h text:style-name="P8" text:outline-level="2"><text:bookmark-start text:name="__RefHeading___Toc629_1805304459"/>Program.cs<text:bookmark-end text:name="__RefHeading___Toc629_1805304459"/></text:h>
      <text:list xml:id="list1504273631" text:style-name="L31">
        <text:list-item>
          <text:p text:style-name="P29">using System;</text:p>
        </text:list-item>
        <text:list-item>
          <text:p text:style-name="P29">using System.Collections.Generic;</text:p>
        </text:list-item>
        <text:list-item>
          <text:p text:style-name="P29"><text:soft-page-break/>using System.Linq;</text:p>
        </text:list-item>
        <text:list-item>
          <text:p text:style-name="P29">using System.Net;</text:p>
        </text:list-item>
        <text:list-item>
          <text:p text:style-name="P29">using System.Net.Sockets;</text:p>
        </text:list-item>
        <text:list-item>
          <text:p text:style-name="P29">using System.Text;</text:p>
        </text:list-item>
        <text:list-item>
          <text:p text:style-name="P29">using System.Threading;</text:p>
        </text:list-item>
        <text:list-item>
          <text:p text:style-name="P29">using System.Threading.Tasks;</text:p>
        </text:list-item>
        <text:list-item>
          <text:p text:style-name="P29">using System.Windows;</text:p>
        </text:list-item>
        <text:list-item>
          <text:p text:style-name="P29"/>
        </text:list-item>
        <text:list-item>
          <text:p text:style-name="P29">namespace EDL_Daemon</text:p>
        </text:list-item>
        <text:list-item>
          <text:p text:style-name="P29">{</text:p>
        </text:list-item>
        <text:list-item>
          <text:p text:style-name="P29"><text:s text:c="4"/>class Program</text:p>
        </text:list-item>
        <text:list-item>
          <text:p text:style-name="P29"><text:s text:c="4"/>{</text:p>
        </text:list-item>
        <text:list-item>
          <text:p text:style-name="P29"><text:s text:c="8"/>private static IPAddress ipAddress = IPAddress.Parse("192.168.1.42");</text:p>
        </text:list-item>
        <text:list-item>
          <text:p text:style-name="P29"><text:s text:c="8"/>public static Socket sender = new Socket(ipAddress.AddressFamily, SocketType.Stream, ProtocolType.Tcp);</text:p>
        </text:list-item>
        <text:list-item>
          <text:p text:style-name="P29"><text:s text:c="8"/>private static byte[] bytes = new byte[37]; //nb de chars qu'on recoit</text:p>
        </text:list-item>
        <text:list-item>
          <text:p text:style-name="P29"/>
        </text:list-item>
        <text:list-item>
          <text:p text:style-name="P29"><text:s text:c="8"/>static void Main()</text:p>
        </text:list-item>
        <text:list-item>
          <text:p text:style-name="P29"><text:s text:c="8"/>{</text:p>
        </text:list-item>
        <text:list-item>
          <text:p text:style-name="P29"><text:s text:c="12"/>Console.WriteLine("Bienvenu sur l'application du démon servant de passerelle pour envoyer les mesures au technicien et a la base de données.");</text:p>
        </text:list-item>
        <text:list-item>
          <text:p text:style-name="P29"><text:s text:c="12"/>bool resultat = EnvoiMessageMesuresInstant();</text:p>
        </text:list-item>
        <text:list-item>
          <text:p text:style-name="P29"><text:s text:c="12"/>sender.BeginConnect(ipAddress, 2000, null, null);</text:p>
        </text:list-item>
        <text:list-item>
          <text:p text:style-name="P29"><text:s text:c="12"/>C_Daemon_BDD BDD = new C_Daemon_BDD();</text:p>
        </text:list-item>
        <text:list-item>
          <text:p text:style-name="P29"><text:s text:c="12"/>bool flag = false;</text:p>
        </text:list-item>
        <text:list-item>
          <text:p text:style-name="P29"><text:s text:c="12"/>string intensite = "";</text:p>
        </text:list-item>
        <text:list-item>
          <text:p text:style-name="P29"><text:s text:c="12"/>string puissance = "";</text:p>
        </text:list-item>
        <text:list-item>
          <text:p text:style-name="P29"><text:s text:c="12"/>string id = "";</text:p>
        </text:list-item>
        <text:list-item>
          <text:p text:style-name="P29"/>
        </text:list-item>
        <text:list-item>
          <text:p text:style-name="P29"><text:s text:c="12"/>while (true)</text:p>
        </text:list-item>
        <text:list-item>
          <text:p text:style-name="P29"><text:s text:c="12"/>{</text:p>
        </text:list-item>
        <text:list-item>
          <text:p text:style-name="P29"><text:soft-page-break/><text:s text:c="16"/>if(resultat == true)</text:p>
        </text:list-item>
        <text:list-item>
          <text:p text:style-name="P29"><text:s text:c="16"/>{</text:p>
        </text:list-item>
        <text:list-item>
          <text:p text:style-name="P29"><text:s text:c="20"/>string mesures = LectureMesuresInstant();</text:p>
        </text:list-item>
        <text:list-item>
          <text:p text:style-name="P29"/>
        </text:list-item>
        <text:list-item>
          <text:p text:style-name="P29"><text:s text:c="20"/>if(mesures != "Rien")</text:p>
        </text:list-item>
        <text:list-item>
          <text:p text:style-name="P29"><text:s text:c="20"/>{</text:p>
        </text:list-item>
        <text:list-item>
          <text:p text:style-name="P29"><text:s text:c="24"/>//EDL_ENR_L0_I_0.00_P_0.00_ID_0!</text:p>
        </text:list-item>
        <text:list-item>
          <text:p text:style-name="P29"><text:s text:c="24"/>byte countMessage = (byte)(mesures.Length - 1);</text:p>
        </text:list-item>
        <text:list-item>
          <text:p text:style-name="P29"><text:s text:c="24"/>for(byte i = 13; i&lt;countMessage; i++)</text:p>
        </text:list-item>
        <text:list-item>
          <text:p text:style-name="P29"><text:s text:c="24"/>{</text:p>
        </text:list-item>
        <text:list-item>
          <text:p text:style-name="P29"><text:s text:c="28"/>if(mesures[i] != '_' &amp;&amp; flag == false)</text:p>
        </text:list-item>
        <text:list-item>
          <text:p text:style-name="P29"><text:s text:c="28"/>{</text:p>
        </text:list-item>
        <text:list-item>
          <text:p text:style-name="P29"><text:s text:c="32"/>intensite = intensite + mesures[i];</text:p>
        </text:list-item>
        <text:list-item>
          <text:p text:style-name="P29"><text:s text:c="28"/>}</text:p>
        </text:list-item>
        <text:list-item>
          <text:p text:style-name="P29"><text:s text:c="28"/>else</text:p>
        </text:list-item>
        <text:list-item>
          <text:p text:style-name="P29"><text:s text:c="28"/>{</text:p>
        </text:list-item>
        <text:list-item>
          <text:p text:style-name="P29"><text:s text:c="32"/>flag = true;</text:p>
        </text:list-item>
        <text:list-item>
          <text:p text:style-name="P29"><text:s text:c="28"/>}</text:p>
        </text:list-item>
        <text:list-item>
          <text:p text:style-name="P29"/>
        </text:list-item>
        <text:list-item>
          <text:p text:style-name="P29"><text:s text:c="28"/>if(mesures[i] == 'P')</text:p>
        </text:list-item>
        <text:list-item>
          <text:p text:style-name="P29"><text:s text:c="28"/>{</text:p>
        </text:list-item>
        <text:list-item>
          <text:p text:style-name="P29"><text:s text:c="32"/>i = (byte)(i + 2);</text:p>
        </text:list-item>
        <text:list-item>
          <text:p text:style-name="P29"><text:s text:c="32"/>while(mesures[i] != '_')</text:p>
        </text:list-item>
        <text:list-item>
          <text:p text:style-name="P29"><text:s text:c="32"/>{</text:p>
        </text:list-item>
        <text:list-item>
          <text:p text:style-name="P29"><text:s text:c="36"/>puissance = puissance + mesures[i];</text:p>
        </text:list-item>
        <text:list-item>
          <text:p text:style-name="P29"><text:s text:c="36"/>i++;</text:p>
        </text:list-item>
        <text:list-item>
          <text:p text:style-name="P29"><text:s text:c="32"/>}</text:p>
        </text:list-item>
        <text:list-item>
          <text:p text:style-name="P29"><text:s text:c="28"/>}</text:p>
        </text:list-item>
        <text:list-item>
          <text:p text:style-name="P29"/>
        </text:list-item>
        <text:list-item>
          <text:p text:style-name="P29"><text:s text:c="28"/>if(mesures[i] == 'D')</text:p>
        </text:list-item>
        <text:list-item>
          <text:p text:style-name="P29"><text:s text:c="28"/>{</text:p>
        </text:list-item>
        <text:list-item>
          <text:p text:style-name="P29"><text:soft-page-break/><text:s text:c="32"/>i = (byte)(i + 2);</text:p>
        </text:list-item>
        <text:list-item>
          <text:p text:style-name="P29"><text:s text:c="32"/>while(mesures[i] != '!')</text:p>
        </text:list-item>
        <text:list-item>
          <text:p text:style-name="P29"><text:s text:c="32"/>{</text:p>
        </text:list-item>
        <text:list-item>
          <text:p text:style-name="P29"><text:s text:c="36"/>id = id + mesures[i];</text:p>
        </text:list-item>
        <text:list-item>
          <text:p text:style-name="P29"><text:s text:c="36"/>i++;</text:p>
        </text:list-item>
        <text:list-item>
          <text:p text:style-name="P29"><text:s text:c="32"/>}</text:p>
        </text:list-item>
        <text:list-item>
          <text:p text:style-name="P29"><text:s text:c="28"/>}</text:p>
        </text:list-item>
        <text:list-item>
          <text:p text:style-name="P29"><text:s text:c="24"/>}</text:p>
        </text:list-item>
        <text:list-item>
          <text:p text:style-name="P29"><text:s text:c="24"/>BDD.RequeteInsertMesuresInstant(intensite, puissance, ushort.Parse(id));</text:p>
        </text:list-item>
        <text:list-item>
          <text:p text:style-name="P29"><text:s text:c="24"/>puissance = "";</text:p>
        </text:list-item>
        <text:list-item>
          <text:p text:style-name="P29"><text:s text:c="24"/>id = "";</text:p>
        </text:list-item>
        <text:list-item>
          <text:p text:style-name="P29"><text:s text:c="24"/>Console.WriteLine("Reception: " + mesures);</text:p>
        </text:list-item>
        <text:list-item>
          <text:p text:style-name="P29"><text:s text:c="20"/>}</text:p>
        </text:list-item>
        <text:list-item>
          <text:p text:style-name="P29"><text:s text:c="16"/>}</text:p>
        </text:list-item>
        <text:list-item>
          <text:p text:style-name="P29"><text:s text:c="16"/>else</text:p>
        </text:list-item>
        <text:list-item>
          <text:p text:style-name="P29"><text:s text:c="16"/>{</text:p>
        </text:list-item>
        <text:list-item>
          <text:p text:style-name="P29"><text:s text:c="20"/>resultat = EnvoiMessageMesuresInstant();</text:p>
        </text:list-item>
        <text:list-item>
          <text:p text:style-name="P29"><text:s text:c="20"/>Console.WriteLine("Demande des valeurs ...");</text:p>
        </text:list-item>
        <text:list-item>
          <text:p text:style-name="P29"><text:s text:c="16"/>}</text:p>
        </text:list-item>
        <text:list-item>
          <text:p text:style-name="P29"><text:s text:c="12"/>}</text:p>
        </text:list-item>
        <text:list-item>
          <text:p text:style-name="P29"><text:s text:c="8"/>}</text:p>
        </text:list-item>
        <text:list-item>
          <text:p text:style-name="P29"/>
        </text:list-item>
        <text:list-item>
          <text:p text:style-name="P29"><text:s text:c="8"/>private static bool EnvoiMessageMesuresInstant()</text:p>
        </text:list-item>
        <text:list-item>
          <text:p text:style-name="P29"><text:s text:c="8"/>{</text:p>
        </text:list-item>
        <text:list-item>
          <text:p text:style-name="P29"><text:s text:c="12"/>try</text:p>
        </text:list-item>
        <text:list-item>
          <text:p text:style-name="P29"><text:s text:c="12"/>{</text:p>
        </text:list-item>
        <text:list-item>
          <text:p text:style-name="P29"><text:s text:c="16"/>Thread.Sleep(200);</text:p>
        </text:list-item>
        <text:list-item>
          <text:p text:style-name="P29"/>
        </text:list-item>
        <text:list-item>
          <text:p text:style-name="P29"><text:s text:c="16"/>if (sender.Connected)//connected == true quand on ping une ip sur le port 2000 (serveur)</text:p>
        </text:list-item>
        <text:list-item>
          <text:p text:style-name="P29"><text:s text:c="16"/>{</text:p>
        </text:list-item>
        <text:list-item>
          <text:p text:style-name="P29"><text:soft-page-break/><text:s text:c="20"/>byte[] msg = Encoding.ASCII.GetBytes("EDL_TECH_MESURES?");//bytes du message envoyé</text:p>
        </text:list-item>
        <text:list-item>
          <text:p text:style-name="P29"><text:s text:c="20"/>int bytesSent = sender.Send(msg);//count le nb de bytes envoyées</text:p>
        </text:list-item>
        <text:list-item>
          <text:p text:style-name="P29"><text:s text:c="20"/>sender.Send(msg);//count le nb de bytes envoyées</text:p>
        </text:list-item>
        <text:list-item>
          <text:p text:style-name="P29"/>
        </text:list-item>
        <text:list-item>
          <text:p text:style-name="P29"><text:s text:c="20"/>return true;</text:p>
        </text:list-item>
        <text:list-item>
          <text:p text:style-name="P29"><text:s text:c="16"/>}</text:p>
        </text:list-item>
        <text:list-item>
          <text:p text:style-name="P29"><text:s text:c="16"/>else</text:p>
        </text:list-item>
        <text:list-item>
          <text:p text:style-name="P29"><text:s text:c="16"/>{</text:p>
        </text:list-item>
        <text:list-item>
          <text:p text:style-name="P29"><text:s text:c="20"/>return false;</text:p>
        </text:list-item>
        <text:list-item>
          <text:p text:style-name="P29"><text:s text:c="16"/>}</text:p>
        </text:list-item>
        <text:list-item>
          <text:p text:style-name="P29"><text:s text:c="12"/>}</text:p>
        </text:list-item>
        <text:list-item>
          <text:p text:style-name="P29"><text:s text:c="12"/>catch (Exception)</text:p>
        </text:list-item>
        <text:list-item>
          <text:p text:style-name="P29"><text:s text:c="12"/>{</text:p>
        </text:list-item>
        <text:list-item>
          <text:p text:style-name="P29"><text:s text:c="16"/>Console.WriteLine("Problème de communication avec l'enregistreur !");</text:p>
        </text:list-item>
        <text:list-item>
          <text:p text:style-name="P29"><text:s text:c="16"/>return false;</text:p>
        </text:list-item>
        <text:list-item>
          <text:p text:style-name="P29"><text:s text:c="12"/>}</text:p>
        </text:list-item>
        <text:list-item>
          <text:p text:style-name="P29"><text:s text:c="8"/>}</text:p>
        </text:list-item>
        <text:list-item>
          <text:p text:style-name="P29"/>
        </text:list-item>
        <text:list-item>
          <text:p text:style-name="P29"><text:s text:c="8"/>private static string LectureMesuresInstant()</text:p>
        </text:list-item>
        <text:list-item>
          <text:p text:style-name="P29"><text:s text:c="8"/>{</text:p>
        </text:list-item>
        <text:list-item>
          <text:p text:style-name="P29"><text:s text:c="12"/>try</text:p>
        </text:list-item>
        <text:list-item>
          <text:p text:style-name="P29"><text:s text:c="12"/>{</text:p>
        </text:list-item>
        <text:list-item>
          <text:p text:style-name="P29"><text:s text:c="16"/>Thread.Sleep(200);</text:p>
        </text:list-item>
        <text:list-item>
          <text:p text:style-name="P29"/>
        </text:list-item>
        <text:list-item>
          <text:p text:style-name="P29"><text:s text:c="16"/>if (sender.Connected)//connected == true quand on ping une ip sur le port 2000 (serveur)</text:p>
        </text:list-item>
        <text:list-item>
          <text:p text:style-name="P29"><text:s text:c="16"/>{</text:p>
        </text:list-item>
        <text:list-item>
          <text:p text:style-name="P29"><text:s text:c="20"/>int bytesRec = sender.Receive(bytes);//count le nb de bytes reçu</text:p>
        </text:list-item>
        <text:list-item>
          <text:p text:style-name="P29"><text:s text:c="20"/>string reception = Encoding.ASCII.GetString(bytes, 0, bytesRec);</text:p>
        </text:list-item>
        <text:list-item>
          <text:p text:style-name="P29"/>
        </text:list-item>
        <text:list-item>
          <text:p text:style-name="P29"><text:soft-page-break/><text:s text:c="20"/>//EDL_ENR_L1_I_2.00_P_460.00_ID_2!</text:p>
        </text:list-item>
        <text:list-item>
          <text:p text:style-name="P29"><text:s text:c="20"/>if (reception[0] == 'E' &amp;&amp; reception[2] == 'L' &amp;&amp; reception[4] == 'E' &amp;&amp; reception[8] == 'L')</text:p>
        </text:list-item>
        <text:list-item>
          <text:p text:style-name="P29"><text:s text:c="20"/>{</text:p>
        </text:list-item>
        <text:list-item>
          <text:p text:style-name="P29"><text:s text:c="24"/>return reception;</text:p>
        </text:list-item>
        <text:list-item>
          <text:p text:style-name="P29"><text:s text:c="20"/>}</text:p>
        </text:list-item>
        <text:list-item>
          <text:p text:style-name="P29"><text:s text:c="20"/>else</text:p>
        </text:list-item>
        <text:list-item>
          <text:p text:style-name="P29"><text:s text:c="20"/>{</text:p>
        </text:list-item>
        <text:list-item>
          <text:p text:style-name="P29"><text:s text:c="24"/>return "Rien";</text:p>
        </text:list-item>
        <text:list-item>
          <text:p text:style-name="P29"><text:s text:c="20"/>}</text:p>
        </text:list-item>
        <text:list-item>
          <text:p text:style-name="P29"><text:s text:c="16"/>}</text:p>
        </text:list-item>
        <text:list-item>
          <text:p text:style-name="P29"><text:s text:c="16"/>else</text:p>
        </text:list-item>
        <text:list-item>
          <text:p text:style-name="P29"><text:s text:c="16"/>{</text:p>
        </text:list-item>
        <text:list-item>
          <text:p text:style-name="P29"><text:s text:c="20"/>return "Rien";</text:p>
        </text:list-item>
        <text:list-item>
          <text:p text:style-name="P29"><text:s text:c="16"/>}</text:p>
        </text:list-item>
        <text:list-item>
          <text:p text:style-name="P29"><text:s text:c="12"/>}</text:p>
        </text:list-item>
        <text:list-item>
          <text:p text:style-name="P29"><text:s text:c="12"/>catch (Exception)</text:p>
        </text:list-item>
        <text:list-item>
          <text:p text:style-name="P29"><text:s text:c="12"/>{</text:p>
        </text:list-item>
        <text:list-item>
          <text:p text:style-name="P29"><text:s text:c="16"/>Console.WriteLine("Problème de reception des valeurs !");</text:p>
        </text:list-item>
        <text:list-item>
          <text:p text:style-name="P29"><text:s text:c="16"/>return "Rien";</text:p>
        </text:list-item>
        <text:list-item>
          <text:p text:style-name="P29"><text:s text:c="12"/>}</text:p>
        </text:list-item>
        <text:list-item>
          <text:p text:style-name="P29"><text:s text:c="8"/>}</text:p>
        </text:list-item>
        <text:list-item>
          <text:p text:style-name="P29"><text:s text:c="4"/>}</text:p>
        </text:list-item>
        <text:list-item>
          <text:p text:style-name="P29">}</text:p>
        </text:list-item>
      </text:list>
      <text:h text:style-name="Heading_20_2" text:outline-level="2"><text:bookmark-start text:name="__RefHeading___Toc631_1805304459"/>C_Daemon_BDD.cs<text:bookmark-end text:name="__RefHeading___Toc631_1805304459"/></text:h>
      <text:list xml:id="list530103800" text:style-name="L32">
        <text:list-item>
          <text:p text:style-name="P30">using MySql.Data.MySqlClient;</text:p>
        </text:list-item>
        <text:list-item>
          <text:p text:style-name="P30">using System;</text:p>
        </text:list-item>
        <text:list-item>
          <text:p text:style-name="P30">using System.Collections.Generic;</text:p>
        </text:list-item>
        <text:list-item>
          <text:p text:style-name="P30">using System.Linq;</text:p>
        </text:list-item>
        <text:list-item>
          <text:p text:style-name="P30">using System.Text;</text:p>
        </text:list-item>
        <text:list-item>
          <text:p text:style-name="P30"><text:soft-page-break/>using System.Threading.Tasks;</text:p>
        </text:list-item>
        <text:list-item>
          <text:p text:style-name="P30"/>
        </text:list-item>
        <text:list-item>
          <text:p text:style-name="P30">namespace EDL_Daemon</text:p>
        </text:list-item>
        <text:list-item>
          <text:p text:style-name="P30">{</text:p>
        </text:list-item>
        <text:list-item>
          <text:p text:style-name="P30"><text:s text:c="4"/>class C_Daemon_BDD</text:p>
        </text:list-item>
        <text:list-item>
          <text:p text:style-name="P30"><text:s text:c="4"/>{</text:p>
        </text:list-item>
        <text:list-item>
          <text:p text:style-name="P30"><text:s text:c="8"/>public MySqlConnection connection;</text:p>
        </text:list-item>
        <text:list-item>
          <text:p text:style-name="P30"><text:s text:c="8"/>private string server;</text:p>
        </text:list-item>
        <text:list-item>
          <text:p text:style-name="P30"><text:s text:c="8"/>private string database;</text:p>
        </text:list-item>
        <text:list-item>
          <text:p text:style-name="P30"><text:s text:c="8"/>private string uname;</text:p>
        </text:list-item>
        <text:list-item>
          <text:p text:style-name="P30"><text:s text:c="8"/>private string password;</text:p>
        </text:list-item>
        <text:list-item>
          <text:p text:style-name="P30"/>
        </text:list-item>
        <text:list-item>
          <text:p text:style-name="P30"><text:s text:c="8"/>public C_Daemon_BDD()</text:p>
        </text:list-item>
        <text:list-item>
          <text:p text:style-name="P30"><text:s text:c="8"/>{</text:p>
        </text:list-item>
        <text:list-item>
          <text:p text:style-name="P30"><text:s text:c="12"/>server = "localhost";</text:p>
        </text:list-item>
        <text:list-item>
          <text:p text:style-name="P30"><text:s text:c="12"/>database = "edl";</text:p>
        </text:list-item>
        <text:list-item>
          <text:p text:style-name="P30"><text:s text:c="12"/>uname = "root";</text:p>
        </text:list-item>
        <text:list-item>
          <text:p text:style-name="P30"><text:s text:c="12"/>password = "";</text:p>
        </text:list-item>
        <text:list-item>
          <text:p text:style-name="P30"><text:s text:c="12"/>string connectionString = "SERVER=" + server + ";" + "DATABASE=" +</text:p>
        </text:list-item>
        <text:list-item>
          <text:p text:style-name="P30"><text:s text:c="12"/>database + ";" + "UID=" + uname + ";" + "PASSWORD=" + password + ";";</text:p>
        </text:list-item>
        <text:list-item>
          <text:p text:style-name="P30"><text:s text:c="12"/>connection = new MySqlConnection(connectionString);</text:p>
        </text:list-item>
        <text:list-item>
          <text:p text:style-name="P30"><text:s text:c="8"/>}</text:p>
        </text:list-item>
        <text:list-item>
          <text:p text:style-name="P30"/>
        </text:list-item>
        <text:list-item>
          <text:p text:style-name="P30"><text:s text:c="8"/>private bool NonQuery(string requete)</text:p>
        </text:list-item>
        <text:list-item>
          <text:p text:style-name="P30"><text:s text:c="8"/>{</text:p>
        </text:list-item>
        <text:list-item>
          <text:p text:style-name="P30"><text:s text:c="12"/>try</text:p>
        </text:list-item>
        <text:list-item>
          <text:p text:style-name="P30"><text:s text:c="12"/>{</text:p>
        </text:list-item>
        <text:list-item>
          <text:p text:style-name="P30"><text:s text:c="16"/>connection.Open();</text:p>
        </text:list-item>
        <text:list-item>
          <text:p text:style-name="P30"><text:s text:c="16"/>MySqlCommand sqlcomMain = new MySqlCommand(requete, connection);</text:p>
        </text:list-item>
        <text:list-item>
          <text:p text:style-name="P30"><text:s text:c="16"/>MySqlDataReader rdr = sqlcomMain.ExecuteReader();</text:p>
        </text:list-item>
        <text:list-item>
          <text:p text:style-name="P30"><text:s text:c="16"/>connection.Close();</text:p>
        </text:list-item>
        <text:list-item>
          <text:p text:style-name="P30"><text:soft-page-break/><text:s text:c="16"/>return true;</text:p>
        </text:list-item>
        <text:list-item>
          <text:p text:style-name="P30"><text:s text:c="12"/>}</text:p>
        </text:list-item>
        <text:list-item>
          <text:p text:style-name="P30"><text:s text:c="12"/>catch</text:p>
        </text:list-item>
        <text:list-item>
          <text:p text:style-name="P30"><text:s text:c="12"/>{</text:p>
        </text:list-item>
        <text:list-item>
          <text:p text:style-name="P30"><text:s text:c="16"/>Console.WriteLine("Problème de connexion ou de requête !");</text:p>
        </text:list-item>
        <text:list-item>
          <text:p text:style-name="P30"><text:s text:c="16"/>connection.Close();</text:p>
        </text:list-item>
        <text:list-item>
          <text:p text:style-name="P30"><text:s text:c="16"/>return false;</text:p>
        </text:list-item>
        <text:list-item>
          <text:p text:style-name="P30"><text:s text:c="12"/>}</text:p>
        </text:list-item>
        <text:list-item>
          <text:p text:style-name="P30"><text:s text:c="8"/>}</text:p>
        </text:list-item>
        <text:list-item>
          <text:p text:style-name="P30"/>
        </text:list-item>
        <text:list-item>
          <text:p text:style-name="P30"><text:s text:c="8"/>public bool RequeteInsertMesuresInstant(string intensite, string puissance, ushort id_config)</text:p>
        </text:list-item>
        <text:list-item>
          <text:p text:style-name="P30"><text:s text:c="8"/>{</text:p>
        </text:list-item>
        <text:list-item>
          <text:p text:style-name="P30"><text:s text:c="12"/>string requete = $"INSERT INTO `mesures_conso_instant`(`Intensite`,`Puissance`,`ID_config_enregistrement`)VALUES({intensite},{puissance},{id_config});";</text:p>
        </text:list-item>
        <text:list-item>
          <text:p text:style-name="P30"><text:s text:c="12"/>return NonQuery(requete);</text:p>
        </text:list-item>
        <text:list-item>
          <text:p text:style-name="P30"><text:s text:c="8"/>}</text:p>
        </text:list-item>
        <text:list-item>
          <text:p text:style-name="P30"/>
        </text:list-item>
        <text:list-item>
          <text:p text:style-name="P30"><text:s text:c="4"/>}</text:p>
        </text:list-item>
        <text:list-item>
          <text:p text:style-name="P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Source Serif Pro" svg:font-family="'Source Serif Pro'"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de" style:family="paragraph" style:parent-style-name="Text" style:default-outline-level="1" style:list-style-name="Numbering_20_123" style:class="text" style:master-page-name="">
      <loext:graphic-properties draw:fill="none" draw:fill-color="#729fcf"/>
      <style:paragraph-properties fo:line-height="100%" style:page-number="auto" fo:background-color="transparent" text:number-lines="true" text:line-number="1">
        <style:tab-stops/>
      </style:paragraph-properties>
      <style:text-properties style:font-name="Source Serif Pro" fo:font-family="'Source Serif Pro'" style:font-style-name="Normal" style:font-family-generic="roman" style:font-pitch="variable" fo:font-style="normal" officeooo:rsid="001ed13e"/>
    </style:style>
    <style:style style:name="Text"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 style:family="paragraph" style:parent-style-name="Text_20_body"/>
    <style:style style:name="code_20_de_20_texte" style:display-name="code de texte"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style-name="Line_20_numbering" text:number-lines="false" text:count-empty-lines="false" text:offset="0.499cm" style:num-format="1" text:number-position="left" text:increment="1"/>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2T00:59:17.881000000</meta:creation-date>
    <dc:date>2019-06-12T02:30:42.064000000</dc:date>
    <meta:editing-duration>PT17M8S</meta:editing-duration>
    <meta:editing-cycles>3</meta:editing-cycles>
    <meta:generator>LibreOffice/6.2.4.2$Windows_X86_64 LibreOffice_project/2412653d852ce75f65fbfa83fb7e7b669a126d64</meta:generator>
    <meta:document-statistic meta:table-count="0" meta:image-count="0" meta:object-count="0" meta:page-count="73" meta:paragraph-count="2046" meta:word-count="7566" meta:character-count="75720" meta:non-whitespace-character-count="50372"/>
  </office:meta>
</office:document-meta>
</file>